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740e" officeooo:paragraph-rsid="0018740e"/>
    </style:style>
    <style:style style:name="P2" style:family="paragraph" style:parent-style-name="Standard">
      <style:text-properties officeooo:rsid="0018740e" officeooo:paragraph-rsid="00218c0a"/>
    </style:style>
    <style:style style:name="P3" style:family="paragraph" style:parent-style-name="Standard">
      <style:text-properties officeooo:rsid="0018740e" officeooo:paragraph-rsid="002c2efc"/>
    </style:style>
    <style:style style:name="P4" style:family="paragraph" style:parent-style-name="Standard">
      <style:text-properties officeooo:rsid="0018740e" officeooo:paragraph-rsid="002dea9a"/>
    </style:style>
    <style:style style:name="P5" style:family="paragraph" style:parent-style-name="Standard">
      <style:text-properties officeooo:rsid="0018740e" officeooo:paragraph-rsid="00376b34"/>
    </style:style>
    <style:style style:name="P6" style:family="paragraph" style:parent-style-name="Standard">
      <style:text-properties officeooo:rsid="0018740e" officeooo:paragraph-rsid="009403a3"/>
    </style:style>
    <style:style style:name="P7" style:family="paragraph" style:parent-style-name="Standard">
      <style:text-properties officeooo:rsid="001d6fe7" officeooo:paragraph-rsid="001d6fe7"/>
    </style:style>
    <style:style style:name="P8" style:family="paragraph" style:parent-style-name="Standard">
      <style:text-properties officeooo:rsid="001d6fe7" officeooo:paragraph-rsid="00218c0a"/>
    </style:style>
    <style:style style:name="P9" style:family="paragraph" style:parent-style-name="Standard">
      <style:text-properties officeooo:rsid="001d6fe7" officeooo:paragraph-rsid="002b65be"/>
    </style:style>
    <style:style style:name="P10" style:family="paragraph" style:parent-style-name="Standard">
      <style:text-properties officeooo:rsid="001d6fe7" officeooo:paragraph-rsid="002c2efc"/>
    </style:style>
    <style:style style:name="P11" style:family="paragraph" style:parent-style-name="Standard">
      <style:text-properties officeooo:rsid="001d6fe7" officeooo:paragraph-rsid="002dea9a"/>
    </style:style>
    <style:style style:name="P12" style:family="paragraph" style:parent-style-name="Standard">
      <style:text-properties officeooo:rsid="001d6fe7" officeooo:paragraph-rsid="009403a3"/>
    </style:style>
    <style:style style:name="P13" style:family="paragraph" style:parent-style-name="Standard">
      <style:text-properties officeooo:rsid="001d6fe7" officeooo:paragraph-rsid="00c9a7c5"/>
    </style:style>
    <style:style style:name="P14" style:family="paragraph" style:parent-style-name="Standard">
      <style:text-properties officeooo:paragraph-rsid="0018740e"/>
    </style:style>
    <style:style style:name="P15" style:family="paragraph" style:parent-style-name="Standard">
      <style:text-properties officeooo:paragraph-rsid="00218c0a"/>
    </style:style>
    <style:style style:name="P16" style:family="paragraph" style:parent-style-name="Standard">
      <style:text-properties officeooo:rsid="0024599d" officeooo:paragraph-rsid="0024599d"/>
    </style:style>
    <style:style style:name="P17" style:family="paragraph" style:parent-style-name="Standard">
      <style:text-properties officeooo:rsid="0024599d" officeooo:paragraph-rsid="002b65be"/>
    </style:style>
    <style:style style:name="P18" style:family="paragraph" style:parent-style-name="Standard">
      <style:text-properties officeooo:rsid="0024599d" officeooo:paragraph-rsid="002c2efc"/>
    </style:style>
    <style:style style:name="P19" style:family="paragraph" style:parent-style-name="Standard">
      <style:text-properties officeooo:rsid="0024599d" officeooo:paragraph-rsid="002dea9a"/>
    </style:style>
    <style:style style:name="P20" style:family="paragraph" style:parent-style-name="Standard">
      <style:text-properties officeooo:rsid="0024599d" officeooo:paragraph-rsid="007aacb6"/>
    </style:style>
    <style:style style:name="P21" style:family="paragraph" style:parent-style-name="Standard">
      <style:text-properties officeooo:rsid="0024599d" officeooo:paragraph-rsid="008cb323"/>
    </style:style>
    <style:style style:name="P22" style:family="paragraph" style:parent-style-name="Standard">
      <style:text-properties officeooo:rsid="0024599d" officeooo:paragraph-rsid="009403a3"/>
    </style:style>
    <style:style style:name="P23" style:family="paragraph" style:parent-style-name="Standard">
      <style:text-properties officeooo:rsid="0024599d" officeooo:paragraph-rsid="00b0b808"/>
    </style:style>
    <style:style style:name="P24" style:family="paragraph" style:parent-style-name="Standard">
      <style:text-properties officeooo:rsid="0024599d" officeooo:paragraph-rsid="00c9a7c5"/>
    </style:style>
    <style:style style:name="P25" style:family="paragraph" style:parent-style-name="Standard">
      <style:text-properties officeooo:rsid="0024599d" officeooo:paragraph-rsid="00cadb84"/>
    </style:style>
    <style:style style:name="P26" style:family="paragraph" style:parent-style-name="Standard">
      <style:paragraph-properties fo:text-align="center" style:justify-single-word="false"/>
      <style:text-properties fo:font-size="12pt" officeooo:rsid="00218c0a" officeooo:paragraph-rsid="002dea9a" style:font-size-asian="12pt" style:font-size-complex="12pt"/>
    </style:style>
    <style:style style:name="P27" style:family="paragraph" style:parent-style-name="Standard">
      <style:paragraph-properties fo:text-align="center" style:justify-single-word="false"/>
      <style:text-properties fo:font-size="12pt" officeooo:rsid="002dea9a" officeooo:paragraph-rsid="002dea9a" style:font-size-asian="12pt" style:font-size-complex="12pt"/>
    </style:style>
    <style:style style:name="P28" style:family="paragraph" style:parent-style-name="Standard">
      <style:paragraph-properties fo:text-align="center" style:justify-single-word="false"/>
      <style:text-properties fo:font-size="14pt" officeooo:rsid="0018740e" officeooo:paragraph-rsid="0018740e" style:font-size-asian="14pt" style:font-size-complex="14pt"/>
    </style:style>
    <style:style style:name="P29" style:family="paragraph" style:parent-style-name="Standard">
      <style:text-properties officeooo:paragraph-rsid="002b65be"/>
    </style:style>
    <style:style style:name="P30" style:family="paragraph" style:parent-style-name="Standard">
      <style:text-properties officeooo:paragraph-rsid="002c2efc"/>
    </style:style>
    <style:style style:name="P31" style:family="paragraph" style:parent-style-name="Standard">
      <style:text-properties officeooo:paragraph-rsid="002dea9a"/>
    </style:style>
    <style:style style:name="P32" style:family="paragraph" style:parent-style-name="Standard">
      <style:text-properties officeooo:paragraph-rsid="0039ddd6"/>
    </style:style>
    <style:style style:name="P33" style:family="paragraph" style:parent-style-name="Standard">
      <style:paragraph-properties fo:text-align="center" style:justify-single-word="false"/>
      <style:text-properties fo:font-size="16pt" fo:font-weight="bold" officeooo:rsid="00218c0a" officeooo:paragraph-rsid="002b65be" style:font-size-asian="16.7999992370605pt" style:font-weight-asian="bold" style:font-size-complex="19.2000007629395pt" style:font-weight-complex="bold"/>
    </style:style>
    <style:style style:name="P34" style:family="paragraph" style:parent-style-name="Standard">
      <style:paragraph-properties fo:text-align="center" style:justify-single-word="false"/>
      <style:text-properties fo:font-size="16pt" fo:font-weight="bold" officeooo:rsid="00218c0a" officeooo:paragraph-rsid="00218c0a" style:font-size-asian="12pt" style:font-weight-asian="bold" style:font-size-complex="12pt" style:font-weight-complex="bold"/>
    </style:style>
    <style:style style:name="P35" style:family="paragraph" style:parent-style-name="Standard">
      <style:text-properties officeooo:paragraph-rsid="009403a3"/>
    </style:style>
    <style:style style:name="P36" style:family="paragraph" style:parent-style-name="Standard">
      <style:text-properties officeooo:paragraph-rsid="001b781a"/>
    </style:style>
    <style:style style:name="P37" style:family="paragraph" style:parent-style-name="Standard">
      <style:text-properties style:text-underline-style="solid" style:text-underline-width="auto" style:text-underline-color="font-color" officeooo:rsid="0024599d" officeooo:paragraph-rsid="002c2efc"/>
    </style:style>
    <style:style style:name="P38" style:family="paragraph" style:parent-style-name="Standard">
      <style:text-properties officeooo:paragraph-rsid="00c9a7c5"/>
    </style:style>
    <style:style style:name="P39" style:family="paragraph" style:parent-style-name="Standard">
      <style:text-properties officeooo:paragraph-rsid="00cadb84"/>
    </style:style>
    <style:style style:name="P40" style:family="paragraph" style:parent-style-name="Standard">
      <style:paragraph-properties style:writing-mode="lr-tb"/>
    </style:style>
    <style:style style:name="P41" style:family="paragraph" style:parent-style-name="Standard">
      <style:paragraph-properties style:writing-mode="lr-tb"/>
      <style:text-properties officeooo:rsid="0024599d" officeooo:paragraph-rsid="002b65be"/>
    </style:style>
    <style:style style:name="P42" style:family="paragraph" style:parent-style-name="Standard">
      <style:paragraph-properties style:writing-mode="lr-tb"/>
      <style:text-properties officeooo:rsid="0024599d" officeooo:paragraph-rsid="002dea9a"/>
    </style:style>
    <style:style style:name="P43" style:family="paragraph" style:parent-style-name="Standard">
      <style:paragraph-properties style:writing-mode="lr-tb"/>
      <style:text-properties officeooo:rsid="0024599d" officeooo:paragraph-rsid="009403a3"/>
    </style:style>
    <style:style style:name="P44" style:family="paragraph" style:parent-style-name="Standard">
      <style:paragraph-properties style:writing-mode="lr-tb"/>
      <style:text-properties officeooo:rsid="0024599d" officeooo:paragraph-rsid="002c2efc"/>
    </style:style>
    <style:style style:name="P45" style:family="paragraph" style:parent-style-name="Standard">
      <style:paragraph-properties style:writing-mode="lr-tb"/>
      <style:text-properties officeooo:rsid="0024599d" officeooo:paragraph-rsid="00b0b808"/>
    </style:style>
    <style:style style:name="P46" style:family="paragraph" style:parent-style-name="Standard">
      <style:paragraph-properties style:writing-mode="lr-tb"/>
      <style:text-properties officeooo:rsid="0024599d" officeooo:paragraph-rsid="0039ddd6"/>
    </style:style>
    <style:style style:name="P47" style:family="paragraph" style:parent-style-name="Standard">
      <style:paragraph-properties style:writing-mode="lr-tb"/>
      <style:text-properties officeooo:rsid="0024599d" officeooo:paragraph-rsid="00bc6f6d"/>
    </style:style>
    <style:style style:name="P48" style:family="paragraph" style:parent-style-name="Standard">
      <style:paragraph-properties style:writing-mode="lr-tb"/>
      <style:text-properties officeooo:rsid="0024599d" officeooo:paragraph-rsid="00be85b3"/>
    </style:style>
    <style:style style:name="P49" style:family="paragraph" style:parent-style-name="Standard">
      <style:paragraph-properties style:writing-mode="lr-tb"/>
      <style:text-properties officeooo:rsid="0024599d" officeooo:paragraph-rsid="00c9a7c5"/>
    </style:style>
    <style:style style:name="P50" style:family="paragraph" style:parent-style-name="Standard">
      <style:paragraph-properties style:writing-mode="lr-tb"/>
      <style:text-properties officeooo:rsid="002b57ec"/>
    </style:style>
    <style:style style:name="P51" style:family="paragraph" style:parent-style-name="Standard">
      <style:paragraph-properties style:writing-mode="lr-tb"/>
      <style:text-properties officeooo:rsid="002b57ec" officeooo:paragraph-rsid="002b65be"/>
    </style:style>
    <style:style style:name="P52" style:family="paragraph" style:parent-style-name="Standard">
      <style:paragraph-properties style:writing-mode="lr-tb"/>
      <style:text-properties officeooo:rsid="002b57ec" officeooo:paragraph-rsid="002dea9a"/>
    </style:style>
    <style:style style:name="P53" style:family="paragraph" style:parent-style-name="Standard">
      <style:paragraph-properties style:writing-mode="lr-tb"/>
      <style:text-properties officeooo:rsid="002b57ec" officeooo:paragraph-rsid="008e40de"/>
    </style:style>
    <style:style style:name="P54" style:family="paragraph" style:parent-style-name="Standard">
      <style:paragraph-properties style:writing-mode="lr-tb"/>
      <style:text-properties officeooo:rsid="002b57ec" officeooo:paragraph-rsid="009403a3"/>
    </style:style>
    <style:style style:name="P55" style:family="paragraph" style:parent-style-name="Standard">
      <style:paragraph-properties style:writing-mode="lr-tb"/>
      <style:text-properties officeooo:rsid="002b57ec" officeooo:paragraph-rsid="008d7e7e"/>
    </style:style>
    <style:style style:name="P56" style:family="paragraph" style:parent-style-name="Standard">
      <style:paragraph-properties style:writing-mode="lr-tb"/>
      <style:text-properties officeooo:rsid="002b57ec" officeooo:paragraph-rsid="00c9a7c5"/>
    </style:style>
    <style:style style:name="P57" style:family="paragraph" style:parent-style-name="Standard">
      <style:paragraph-properties style:writing-mode="lr-tb"/>
      <style:text-properties officeooo:rsid="003fd79c" officeooo:paragraph-rsid="003fd79c"/>
    </style:style>
    <style:style style:name="P58" style:family="paragraph" style:parent-style-name="Standard">
      <style:paragraph-properties style:writing-mode="lr-tb"/>
      <style:text-properties officeooo:rsid="003fd79c" officeooo:paragraph-rsid="008cb323"/>
    </style:style>
    <style:style style:name="P59" style:family="paragraph" style:parent-style-name="Standard">
      <style:paragraph-properties style:writing-mode="lr-tb"/>
      <style:text-properties officeooo:rsid="003fd79c" officeooo:paragraph-rsid="009403a3"/>
    </style:style>
    <style:style style:name="P60" style:family="paragraph" style:parent-style-name="Standard">
      <style:paragraph-properties style:writing-mode="lr-tb"/>
      <style:text-properties officeooo:rsid="003fd79c" officeooo:paragraph-rsid="00a8cb4c"/>
    </style:style>
    <style:style style:name="P61" style:family="paragraph" style:parent-style-name="Standard">
      <style:paragraph-properties style:writing-mode="lr-tb"/>
      <style:text-properties officeooo:rsid="003fd79c" officeooo:paragraph-rsid="00b410f0"/>
    </style:style>
    <style:style style:name="P62" style:family="paragraph" style:parent-style-name="Standard">
      <style:paragraph-properties style:writing-mode="lr-tb"/>
      <style:text-properties officeooo:rsid="003fd79c" officeooo:paragraph-rsid="00c9a7c5"/>
    </style:style>
    <style:style style:name="P63" style:family="paragraph" style:parent-style-name="Standard">
      <style:paragraph-properties style:writing-mode="lr-tb"/>
      <style:text-properties officeooo:rsid="00407d66" officeooo:paragraph-rsid="00407d66"/>
    </style:style>
    <style:style style:name="P64" style:family="paragraph" style:parent-style-name="Standard">
      <style:paragraph-properties style:writing-mode="lr-tb"/>
      <style:text-properties officeooo:rsid="00407d66" officeooo:paragraph-rsid="00610908"/>
    </style:style>
    <style:style style:name="P65" style:family="paragraph" style:parent-style-name="Standard">
      <style:paragraph-properties style:writing-mode="lr-tb"/>
      <style:text-properties officeooo:rsid="00407d66" officeooo:paragraph-rsid="007fa69c"/>
    </style:style>
    <style:style style:name="P66" style:family="paragraph" style:parent-style-name="Standard">
      <style:paragraph-properties style:writing-mode="lr-tb"/>
      <style:text-properties officeooo:rsid="00407d66" officeooo:paragraph-rsid="008cb323"/>
    </style:style>
    <style:style style:name="P67" style:family="paragraph" style:parent-style-name="Standard">
      <style:paragraph-properties style:writing-mode="lr-tb"/>
      <style:text-properties officeooo:rsid="00407d66" officeooo:paragraph-rsid="009a4212"/>
    </style:style>
    <style:style style:name="P68" style:family="paragraph" style:parent-style-name="Standard">
      <style:paragraph-properties style:writing-mode="lr-tb"/>
      <style:text-properties officeooo:rsid="00407d66" officeooo:paragraph-rsid="009403a3"/>
    </style:style>
    <style:style style:name="P69" style:family="paragraph" style:parent-style-name="Standard">
      <style:paragraph-properties style:writing-mode="lr-tb"/>
      <style:text-properties officeooo:rsid="00407d66" officeooo:paragraph-rsid="00c9a7c5"/>
    </style:style>
    <style:style style:name="P70" style:family="paragraph" style:parent-style-name="Standard">
      <style:paragraph-properties style:writing-mode="lr-tb"/>
      <style:text-properties officeooo:rsid="004552ea" officeooo:paragraph-rsid="003fd79c"/>
    </style:style>
    <style:style style:name="P71" style:family="paragraph" style:parent-style-name="Standard">
      <style:paragraph-properties style:writing-mode="lr-tb"/>
      <style:text-properties officeooo:rsid="004552ea" officeooo:paragraph-rsid="006222d5"/>
    </style:style>
    <style:style style:name="P72" style:family="paragraph" style:parent-style-name="Standard">
      <style:paragraph-properties style:writing-mode="lr-tb"/>
      <style:text-properties fo:font-style="normal" officeooo:rsid="0044d94b" officeooo:paragraph-rsid="008cb323" style:font-style-asian="normal" style:font-style-complex="normal"/>
    </style:style>
    <style:style style:name="P73" style:family="paragraph" style:parent-style-name="Standard">
      <style:paragraph-properties style:writing-mode="lr-tb"/>
      <style:text-properties fo:font-style="normal" officeooo:rsid="0044d94b" officeooo:paragraph-rsid="009403a3" style:font-style-asian="normal" style:font-style-complex="normal"/>
    </style:style>
    <style:style style:name="P74" style:family="paragraph" style:parent-style-name="Standard">
      <style:paragraph-properties style:writing-mode="lr-tb"/>
      <style:text-properties fo:font-style="normal" officeooo:rsid="0044d94b" officeooo:paragraph-rsid="00610908" style:font-style-asian="normal" style:font-style-complex="normal"/>
    </style:style>
    <style:style style:name="P75" style:family="paragraph" style:parent-style-name="Standard">
      <style:paragraph-properties style:writing-mode="lr-tb"/>
      <style:text-properties fo:font-style="normal" officeooo:rsid="0044d94b" officeooo:paragraph-rsid="00407d66" style:font-style-asian="normal" style:font-style-complex="normal"/>
    </style:style>
    <style:style style:name="P76" style:family="paragraph" style:parent-style-name="Standard">
      <style:paragraph-properties style:writing-mode="lr-tb"/>
      <style:text-properties fo:font-style="normal" officeooo:rsid="0044d94b" officeooo:paragraph-rsid="007fa69c" style:font-style-asian="normal" style:font-style-complex="normal"/>
    </style:style>
    <style:style style:name="P77" style:family="paragraph" style:parent-style-name="Standard">
      <style:paragraph-properties style:writing-mode="lr-tb"/>
      <style:text-properties fo:font-style="normal" officeooo:rsid="0044d94b" officeooo:paragraph-rsid="00c9a7c5" style:font-style-asian="normal" style:font-style-complex="normal"/>
    </style:style>
    <style:style style:name="P78" style:family="paragraph" style:parent-style-name="Standard">
      <style:paragraph-properties style:writing-mode="lr-tb"/>
      <style:text-properties fo:font-style="normal" officeooo:rsid="00610908" officeooo:paragraph-rsid="008cb323" style:font-style-asian="normal" style:font-style-complex="normal"/>
    </style:style>
    <style:style style:name="P79" style:family="paragraph" style:parent-style-name="Standard">
      <style:paragraph-properties style:writing-mode="lr-tb"/>
      <style:text-properties fo:font-style="normal" officeooo:rsid="00918e83" officeooo:paragraph-rsid="009403a3" style:font-style-asian="normal" style:font-style-complex="normal"/>
    </style:style>
    <style:style style:name="P80" style:family="paragraph" style:parent-style-name="Standard">
      <style:paragraph-properties style:writing-mode="lr-tb"/>
      <style:text-properties fo:font-style="normal" officeooo:rsid="00918e83" officeooo:paragraph-rsid="00c9a7c5" style:font-style-asian="normal" style:font-style-complex="normal"/>
    </style:style>
    <style:style style:name="P81" style:family="paragraph" style:parent-style-name="Standard">
      <style:paragraph-properties style:writing-mode="lr-tb"/>
      <style:text-properties fo:font-style="normal" officeooo:rsid="00c67859" officeooo:paragraph-rsid="00c67859" style:font-style-asian="normal" style:font-style-complex="normal"/>
    </style:style>
    <style:style style:name="P82" style:family="paragraph" style:parent-style-name="Standard">
      <style:paragraph-properties style:writing-mode="lr-tb"/>
      <style:text-properties fo:font-style="normal" officeooo:rsid="00c67859" officeooo:paragraph-rsid="00c9a7c5" style:font-style-asian="normal" style:font-style-complex="normal"/>
    </style:style>
    <style:style style:name="P83" style:family="paragraph" style:parent-style-name="Standard">
      <style:paragraph-properties style:writing-mode="lr-tb"/>
      <style:text-properties fo:font-style="normal" style:text-underline-style="none" officeooo:rsid="0067dca3" officeooo:paragraph-rsid="007fa69c" style:font-style-asian="normal" style:font-style-complex="normal"/>
    </style:style>
    <style:style style:name="P84" style:family="paragraph" style:parent-style-name="Standard">
      <style:paragraph-properties style:writing-mode="lr-tb"/>
      <style:text-properties fo:font-style="normal" style:text-underline-style="none" officeooo:rsid="0067dca3" officeooo:paragraph-rsid="008cb323" style:font-style-asian="normal" style:font-style-complex="normal"/>
    </style:style>
    <style:style style:name="P85" style:family="paragraph" style:parent-style-name="Standard">
      <style:paragraph-properties style:writing-mode="lr-tb"/>
      <style:text-properties fo:font-style="normal" style:text-underline-style="none" officeooo:rsid="0067dca3" officeooo:paragraph-rsid="009403a3" style:font-style-asian="normal" style:font-style-complex="normal"/>
    </style:style>
    <style:style style:name="P86" style:family="paragraph" style:parent-style-name="Standard">
      <style:paragraph-properties style:writing-mode="lr-tb"/>
      <style:text-properties fo:font-style="normal" style:text-underline-style="none" officeooo:rsid="0067dca3" officeooo:paragraph-rsid="0067dca3" style:font-style-asian="normal" style:font-style-complex="normal"/>
    </style:style>
    <style:style style:name="P87" style:family="paragraph" style:parent-style-name="Standard">
      <style:paragraph-properties style:writing-mode="lr-tb"/>
      <style:text-properties fo:font-style="normal" style:text-underline-style="none" officeooo:rsid="0067dca3" officeooo:paragraph-rsid="00c9a7c5" style:font-style-asian="normal" style:font-style-complex="normal"/>
    </style:style>
    <style:style style:name="P88" style:family="paragraph" style:parent-style-name="Standard">
      <style:paragraph-properties style:writing-mode="lr-tb"/>
      <style:text-properties fo:font-style="normal" style:text-underline-style="none" officeooo:rsid="004a874e" officeooo:paragraph-rsid="004a874e" style:font-style-asian="normal" style:font-style-complex="normal"/>
    </style:style>
    <style:style style:name="P89" style:family="paragraph" style:parent-style-name="Standard">
      <style:paragraph-properties style:writing-mode="lr-tb"/>
      <style:text-properties fo:font-style="normal" style:text-underline-style="none" officeooo:rsid="00477430" officeooo:paragraph-rsid="0069014d" style:font-style-asian="normal" style:font-style-complex="normal"/>
    </style:style>
    <style:style style:name="P90" style:family="paragraph" style:parent-style-name="Standard">
      <style:paragraph-properties style:writing-mode="lr-tb"/>
      <style:text-properties fo:font-style="normal" style:text-underline-style="none" officeooo:rsid="004bcc9a" officeooo:paragraph-rsid="004b2ae1" style:font-style-asian="normal" style:font-style-complex="normal"/>
    </style:style>
    <style:style style:name="P91" style:family="paragraph" style:parent-style-name="Standard">
      <style:paragraph-properties style:writing-mode="lr-tb"/>
      <style:text-properties fo:font-style="normal" style:text-underline-style="none" officeooo:rsid="0049390f" officeooo:paragraph-rsid="004e3498" style:font-style-asian="normal" style:font-style-complex="normal"/>
    </style:style>
    <style:style style:name="P92" style:family="paragraph" style:parent-style-name="Standard">
      <style:paragraph-properties style:writing-mode="lr-tb"/>
      <style:text-properties fo:font-style="normal" style:text-underline-style="none" officeooo:rsid="004b2ae1" style:font-style-asian="normal" style:font-style-complex="normal"/>
    </style:style>
    <style:style style:name="P93" style:family="paragraph" style:parent-style-name="Standard">
      <style:paragraph-properties style:writing-mode="lr-tb"/>
      <style:text-properties fo:font-style="normal" style:text-underline-style="none" officeooo:rsid="00643ce8" officeooo:paragraph-rsid="0062c42f" style:font-style-asian="normal" style:font-style-complex="normal"/>
    </style:style>
    <style:style style:name="P94" style:family="paragraph" style:parent-style-name="Standard">
      <style:paragraph-properties style:writing-mode="lr-tb"/>
      <style:text-properties fo:font-style="normal" style:text-underline-style="none" fo:font-weight="normal" officeooo:rsid="004bcc9a" officeooo:paragraph-rsid="006d1cf8" style:font-style-asian="normal" style:font-weight-asian="normal" style:font-style-complex="normal" style:font-weight-complex="normal"/>
    </style:style>
    <style:style style:name="P95" style:family="paragraph" style:parent-style-name="Standard">
      <style:paragraph-properties style:writing-mode="lr-tb"/>
      <style:text-properties fo:font-style="normal" fo:font-weight="normal" officeooo:rsid="007990e3" officeooo:paragraph-rsid="00a8cb4c" style:font-style-asian="normal" style:font-weight-asian="normal" style:font-style-complex="normal" style:font-weight-complex="normal"/>
    </style:style>
    <style:style style:name="P96" style:family="paragraph" style:parent-style-name="Standard">
      <style:paragraph-properties style:writing-mode="lr-tb"/>
      <style:text-properties fo:font-style="normal" fo:font-weight="normal" officeooo:rsid="00860dc3" officeooo:paragraph-rsid="0087f3ae" style:font-style-asian="normal" style:font-weight-asian="normal" style:font-style-complex="normal" style:font-weight-complex="normal"/>
    </style:style>
    <style:style style:name="P97" style:family="paragraph" style:parent-style-name="Standard">
      <style:paragraph-properties style:writing-mode="lr-tb"/>
      <style:text-properties fo:font-style="normal" fo:font-weight="normal" officeooo:rsid="009a4212" style:font-style-asian="normal" style:font-weight-asian="normal" style:font-style-complex="normal" style:font-weight-complex="normal"/>
    </style:style>
    <style:style style:name="P98" style:family="paragraph" style:parent-style-name="Standard">
      <style:paragraph-properties style:writing-mode="lr-tb"/>
      <style:text-properties fo:font-style="normal" fo:font-weight="normal" officeooo:rsid="009a4212" officeooo:paragraph-rsid="00c9a7c5" style:font-style-asian="normal" style:font-weight-asian="normal" style:font-style-complex="normal" style:font-weight-complex="normal"/>
    </style:style>
    <style:style style:name="P99" style:family="paragraph" style:parent-style-name="Standard">
      <style:paragraph-properties style:writing-mode="lr-tb"/>
      <style:text-properties officeooo:rsid="003bccdf" officeooo:paragraph-rsid="003bccdf"/>
    </style:style>
    <style:style style:name="P100" style:family="paragraph" style:parent-style-name="Standard">
      <style:paragraph-properties style:writing-mode="lr-tb"/>
      <style:text-properties officeooo:rsid="003bccdf" officeooo:paragraph-rsid="005d5bf2"/>
    </style:style>
    <style:style style:name="P101" style:family="paragraph" style:parent-style-name="Standard">
      <style:paragraph-properties style:writing-mode="lr-tb"/>
      <style:text-properties officeooo:rsid="003bccdf" officeooo:paragraph-rsid="007990e3"/>
    </style:style>
    <style:style style:name="P102" style:family="paragraph" style:parent-style-name="Standard">
      <style:paragraph-properties style:writing-mode="lr-tb"/>
      <style:text-properties officeooo:rsid="003bccdf" officeooo:paragraph-rsid="007fa69c"/>
    </style:style>
    <style:style style:name="P103" style:family="paragraph" style:parent-style-name="Standard">
      <style:paragraph-properties style:writing-mode="lr-tb"/>
      <style:text-properties officeooo:rsid="003bccdf" officeooo:paragraph-rsid="008cb323"/>
    </style:style>
    <style:style style:name="P104" style:family="paragraph" style:parent-style-name="Standard">
      <style:paragraph-properties style:writing-mode="lr-tb"/>
      <style:text-properties officeooo:rsid="003bccdf" officeooo:paragraph-rsid="009403a3"/>
    </style:style>
    <style:style style:name="P105" style:family="paragraph" style:parent-style-name="Standard">
      <style:paragraph-properties style:writing-mode="lr-tb"/>
      <style:text-properties officeooo:rsid="003bccdf" officeooo:paragraph-rsid="009891e7"/>
    </style:style>
    <style:style style:name="P106" style:family="paragraph" style:parent-style-name="Standard">
      <style:paragraph-properties style:writing-mode="lr-tb"/>
      <style:text-properties officeooo:rsid="003bccdf" officeooo:paragraph-rsid="00c9a7c5"/>
    </style:style>
    <style:style style:name="P107" style:family="paragraph" style:parent-style-name="Standard">
      <style:paragraph-properties fo:text-align="center" style:justify-single-word="false" style:writing-mode="lr-tb"/>
      <style:text-properties fo:font-weight="bold" officeooo:rsid="0052cb32" officeooo:paragraph-rsid="0052cb32" style:font-weight-asian="bold" style:font-weight-complex="bold"/>
    </style:style>
    <style:style style:name="P108" style:family="paragraph" style:parent-style-name="Standard">
      <style:paragraph-properties fo:text-align="center" style:justify-single-word="false" style:writing-mode="lr-tb"/>
      <style:text-properties fo:font-weight="bold" officeooo:rsid="0052cb32" officeooo:paragraph-rsid="007fa69c" style:font-weight-asian="bold" style:font-weight-complex="bold"/>
    </style:style>
    <style:style style:name="P109" style:family="paragraph" style:parent-style-name="Standard">
      <style:paragraph-properties fo:text-align="center" style:justify-single-word="false" style:writing-mode="lr-tb"/>
      <style:text-properties fo:font-weight="bold" officeooo:rsid="0052cb32" officeooo:paragraph-rsid="008cb323" style:font-weight-asian="bold" style:font-weight-complex="bold"/>
    </style:style>
    <style:style style:name="P110" style:family="paragraph" style:parent-style-name="Standard">
      <style:paragraph-properties fo:text-align="center" style:justify-single-word="false" style:writing-mode="lr-tb"/>
      <style:text-properties fo:font-weight="bold" officeooo:rsid="0052cb32" officeooo:paragraph-rsid="009403a3" style:font-weight-asian="bold" style:font-weight-complex="bold"/>
    </style:style>
    <style:style style:name="P111" style:family="paragraph" style:parent-style-name="Standard">
      <style:paragraph-properties fo:text-align="center" style:justify-single-word="false" style:writing-mode="lr-tb"/>
      <style:text-properties fo:font-weight="bold" officeooo:rsid="0052cb32" officeooo:paragraph-rsid="00c9a7c5" style:font-weight-asian="bold" style:font-weight-complex="bold"/>
    </style:style>
    <style:style style:name="P112" style:family="paragraph" style:parent-style-name="Standard">
      <style:paragraph-properties style:writing-mode="lr-tb"/>
      <style:text-properties fo:font-weight="bold" officeooo:rsid="0052cb32" officeooo:paragraph-rsid="007fa69c" style:font-weight-asian="bold" style:font-weight-complex="bold"/>
    </style:style>
    <style:style style:name="P113" style:family="paragraph" style:parent-style-name="Standard">
      <style:paragraph-properties style:writing-mode="lr-tb"/>
      <style:text-properties fo:font-weight="bold" officeooo:rsid="0052cb32" officeooo:paragraph-rsid="008cb323" style:font-weight-asian="bold" style:font-weight-complex="bold"/>
    </style:style>
    <style:style style:name="P114" style:family="paragraph" style:parent-style-name="Standard">
      <style:paragraph-properties style:writing-mode="lr-tb"/>
      <style:text-properties fo:font-weight="bold" officeooo:rsid="0052cb32" officeooo:paragraph-rsid="009403a3" style:font-weight-asian="bold" style:font-weight-complex="bold"/>
    </style:style>
    <style:style style:name="P115" style:family="paragraph" style:parent-style-name="Standard">
      <style:paragraph-properties style:writing-mode="lr-tb"/>
      <style:text-properties fo:font-weight="bold" officeooo:rsid="0052cb32" officeooo:paragraph-rsid="00c9a7c5" style:font-weight-asian="bold" style:font-weight-complex="bold"/>
    </style:style>
    <style:style style:name="P116" style:family="paragraph" style:parent-style-name="Standard">
      <style:paragraph-properties fo:text-align="center" style:justify-single-word="false" style:writing-mode="lr-tb"/>
      <style:text-properties fo:font-size="12pt" style:text-underline-style="none" fo:font-weight="bold" officeooo:rsid="003fd79c" officeooo:paragraph-rsid="005b4771" style:font-weight-asian="bold" style:font-weight-complex="bold"/>
    </style:style>
    <style:style style:name="P117" style:family="paragraph" style:parent-style-name="Standard">
      <style:paragraph-properties fo:text-align="center" style:justify-single-word="false" style:writing-mode="lr-tb"/>
      <style:text-properties fo:font-size="12pt" style:text-underline-style="none" fo:font-weight="bold" officeooo:rsid="003fd79c" officeooo:paragraph-rsid="007fa69c" style:font-weight-asian="bold" style:font-weight-complex="bold"/>
    </style:style>
    <style:style style:name="P118" style:family="paragraph" style:parent-style-name="Standard">
      <style:paragraph-properties fo:text-align="center" style:justify-single-word="false" style:writing-mode="lr-tb"/>
      <style:text-properties fo:font-size="12pt" style:text-underline-style="none" fo:font-weight="bold" officeooo:rsid="003fd79c" officeooo:paragraph-rsid="008cb323" style:font-weight-asian="bold" style:font-weight-complex="bold"/>
    </style:style>
    <style:style style:name="P119" style:family="paragraph" style:parent-style-name="Standard">
      <style:paragraph-properties fo:text-align="center" style:justify-single-word="false" style:writing-mode="lr-tb"/>
      <style:text-properties fo:font-size="12pt" style:text-underline-style="none" fo:font-weight="bold" officeooo:rsid="003fd79c" officeooo:paragraph-rsid="009403a3" style:font-weight-asian="bold" style:font-weight-complex="bold"/>
    </style:style>
    <style:style style:name="P120" style:family="paragraph" style:parent-style-name="Standard">
      <style:paragraph-properties fo:text-align="center" style:justify-single-word="false" style:writing-mode="lr-tb"/>
      <style:text-properties fo:font-size="12pt" style:text-underline-style="none" fo:font-weight="bold" officeooo:rsid="003fd79c" officeooo:paragraph-rsid="00aa6df9" style:font-weight-asian="bold" style:font-weight-complex="bold"/>
    </style:style>
    <style:style style:name="P121" style:family="paragraph" style:parent-style-name="Standard">
      <style:paragraph-properties fo:text-align="center" style:justify-single-word="false" style:writing-mode="lr-tb"/>
      <style:text-properties fo:font-size="12pt" style:text-underline-style="none" fo:font-weight="bold" officeooo:rsid="003fd79c" officeooo:paragraph-rsid="00c9a7c5" style:font-weight-asian="bold" style:font-weight-complex="bold"/>
    </style:style>
    <style:style style:name="P122" style:family="paragraph" style:parent-style-name="Standard">
      <style:paragraph-properties fo:text-align="center" style:justify-single-word="false" style:writing-mode="lr-tb"/>
      <style:text-properties fo:font-size="12pt" style:text-underline-style="none" fo:font-weight="bold" officeooo:rsid="003fd79c" officeooo:paragraph-rsid="00d2e115" style:font-weight-asian="bold" style:font-weight-complex="bold"/>
    </style:style>
    <style:style style:name="P123" style:family="paragraph" style:parent-style-name="Standard">
      <style:paragraph-properties fo:text-align="start" style:justify-single-word="false" style:writing-mode="lr-tb"/>
      <style:text-properties fo:font-size="12pt" style:text-underline-style="none" fo:font-weight="bold" officeooo:rsid="003fd79c" officeooo:paragraph-rsid="007fa69c" style:font-weight-asian="bold" style:font-weight-complex="bold"/>
    </style:style>
    <style:style style:name="P124" style:family="paragraph" style:parent-style-name="Standard">
      <style:paragraph-properties fo:text-align="start" style:justify-single-word="false" style:writing-mode="lr-tb"/>
      <style:text-properties fo:font-size="12pt" style:text-underline-style="none" fo:font-weight="bold" officeooo:rsid="003fd79c" officeooo:paragraph-rsid="008cb323" style:font-weight-asian="bold" style:font-weight-complex="bold"/>
    </style:style>
    <style:style style:name="P125" style:family="paragraph" style:parent-style-name="Standard">
      <style:paragraph-properties fo:text-align="start" style:justify-single-word="false" style:writing-mode="lr-tb"/>
      <style:text-properties fo:font-size="12pt" style:text-underline-style="none" fo:font-weight="bold" officeooo:rsid="003fd79c" officeooo:paragraph-rsid="00aa6df9" style:font-weight-asian="bold" style:font-weight-complex="bold"/>
    </style:style>
    <style:style style:name="P126" style:family="paragraph" style:parent-style-name="Standard">
      <style:paragraph-properties fo:text-align="center" style:justify-single-word="false" style:writing-mode="lr-tb"/>
      <style:text-properties fo:font-size="12pt" style:text-underline-style="none" fo:font-weight="bold" officeooo:rsid="005ea869" officeooo:paragraph-rsid="005ea869" style:font-weight-asian="bold" style:font-weight-complex="bold"/>
    </style:style>
    <style:style style:name="P127" style:family="paragraph" style:parent-style-name="Standard">
      <style:paragraph-properties fo:text-align="center" style:justify-single-word="false" style:writing-mode="lr-tb"/>
      <style:text-properties fo:font-size="12pt" style:text-underline-style="none" fo:font-weight="bold" officeooo:rsid="005ea869" officeooo:paragraph-rsid="007fa69c" style:font-weight-asian="bold" style:font-weight-complex="bold"/>
    </style:style>
    <style:style style:name="P128" style:family="paragraph" style:parent-style-name="Standard">
      <style:paragraph-properties fo:text-align="center" style:justify-single-word="false" style:writing-mode="lr-tb"/>
      <style:text-properties fo:font-size="12pt" style:text-underline-style="none" fo:font-weight="bold" officeooo:rsid="005ea869" officeooo:paragraph-rsid="008cb323" style:font-weight-asian="bold" style:font-weight-complex="bold"/>
    </style:style>
    <style:style style:name="P129" style:family="paragraph" style:parent-style-name="Standard">
      <style:paragraph-properties fo:text-align="center" style:justify-single-word="false" style:writing-mode="lr-tb"/>
      <style:text-properties fo:font-size="12pt" style:text-underline-style="none" fo:font-weight="bold" officeooo:rsid="005ea869" officeooo:paragraph-rsid="009403a3" style:font-weight-asian="bold" style:font-weight-complex="bold"/>
    </style:style>
    <style:style style:name="P130" style:family="paragraph" style:parent-style-name="Standard">
      <style:paragraph-properties fo:text-align="center" style:justify-single-word="false" style:writing-mode="lr-tb"/>
      <style:text-properties fo:font-size="12pt" style:text-underline-style="none" fo:font-weight="bold" officeooo:rsid="005ea869" officeooo:paragraph-rsid="00cadb84" style:font-weight-asian="bold" style:font-weight-complex="bold"/>
    </style:style>
    <style:style style:name="P131" style:family="paragraph" style:parent-style-name="Standard">
      <style:paragraph-properties fo:text-align="center" style:justify-single-word="false" style:writing-mode="lr-tb"/>
      <style:text-properties fo:font-size="12pt" style:text-underline-style="none" fo:font-weight="bold" officeooo:rsid="005ea869" officeooo:paragraph-rsid="00d873a2" style:font-weight-asian="bold" style:font-weight-complex="bold"/>
    </style:style>
    <style:style style:name="P132" style:family="paragraph" style:parent-style-name="Standard">
      <style:paragraph-properties fo:text-align="center" style:justify-single-word="false" style:writing-mode="lr-tb"/>
      <style:text-properties fo:font-size="12pt" style:text-underline-style="none" fo:font-weight="bold" officeooo:rsid="00d2e115" officeooo:paragraph-rsid="00d873a2" style:font-weight-asian="bold" style:font-weight-complex="bold"/>
    </style:style>
    <style:style style:name="P133" style:family="paragraph" style:parent-style-name="Standard">
      <style:paragraph-properties fo:text-align="center" style:justify-single-word="false" style:writing-mode="lr-tb"/>
      <style:text-properties fo:font-size="12pt" style:text-underline-style="none" fo:font-weight="bold" officeooo:rsid="00d9bd9a" officeooo:paragraph-rsid="00d9bd9a" style:font-weight-asian="bold" style:font-weight-complex="bold"/>
    </style:style>
    <style:style style:name="P134" style:family="paragraph" style:parent-style-name="Standard">
      <style:paragraph-properties fo:text-align="center" style:justify-single-word="false" style:writing-mode="lr-tb"/>
      <style:text-properties fo:font-size="12pt" style:text-underline-style="none" fo:font-weight="bold" officeooo:rsid="00d9bd9a" officeooo:paragraph-rsid="00ec7195" style:font-weight-asian="bold" style:font-weight-complex="bold"/>
    </style:style>
    <style:style style:name="P135" style:family="paragraph" style:parent-style-name="Standard">
      <style:paragraph-properties fo:text-align="start" style:justify-single-word="false" style:writing-mode="lr-tb"/>
      <style:text-properties fo:font-size="12pt" style:text-underline-style="none" fo:font-weight="bold" officeooo:rsid="00d9bd9a" officeooo:paragraph-rsid="00d9bd9a" style:font-weight-asian="bold" style:font-weight-complex="bold"/>
    </style:style>
    <style:style style:name="P136" style:family="paragraph" style:parent-style-name="Standard">
      <style:paragraph-properties style:writing-mode="lr-tb"/>
      <style:text-properties officeooo:rsid="005d013e" officeooo:paragraph-rsid="007fa69c"/>
    </style:style>
    <style:style style:name="P137" style:family="paragraph" style:parent-style-name="Standard">
      <style:paragraph-properties style:writing-mode="lr-tb"/>
      <style:text-properties officeooo:rsid="005d013e" officeooo:paragraph-rsid="008cb323"/>
    </style:style>
    <style:style style:name="P138" style:family="paragraph" style:parent-style-name="Standard">
      <style:paragraph-properties style:writing-mode="lr-tb"/>
      <style:text-properties officeooo:rsid="005d013e" officeooo:paragraph-rsid="00925218"/>
    </style:style>
    <style:style style:name="P139" style:family="paragraph" style:parent-style-name="Standard">
      <style:paragraph-properties style:writing-mode="lr-tb"/>
      <style:text-properties officeooo:rsid="005d013e" officeooo:paragraph-rsid="009403a3"/>
    </style:style>
    <style:style style:name="P140" style:family="paragraph" style:parent-style-name="Standard">
      <style:paragraph-properties style:writing-mode="lr-tb"/>
      <style:text-properties officeooo:rsid="005d013e" officeooo:paragraph-rsid="00aa6df9"/>
    </style:style>
    <style:style style:name="P141" style:family="paragraph" style:parent-style-name="Standard">
      <style:paragraph-properties style:writing-mode="lr-tb"/>
      <style:text-properties officeooo:rsid="005d013e" officeooo:paragraph-rsid="00c0a7a5"/>
    </style:style>
    <style:style style:name="P142" style:family="paragraph" style:parent-style-name="Standard">
      <style:paragraph-properties style:writing-mode="lr-tb"/>
      <style:text-properties officeooo:rsid="005d013e" officeooo:paragraph-rsid="00c9a7c5"/>
    </style:style>
    <style:style style:name="P143" style:family="paragraph" style:parent-style-name="Standard">
      <style:paragraph-properties style:writing-mode="lr-tb"/>
      <style:text-properties officeooo:rsid="005d013e" officeooo:paragraph-rsid="00e2f7ef"/>
    </style:style>
    <style:style style:name="P144" style:family="paragraph" style:parent-style-name="Standard">
      <style:paragraph-properties style:writing-mode="lr-tb"/>
      <style:text-properties officeooo:rsid="005d013e" officeooo:paragraph-rsid="00e687ff"/>
    </style:style>
    <style:style style:name="P145" style:family="paragraph" style:parent-style-name="Standard">
      <style:paragraph-properties style:writing-mode="lr-tb"/>
      <style:text-properties officeooo:paragraph-rsid="005ea869"/>
    </style:style>
    <style:style style:name="P146" style:family="paragraph" style:parent-style-name="Standard">
      <style:paragraph-properties style:writing-mode="lr-tb"/>
      <style:text-properties officeooo:rsid="005d5bf2" officeooo:paragraph-rsid="005d5bf2"/>
    </style:style>
    <style:style style:name="P147" style:family="paragraph" style:parent-style-name="Standard">
      <style:paragraph-properties fo:text-align="center" style:justify-single-word="false" style:writing-mode="lr-tb"/>
      <style:text-properties officeooo:paragraph-rsid="007fa69c"/>
    </style:style>
    <style:style style:name="P148" style:family="paragraph" style:parent-style-name="Standard">
      <style:paragraph-properties fo:text-align="center" style:justify-single-word="false" style:writing-mode="lr-tb"/>
      <style:text-properties officeooo:paragraph-rsid="008cb323"/>
    </style:style>
    <style:style style:name="P149" style:family="paragraph" style:parent-style-name="Standard">
      <style:paragraph-properties fo:text-align="center" style:justify-single-word="false" style:writing-mode="lr-tb"/>
      <style:text-properties officeooo:paragraph-rsid="009403a3"/>
    </style:style>
    <style:style style:name="P150" style:family="paragraph" style:parent-style-name="Standard">
      <style:paragraph-properties fo:text-align="center" style:justify-single-word="false" style:writing-mode="lr-tb"/>
      <style:text-properties officeooo:paragraph-rsid="00c9a7c5"/>
    </style:style>
    <style:style style:name="P151" style:family="paragraph" style:parent-style-name="Standard">
      <style:paragraph-properties fo:text-align="center" style:justify-single-word="false" style:writing-mode="lr-tb"/>
      <style:text-properties fo:font-weight="normal" officeooo:rsid="0052cb32" officeooo:paragraph-rsid="0052cb32" style:font-weight-asian="normal" style:font-weight-complex="normal"/>
    </style:style>
    <style:style style:name="P152" style:family="paragraph" style:parent-style-name="Standard">
      <style:paragraph-properties style:writing-mode="lr-tb"/>
      <style:text-properties fo:font-weight="normal" officeooo:rsid="00859943" officeooo:paragraph-rsid="00b1e73c" style:font-weight-asian="normal" style:font-weight-complex="normal"/>
    </style:style>
    <style:style style:name="P153" style:family="paragraph" style:parent-style-name="Standard">
      <style:paragraph-properties style:writing-mode="lr-tb"/>
      <style:text-properties officeooo:paragraph-rsid="007fa69c"/>
    </style:style>
    <style:style style:name="P154" style:family="paragraph" style:parent-style-name="Standard">
      <style:paragraph-properties style:writing-mode="lr-tb"/>
      <style:text-properties officeooo:paragraph-rsid="008cb323"/>
    </style:style>
    <style:style style:name="P155" style:family="paragraph" style:parent-style-name="Standard">
      <style:paragraph-properties style:writing-mode="lr-tb"/>
      <style:text-properties officeooo:paragraph-rsid="009403a3"/>
    </style:style>
    <style:style style:name="P156" style:family="paragraph" style:parent-style-name="Standard">
      <style:paragraph-properties style:writing-mode="lr-tb"/>
      <style:text-properties officeooo:rsid="007f1e0f" officeooo:paragraph-rsid="007fa69c"/>
    </style:style>
    <style:style style:name="P157" style:family="paragraph" style:parent-style-name="Standard">
      <style:paragraph-properties style:writing-mode="lr-tb"/>
      <style:text-properties officeooo:rsid="007f1e0f" officeooo:paragraph-rsid="008cb323"/>
    </style:style>
    <style:style style:name="P158" style:family="paragraph" style:parent-style-name="Standard">
      <style:paragraph-properties style:writing-mode="lr-tb"/>
      <style:text-properties officeooo:rsid="007f1e0f" officeooo:paragraph-rsid="00aa6df9"/>
    </style:style>
    <style:style style:name="P159" style:family="paragraph" style:parent-style-name="Standard">
      <style:paragraph-properties style:writing-mode="lr-tb"/>
      <style:text-properties officeooo:rsid="007f1e0f" officeooo:paragraph-rsid="009403a3"/>
    </style:style>
    <style:style style:name="P160" style:family="paragraph" style:parent-style-name="Standard">
      <style:paragraph-properties style:writing-mode="lr-tb"/>
      <style:text-properties fo:language="fr" fo:country="FR" officeooo:rsid="0087f3ae" officeooo:paragraph-rsid="009403a3"/>
    </style:style>
    <style:style style:name="P161" style:family="paragraph" style:parent-style-name="Standard">
      <style:paragraph-properties style:writing-mode="lr-tb"/>
      <style:text-properties fo:language="fr" fo:country="FR" officeooo:rsid="0087f3ae" officeooo:paragraph-rsid="00c9a7c5"/>
    </style:style>
    <style:style style:name="P162" style:family="paragraph" style:parent-style-name="Standard">
      <style:paragraph-properties style:writing-mode="lr-tb"/>
      <style:text-properties fo:language="fr" fo:country="FR" officeooo:rsid="00523908" officeooo:paragraph-rsid="00a8cb4c"/>
    </style:style>
    <style:style style:name="P163" style:family="paragraph" style:parent-style-name="Standard">
      <style:paragraph-properties style:writing-mode="lr-tb"/>
      <style:text-properties officeooo:rsid="00183865" officeooo:paragraph-rsid="00a8cb4c"/>
    </style:style>
    <style:style style:name="P164" style:family="paragraph" style:parent-style-name="Standard">
      <style:paragraph-properties style:writing-mode="lr-tb"/>
      <style:text-properties officeooo:rsid="004d7345" officeooo:paragraph-rsid="00aa069e"/>
    </style:style>
    <style:style style:name="P165" style:family="paragraph" style:parent-style-name="Standard">
      <style:paragraph-properties style:writing-mode="lr-tb"/>
      <style:text-properties officeooo:rsid="004d7345" officeooo:paragraph-rsid="0069014d"/>
    </style:style>
    <style:style style:name="P166" style:family="paragraph" style:parent-style-name="Standard">
      <style:paragraph-properties style:writing-mode="lr-tb"/>
      <style:text-properties officeooo:paragraph-rsid="006a8192"/>
    </style:style>
    <style:style style:name="P167" style:family="paragraph" style:parent-style-name="Standard">
      <style:paragraph-properties style:writing-mode="lr-tb"/>
      <style:text-properties officeooo:paragraph-rsid="006d1cf8"/>
    </style:style>
    <style:style style:name="P168" style:family="paragraph" style:parent-style-name="Standard">
      <style:paragraph-properties style:writing-mode="lr-tb"/>
      <style:text-properties officeooo:paragraph-rsid="0072044a"/>
    </style:style>
    <style:style style:name="P169" style:family="paragraph" style:parent-style-name="Standard">
      <style:paragraph-properties style:writing-mode="lr-tb"/>
      <style:text-properties officeooo:rsid="0049390f" officeooo:paragraph-rsid="004e3498"/>
    </style:style>
    <style:style style:name="P170" style:family="paragraph" style:parent-style-name="Standard">
      <style:paragraph-properties style:writing-mode="lr-tb"/>
      <style:text-properties officeooo:rsid="0049390f" officeooo:paragraph-rsid="004a874e"/>
    </style:style>
    <style:style style:name="P171" style:family="paragraph" style:parent-style-name="Standard">
      <style:paragraph-properties style:writing-mode="lr-tb"/>
      <style:text-properties officeooo:paragraph-rsid="0062c42f"/>
    </style:style>
    <style:style style:name="P172" style:family="paragraph" style:parent-style-name="Standard">
      <style:paragraph-properties style:writing-mode="lr-tb"/>
      <style:text-properties officeooo:paragraph-rsid="004b2ae1"/>
    </style:style>
    <style:style style:name="P173" style:family="paragraph" style:parent-style-name="Standard">
      <style:paragraph-properties style:writing-mode="lr-tb"/>
      <style:text-properties officeooo:paragraph-rsid="0066b392"/>
    </style:style>
    <style:style style:name="P174" style:family="paragraph" style:parent-style-name="Standard">
      <style:paragraph-properties style:writing-mode="lr-tb"/>
      <style:text-properties officeooo:rsid="001ad6ad" officeooo:paragraph-rsid="00aa6df9"/>
    </style:style>
    <style:style style:name="P175" style:family="paragraph" style:parent-style-name="Standard">
      <style:paragraph-properties style:writing-mode="lr-tb"/>
      <style:text-properties officeooo:rsid="001ae76c" officeooo:paragraph-rsid="00aa6df9"/>
    </style:style>
    <style:style style:name="P176" style:family="paragraph" style:parent-style-name="Standard">
      <style:paragraph-properties style:writing-mode="lr-tb"/>
      <style:text-properties officeooo:paragraph-rsid="00aa6df9"/>
    </style:style>
    <style:style style:name="P177" style:family="paragraph" style:parent-style-name="Standard">
      <style:paragraph-properties style:writing-mode="lr-tb"/>
      <style:text-properties officeooo:paragraph-rsid="00b1e73c"/>
    </style:style>
    <style:style style:name="P178" style:family="paragraph" style:parent-style-name="Standard">
      <style:paragraph-properties style:writing-mode="lr-tb"/>
      <style:text-properties officeooo:rsid="00bc6f6d" officeooo:paragraph-rsid="00bc6f6d"/>
    </style:style>
    <style:style style:name="P179" style:family="paragraph" style:parent-style-name="Standard">
      <style:paragraph-properties style:writing-mode="lr-tb"/>
      <style:text-properties officeooo:rsid="00bc6f6d" officeooo:paragraph-rsid="00c5534e"/>
    </style:style>
    <style:style style:name="P180" style:family="paragraph" style:parent-style-name="Standard">
      <style:paragraph-properties style:writing-mode="lr-tb"/>
      <style:text-properties officeooo:rsid="00bc6f6d" officeooo:paragraph-rsid="00c9a7c5"/>
    </style:style>
    <style:style style:name="P181" style:family="paragraph" style:parent-style-name="Standard">
      <style:paragraph-properties style:writing-mode="lr-tb"/>
      <style:text-properties officeooo:rsid="00c67859" officeooo:paragraph-rsid="00c67859"/>
    </style:style>
    <style:style style:name="P182" style:family="paragraph" style:parent-style-name="Standard">
      <style:paragraph-properties style:writing-mode="lr-tb"/>
      <style:text-properties officeooo:rsid="00c67859" officeooo:paragraph-rsid="00c9a7c5"/>
    </style:style>
    <style:style style:name="P183" style:family="paragraph" style:parent-style-name="Standard">
      <style:paragraph-properties style:writing-mode="lr-tb"/>
      <style:text-properties officeooo:paragraph-rsid="00c9a7c5"/>
    </style:style>
    <style:style style:name="P184" style:family="paragraph" style:parent-style-name="Standard">
      <style:paragraph-properties style:writing-mode="lr-tb"/>
      <style:text-properties officeooo:rsid="00d2e115" officeooo:paragraph-rsid="00d2e115"/>
    </style:style>
    <style:style style:name="P185" style:family="paragraph" style:parent-style-name="Standard">
      <style:paragraph-properties style:writing-mode="lr-tb"/>
      <style:text-properties officeooo:rsid="00d4477f" officeooo:paragraph-rsid="00d4477f"/>
    </style:style>
    <style:style style:name="P186" style:family="paragraph" style:parent-style-name="Standard">
      <style:paragraph-properties style:writing-mode="lr-tb"/>
      <style:text-properties officeooo:rsid="00d5ecf8" officeooo:paragraph-rsid="00d5ecf8"/>
    </style:style>
    <style:style style:name="P18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599d" officeooo:paragraph-rsid="002dea9a"/>
    </style:style>
    <style:style style:name="P188" style:family="paragraph" style:parent-style-name="Standard" style:master-page-name="">
      <style:paragraph-properties fo:text-align="center" style:justify-single-word="false" style:page-number="auto" fo:break-before="auto" fo:break-after="auto" style:writing-mode="lr-tb"/>
      <style:text-properties fo:font-size="16pt" fo:font-weight="bold" officeooo:rsid="0018740e" officeooo:paragraph-rsid="0018740e" style:font-size-asian="16.7999992370605pt" style:font-weight-asian="bold" style:font-size-complex="19.2000007629395pt" style:font-weight-complex="bold"/>
    </style:style>
    <style:style style:name="P189" style:family="paragraph" style:parent-style-name="Text_20_body">
      <style:text-properties officeooo:rsid="00d9bd9a" officeooo:paragraph-rsid="00d9bd9a"/>
    </style:style>
    <style:style style:name="P190" style:family="paragraph" style:parent-style-name="Text_20_body">
      <style:text-properties officeooo:rsid="00d9bd9a" officeooo:paragraph-rsid="00e687ff"/>
    </style:style>
    <style:style style:name="P191" style:family="paragraph" style:parent-style-name="Text_20_body">
      <style:text-properties fo:font-weight="bold" officeooo:rsid="00d9bd9a" officeooo:paragraph-rsid="00d9bd9a" style:font-weight-asian="bold" style:font-weight-complex="bold"/>
    </style:style>
    <style:style style:name="P192" style:family="paragraph" style:parent-style-name="Text_20_body">
      <style:text-properties fo:font-weight="bold" officeooo:rsid="00d9bd9a" officeooo:paragraph-rsid="00e687ff" style:font-weight-asian="bold" style:font-weight-complex="bold"/>
    </style:style>
    <style:style style:name="P193" style:family="paragraph" style:parent-style-name="Text_20_body">
      <style:text-properties officeooo:rsid="00dc14e0" officeooo:paragraph-rsid="00e687ff"/>
    </style:style>
    <style:style style:name="P194" style:family="paragraph" style:parent-style-name="Text_20_body">
      <style:text-properties officeooo:rsid="00dc14e0" officeooo:paragraph-rsid="00e2f7ef"/>
    </style:style>
    <style:style style:name="P195" style:family="paragraph" style:parent-style-name="Standard" style:list-style-name="L1">
      <style:paragraph-properties style:writing-mode="lr-tb"/>
      <style:text-properties officeooo:paragraph-rsid="00a8cb4c"/>
    </style:style>
    <style:style style:name="P196" style:family="paragraph" style:parent-style-name="Standard" style:list-style-name="L2">
      <style:paragraph-properties style:writing-mode="lr-tb"/>
      <style:text-properties officeooo:rsid="001ad6ad" officeooo:paragraph-rsid="00aa6df9"/>
    </style:style>
    <style:style style:name="P197" style:family="paragraph" style:parent-style-name="Standard">
      <style:paragraph-properties style:writing-mode="lr-tb"/>
      <style:text-properties fo:font-weight="normal" officeooo:rsid="00d2e115" officeooo:paragraph-rsid="00d2e115" style:font-weight-asian="normal" style:font-weight-complex="normal"/>
    </style:style>
    <style:style style:name="P198" style:family="paragraph" style:parent-style-name="Standard">
      <style:paragraph-properties style:writing-mode="lr-tb"/>
      <style:text-properties fo:font-weight="normal" officeooo:rsid="00d4477f" officeooo:paragraph-rsid="00d4477f" style:font-weight-asian="normal" style:font-weight-complex="normal"/>
    </style:style>
    <style:style style:name="P199" style:family="paragraph" style:parent-style-name="Standard">
      <style:paragraph-properties style:writing-mode="lr-tb"/>
      <style:text-properties fo:font-weight="normal" officeooo:rsid="00d4477f" officeooo:paragraph-rsid="00d94e94" style:font-weight-asian="normal" style:font-weight-complex="normal"/>
    </style:style>
    <style:style style:name="P200" style:family="paragraph" style:parent-style-name="Standard">
      <style:paragraph-properties style:writing-mode="lr-tb"/>
      <style:text-properties fo:font-weight="normal" officeooo:rsid="00d5ecf8" officeooo:paragraph-rsid="00d5ecf8" style:font-weight-asian="normal" style:font-weight-complex="normal"/>
    </style:style>
    <style:style style:name="P201" style:family="paragraph" style:parent-style-name="Standard">
      <style:paragraph-properties style:writing-mode="lr-tb"/>
      <style:text-properties fo:font-weight="normal" officeooo:rsid="00d49e9a" officeooo:paragraph-rsid="00d5ecf8" style:font-weight-asian="normal" style:font-weight-complex="normal"/>
    </style:style>
    <style:style style:name="P202" style:family="paragraph" style:parent-style-name="Standard">
      <style:paragraph-properties style:writing-mode="lr-tb"/>
      <style:text-properties fo:font-weight="normal" officeooo:rsid="00d94e94" officeooo:paragraph-rsid="00d94e94" style:font-weight-asian="normal" style:font-weight-complex="normal"/>
    </style:style>
    <style:style style:name="P203" style:family="paragraph" style:parent-style-name="Standard" style:list-style-name="L3">
      <style:paragraph-properties style:writing-mode="lr-tb"/>
      <style:text-properties fo:font-weight="normal" officeooo:rsid="00d94e94" officeooo:paragraph-rsid="00d94e94" style:font-weight-asian="normal" style:font-weight-complex="normal"/>
    </style:style>
    <style:style style:name="P204" style:family="paragraph" style:parent-style-name="Standard">
      <style:paragraph-properties style:writing-mode="lr-tb"/>
      <style:text-properties fo:font-weight="normal" officeooo:rsid="00859943" officeooo:paragraph-rsid="00d2e115" style:font-weight-asian="normal" style:font-weight-complex="normal"/>
    </style:style>
    <style:style style:name="P205" style:family="paragraph" style:parent-style-name="Standard">
      <style:paragraph-properties style:writing-mode="lr-tb"/>
      <style:text-properties fo:font-weight="normal" officeooo:rsid="00c84846" officeooo:paragraph-rsid="00e2f7ef" style:font-weight-asian="normal" style:font-weight-complex="normal"/>
    </style:style>
    <style:style style:name="P206" style:family="paragraph" style:parent-style-name="Standard">
      <style:paragraph-properties style:writing-mode="lr-tb"/>
      <style:text-properties officeooo:rsid="006222d5" officeooo:paragraph-rsid="00e2f7ef"/>
    </style:style>
    <style:style style:name="P207" style:family="paragraph" style:parent-style-name="Standard">
      <style:paragraph-properties style:writing-mode="lr-tb"/>
      <style:text-properties officeooo:rsid="006222d5" officeooo:paragraph-rsid="00e687ff"/>
    </style:style>
    <style:style style:name="P208"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writing-mode="lr-tb"/>
      <style:text-properties fo:font-style="normal" officeooo:rsid="0019339c" officeooo:paragraph-rsid="00a8cb4c" style:font-style-asian="normal" style:font-style-complex="normal"/>
    </style:style>
    <style:style style:name="P209" style:family="paragraph" style:parent-style-name="Standard" style:list-style-name="L1">
      <loext:graphic-properties draw:fill="none"/>
      <style:paragraph-properties fo:margin-left="0cm" fo:margin-right="0cm" fo:text-indent="0cm" style:auto-text-indent="false" fo:background-color="transparent" style:writing-mode="lr-tb"/>
      <style:text-properties fo:font-style="normal" fo:font-weight="normal" officeooo:rsid="007990e3" officeooo:paragraph-rsid="00a8cb4c" style:font-style-asian="normal" style:font-weight-asian="normal" style:font-style-complex="normal" style:font-weight-complex="normal"/>
    </style:style>
    <style:style style:name="P210" style:family="paragraph" style:parent-style-name="Standard" style:master-page-name="Landscape">
      <style:paragraph-properties fo:text-align="center" style:justify-single-word="false" style:page-number="auto" fo:break-before="page" style:writing-mode="lr-tb"/>
      <style:text-properties fo:font-size="12pt" style:text-underline-style="none" fo:font-weight="bold" officeooo:rsid="005ea869" officeooo:paragraph-rsid="00be18a4" style:font-weight-asian="bold" style:font-weight-complex="bold"/>
    </style:style>
    <style:style style:name="P211" style:family="paragraph" style:parent-style-name="Standard" style:master-page-name="Landscape">
      <style:paragraph-properties style:page-number="auto" fo:break-before="page" style:writing-mode="lr-tb"/>
      <style:text-properties officeooo:rsid="007f1e0f" officeooo:paragraph-rsid="009403a3"/>
    </style:style>
    <style:style style:name="P212" style:family="paragraph" style:parent-style-name="Standard" style:master-page-name="Landscape">
      <style:paragraph-properties style:page-number="auto" fo:break-before="page" style:writing-mode="lr-tb"/>
      <style:text-properties officeooo:rsid="0024599d" officeooo:paragraph-rsid="002dea9a"/>
    </style:style>
    <style:style style:name="P213" style:family="paragraph" style:parent-style-name="Standard" style:master-page-name="Standard">
      <style:paragraph-properties fo:text-align="center" style:justify-single-word="false" style:page-number="auto" fo:break-before="page" style:writing-mode="lr-tb"/>
      <style:text-properties fo:font-size="16pt" fo:font-weight="bold" officeooo:rsid="0018740e" officeooo:paragraph-rsid="0018740e" style:font-size-asian="16.7999992370605pt" style:font-weight-asian="bold" style:font-size-complex="19.2000007629395pt" style:font-weight-complex="bold"/>
    </style:style>
    <style:style style:name="P214" style:family="paragraph" style:parent-style-name="Standard" style:master-page-name="Standard">
      <style:paragraph-properties fo:text-align="center" style:justify-single-word="false" style:page-number="auto" fo:break-before="page" style:writing-mode="lr-tb"/>
      <style:text-properties fo:font-size="16pt" fo:font-weight="bold" officeooo:rsid="00218c0a" officeooo:paragraph-rsid="002dea9a" style:font-size-asian="16.7999992370605pt" style:font-weight-asian="bold" style:font-size-complex="19.2000007629395pt" style:font-weight-complex="bold"/>
    </style:style>
    <style:style style:name="P215" style:family="paragraph" style:parent-style-name="Standard" style:master-page-name="Standard">
      <style:paragraph-properties fo:text-align="center" style:justify-single-word="false" style:page-number="auto" fo:break-before="page" style:writing-mode="lr-tb"/>
      <style:text-properties fo:font-size="16pt" fo:font-weight="bold" officeooo:rsid="00218c0a" officeooo:paragraph-rsid="00c9a7c5" style:font-size-asian="16.7999992370605pt" style:font-weight-asian="bold" style:font-size-complex="19.2000007629395pt" style:font-weight-complex="bold"/>
    </style:style>
    <style:style style:name="P216" style:family="paragraph" style:parent-style-name="Standard" style:master-page-name="Standard">
      <style:paragraph-properties style:page-number="auto" fo:break-before="page" style:writing-mode="lr-tb"/>
      <style:text-properties officeooo:paragraph-rsid="001b781a"/>
    </style:style>
    <style:style style:name="P217" style:family="paragraph" style:parent-style-name="Standard" style:master-page-name="Standard">
      <style:paragraph-properties style:page-number="auto" fo:break-before="page" style:writing-mode="lr-tb"/>
      <style:text-properties officeooo:rsid="0024599d" officeooo:paragraph-rsid="002dea9a"/>
    </style:style>
    <style:style style:name="P218" style:family="paragraph" style:parent-style-name="Text_20_body" style:list-style-name="L4">
      <style:text-properties officeooo:rsid="00d9bd9a" officeooo:paragraph-rsid="00d9bd9a"/>
    </style:style>
    <style:style style:name="P219" style:family="paragraph" style:parent-style-name="Text_20_body" style:list-style-name="L5">
      <style:text-properties officeooo:rsid="00dac5bc" officeooo:paragraph-rsid="00dac5bc"/>
    </style:style>
    <style:style style:name="P220" style:family="paragraph" style:parent-style-name="Text_20_body" style:list-style-name="L5">
      <style:text-properties officeooo:rsid="00dac5bc" officeooo:paragraph-rsid="00e687ff"/>
    </style:style>
    <style:style style:name="P221" style:family="paragraph" style:parent-style-name="Text_20_body" style:list-style-name="L7">
      <style:text-properties officeooo:rsid="00dc14e0" officeooo:paragraph-rsid="00dc14e0"/>
    </style:style>
    <style:style style:name="P222" style:family="paragraph" style:parent-style-name="Text_20_body" style:list-style-name="L9">
      <style:text-properties officeooo:rsid="00dc14e0" officeooo:paragraph-rsid="00e687ff"/>
    </style:style>
    <style:style style:name="P223" style:family="paragraph" style:parent-style-name="Text_20_body" style:list-style-name="L5">
      <style:text-properties fo:font-weight="normal" officeooo:rsid="00dc14e0" officeooo:paragraph-rsid="00dc14e0" style:font-weight-asian="normal" style:font-weight-complex="normal"/>
    </style:style>
    <style:style style:name="P224" style:family="paragraph" style:parent-style-name="Text_20_body" style:list-style-name="L5">
      <style:text-properties fo:font-weight="normal" officeooo:rsid="00dc14e0" officeooo:paragraph-rsid="00e687ff" style:font-weight-asian="normal" style:font-weight-complex="normal"/>
    </style:style>
    <style:style style:name="P225" style:family="paragraph" style:parent-style-name="Text_20_body">
      <style:text-properties fo:font-weight="normal" officeooo:rsid="00dc14e0" officeooo:paragraph-rsid="00dc14e0" style:font-weight-asian="normal" style:font-weight-complex="normal"/>
    </style:style>
    <style:style style:name="P226" style:family="paragraph" style:parent-style-name="Text_20_body" style:list-style-name="L7">
      <style:text-properties fo:font-weight="normal" officeooo:rsid="00dc14e0" officeooo:paragraph-rsid="00dc14e0" style:font-weight-asian="normal" style:font-weight-complex="normal"/>
    </style:style>
    <style:style style:name="P227" style:family="paragraph" style:parent-style-name="Text_20_body">
      <style:text-properties fo:font-weight="normal" officeooo:rsid="00dc14e0" officeooo:paragraph-rsid="00e687ff" style:font-weight-asian="normal" style:font-weight-complex="normal"/>
    </style:style>
    <style:style style:name="P228" style:family="paragraph" style:parent-style-name="Text_20_body" style:list-style-name="L9">
      <style:text-properties fo:font-weight="normal" officeooo:rsid="00dc14e0" officeooo:paragraph-rsid="00e687ff" style:font-weight-asian="normal" style:font-weight-complex="normal"/>
    </style:style>
    <style:style style:name="P229" style:family="paragraph" style:parent-style-name="Text_20_body">
      <style:text-properties fo:font-weight="normal" officeooo:rsid="00e06be2" officeooo:paragraph-rsid="00e06be2" style:font-weight-asian="normal" style:font-weight-complex="normal"/>
    </style:style>
    <style:style style:name="P230" style:family="paragraph" style:parent-style-name="Text_20_body">
      <style:text-properties fo:font-weight="normal" officeooo:rsid="00e06be2" officeooo:paragraph-rsid="00e687ff" style:font-weight-asian="normal" style:font-weight-complex="normal"/>
    </style:style>
    <style:style style:name="P231" style:family="paragraph" style:parent-style-name="Text_20_body" style:list-style-name="L6">
      <style:text-properties officeooo:rsid="00e06be2" officeooo:paragraph-rsid="00e06be2"/>
    </style:style>
    <style:style style:name="P232" style:family="paragraph" style:parent-style-name="Text_20_body" style:list-style-name="L8">
      <style:text-properties officeooo:rsid="00e06be2" officeooo:paragraph-rsid="00e687ff"/>
    </style:style>
    <style:style style:name="P233" style:family="paragraph" style:parent-style-name="Text_20_body" style:list-style-name="L7">
      <style:text-properties officeooo:rsid="00ddef2f" officeooo:paragraph-rsid="00e605bc"/>
    </style:style>
    <style:style style:name="P234" style:family="paragraph" style:parent-style-name="Text_20_body" style:list-style-name="L7">
      <style:text-properties officeooo:rsid="00e02aa1" officeooo:paragraph-rsid="00e605bc"/>
    </style:style>
    <style:style style:name="P235" style:family="paragraph" style:parent-style-name="Text_20_body" style:list-style-name="L9">
      <style:text-properties officeooo:rsid="00e02aa1" officeooo:paragraph-rsid="00e687ff"/>
    </style:style>
    <style:style style:name="P236" style:family="paragraph" style:parent-style-name="Text_20_body" style:list-style-name="L9">
      <style:text-properties officeooo:rsid="00eb46f2" officeooo:paragraph-rsid="00eb46f2"/>
    </style:style>
    <style:style style:name="P237" style:family="paragraph">
      <style:paragraph-properties fo:margin-left="0cm" fo:margin-right="0cm" fo:margin-top="0cm" fo:margin-bottom="0cm" fo:line-height="100%" fo:text-align="center" fo:text-indent="0cm"/>
    </style:style>
    <style:style style:name="P238" style:family="paragraph">
      <loext:graphic-properties draw:fill="solid" draw:fill-color="#e0efd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start" fo:text-indent="0cm"/>
    </style:style>
    <style:style style:name="P24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fff9a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adc5e7"/>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740e"/>
    </style:style>
    <style:style style:name="T2" style:family="text">
      <style:text-properties officeooo:rsid="001b781a"/>
    </style:style>
    <style:style style:name="T3" style:family="text">
      <style:text-properties officeooo:rsid="00218c0a"/>
    </style:style>
    <style:style style:name="T4" style:family="text">
      <style:text-properties officeooo:rsid="0022d467"/>
    </style:style>
    <style:style style:name="T5" style:family="text">
      <style:text-properties fo:font-weight="bold" style:font-weight-asian="bold" style:font-weight-complex="bold"/>
    </style:style>
    <style:style style:name="T6" style:family="text">
      <style:text-properties fo:font-weight="bold" officeooo:rsid="0022d467" style:font-weight-asian="bold" style:font-weight-complex="bold"/>
    </style:style>
    <style:style style:name="T7" style:family="text">
      <style:text-properties fo:font-weight="bold" officeooo:rsid="00610908" style:font-weight-asian="bold" style:font-weight-complex="bold"/>
    </style:style>
    <style:style style:name="T8" style:family="text">
      <style:text-properties fo:font-weight="bold" officeooo:rsid="00809547" style:font-weight-asian="bold" style:font-weight-complex="bold"/>
    </style:style>
    <style:style style:name="T9" style:family="text">
      <style:text-properties fo:font-weight="bold" officeooo:rsid="008fbc21" style:font-weight-asian="bold" style:font-weight-complex="bold"/>
    </style:style>
    <style:style style:name="T10" style:family="text">
      <style:text-properties fo:font-weight="bold" officeooo:rsid="0024599d" style:font-weight-asian="bold" style:font-weight-complex="bold"/>
    </style:style>
    <style:style style:name="T11" style:family="text">
      <style:text-properties fo:font-weight="bold" officeooo:rsid="00b3a29e" style:font-weight-asian="bold" style:font-weight-complex="bold"/>
    </style:style>
    <style:style style:name="T12" style:family="text">
      <style:text-properties fo:font-weight="bold" officeooo:rsid="003bccdf" style:font-weight-asian="bold" style:font-weight-complex="bold"/>
    </style:style>
    <style:style style:name="T13" style:family="text">
      <style:text-properties fo:font-weight="bold" officeooo:rsid="00dac5bc" style:font-weight-asian="bold" style:font-weight-complex="bold"/>
    </style:style>
    <style:style style:name="T14" style:family="text">
      <style:text-properties officeooo:rsid="0024599d"/>
    </style:style>
    <style:style style:name="T15" style:family="text">
      <style:text-properties officeooo:rsid="002506fd"/>
    </style:style>
    <style:style style:name="T16" style:family="text">
      <style:text-properties officeooo:rsid="00299d08"/>
    </style:style>
    <style:style style:name="T17" style:family="text">
      <style:text-properties officeooo:rsid="002b57e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8740e"/>
    </style:style>
    <style:style style:name="T20" style:family="text">
      <style:text-properties style:text-underline-style="solid" style:text-underline-width="auto" style:text-underline-color="font-color" officeooo:rsid="001b781a"/>
    </style:style>
    <style:style style:name="T21" style:family="text">
      <style:text-properties style:text-underline-style="solid" style:text-underline-width="auto" style:text-underline-color="font-color" officeooo:rsid="002b57ec"/>
    </style:style>
    <style:style style:name="T22" style:family="text">
      <style:text-properties style:text-underline-style="solid" style:text-underline-width="auto" style:text-underline-color="font-color" officeooo:rsid="002b65be"/>
    </style:style>
    <style:style style:name="T23" style:family="text">
      <style:text-properties style:text-underline-style="solid" style:text-underline-width="auto" style:text-underline-color="font-color" officeooo:rsid="00299d08"/>
    </style:style>
    <style:style style:name="T24" style:family="text">
      <style:text-properties style:text-underline-style="solid" style:text-underline-width="auto" style:text-underline-color="font-color" officeooo:rsid="003b0c9b"/>
    </style:style>
    <style:style style:name="T25" style:family="text">
      <style:text-properties style:text-underline-style="solid" style:text-underline-width="auto" style:text-underline-color="font-color" officeooo:rsid="003b3739"/>
    </style:style>
    <style:style style:name="T26" style:family="text">
      <style:text-properties style:text-underline-style="solid" style:text-underline-width="auto" style:text-underline-color="font-color" officeooo:rsid="004552ea"/>
    </style:style>
    <style:style style:name="T27" style:family="text">
      <style:text-properties style:text-underline-style="solid" style:text-underline-width="auto" style:text-underline-color="font-color" officeooo:rsid="005ca636"/>
    </style:style>
    <style:style style:name="T28" style:family="text">
      <style:text-properties style:text-underline-style="solid" style:text-underline-width="auto" style:text-underline-color="font-color" officeooo:rsid="00610908"/>
    </style:style>
    <style:style style:name="T29" style:family="text">
      <style:text-properties style:text-underline-style="solid" style:text-underline-width="auto" style:text-underline-color="font-color" fo:font-weight="bold" officeooo:rsid="00610908" style:font-weight-asian="bold" style:font-weight-complex="bold"/>
    </style:style>
    <style:style style:name="T30" style:family="text">
      <style:text-properties style:text-underline-style="solid" style:text-underline-width="auto" style:text-underline-color="font-color" officeooo:rsid="0024599d"/>
    </style:style>
    <style:style style:name="T31" style:family="text">
      <style:text-properties style:text-underline-style="solid" style:text-underline-width="auto" style:text-underline-color="font-color" officeooo:rsid="00a75ccd"/>
    </style:style>
    <style:style style:name="T32" style:family="text">
      <style:text-properties style:text-underline-style="solid" style:text-underline-width="auto" style:text-underline-color="font-color" officeooo:rsid="00b0b808"/>
    </style:style>
    <style:style style:name="T33" style:family="text">
      <style:text-properties style:text-underline-style="solid" style:text-underline-width="auto" style:text-underline-color="font-color" officeooo:rsid="00bf50aa"/>
    </style:style>
    <style:style style:name="T34" style:family="text">
      <style:text-properties style:text-underline-style="solid" style:text-underline-width="auto" style:text-underline-color="font-color" officeooo:rsid="00bf6f39"/>
    </style:style>
    <style:style style:name="T35" style:family="text">
      <style:text-properties officeooo:rsid="002b65be"/>
    </style:style>
    <style:style style:name="T36" style:family="text">
      <style:text-properties fo:font-weight="normal" style:font-weight-asian="normal" style:font-weight-complex="normal"/>
    </style:style>
    <style:style style:name="T37" style:family="text">
      <style:text-properties fo:font-weight="normal" officeooo:rsid="0019a1ef" style:font-weight-asian="normal" style:font-weight-complex="normal"/>
    </style:style>
    <style:style style:name="T38" style:family="text">
      <style:text-properties fo:font-weight="normal" officeooo:rsid="007990e3" style:font-weight-asian="normal" style:font-weight-complex="normal"/>
    </style:style>
    <style:style style:name="T39" style:family="text">
      <style:text-properties fo:font-weight="normal" officeooo:rsid="00859943" style:font-weight-asian="normal" style:font-weight-complex="normal"/>
    </style:style>
    <style:style style:name="T40" style:family="text">
      <style:text-properties fo:font-weight="normal" officeooo:rsid="008fbc21" style:font-weight-asian="normal" style:font-weight-complex="normal"/>
    </style:style>
    <style:style style:name="T41" style:family="text">
      <style:text-properties fo:font-weight="normal" officeooo:rsid="00b1e73c" style:font-weight-asian="normal" style:font-weight-complex="normal"/>
    </style:style>
    <style:style style:name="T42" style:family="text">
      <style:text-properties fo:font-weight="normal" officeooo:rsid="00bc6f6d" style:font-weight-asian="normal" style:font-weight-complex="normal"/>
    </style:style>
    <style:style style:name="T43" style:family="text">
      <style:text-properties fo:font-weight="normal" officeooo:rsid="00bd3ef3" style:font-weight-asian="normal" style:font-weight-complex="normal"/>
    </style:style>
    <style:style style:name="T44" style:family="text">
      <style:text-properties fo:font-weight="normal" officeooo:rsid="00c5534e" style:font-weight-asian="normal" style:font-weight-complex="normal"/>
    </style:style>
    <style:style style:name="T45" style:family="text">
      <style:text-properties fo:font-weight="normal" officeooo:rsid="009a4212" style:font-weight-asian="normal" style:font-weight-complex="normal"/>
    </style:style>
    <style:style style:name="T46" style:family="text">
      <style:text-properties fo:font-weight="normal" officeooo:rsid="00c84846" style:font-weight-asian="normal" style:font-weight-complex="normal"/>
    </style:style>
    <style:style style:name="T47" style:family="text">
      <style:text-properties fo:font-weight="normal" officeooo:rsid="00d49cdc" style:font-weight-asian="normal" style:font-weight-complex="normal"/>
    </style:style>
    <style:style style:name="T48" style:family="text">
      <style:text-properties fo:font-weight="normal" officeooo:rsid="00d49e9a" style:font-weight-asian="normal" style:font-weight-complex="normal"/>
    </style:style>
    <style:style style:name="T49" style:family="text">
      <style:text-properties fo:font-weight="normal" officeooo:rsid="00dac5bc" style:font-weight-asian="normal" style:font-weight-complex="normal"/>
    </style:style>
    <style:style style:name="T50" style:family="text">
      <style:text-properties fo:font-weight="normal" officeooo:rsid="00dc14e0" style:font-weight-asian="normal" style:font-weight-complex="normal"/>
    </style:style>
    <style:style style:name="T51" style:family="text">
      <style:text-properties fo:font-weight="normal" officeooo:rsid="00ddef2f" style:font-weight-asian="normal" style:font-weight-complex="normal"/>
    </style:style>
    <style:style style:name="T52" style:family="text">
      <style:text-properties fo:font-weight="normal" officeooo:rsid="00df224b" style:font-weight-asian="normal" style:font-weight-complex="normal"/>
    </style:style>
    <style:style style:name="T53" style:family="text">
      <style:text-properties fo:font-weight="normal" officeooo:rsid="00e17045" style:font-weight-asian="normal" style:font-weight-complex="normal"/>
    </style:style>
    <style:style style:name="T54" style:family="text">
      <style:text-properties fo:font-weight="normal" officeooo:rsid="007d8287" style:font-weight-asian="normal" style:font-weight-complex="normal"/>
    </style:style>
    <style:style style:name="T55" style:family="text">
      <style:text-properties fo:font-weight="normal" officeooo:rsid="00e2f7ef" style:font-weight-asian="normal" style:font-weight-complex="normal"/>
    </style:style>
    <style:style style:name="T56" style:family="text">
      <style:text-properties fo:font-weight="normal" officeooo:rsid="00e4d039" style:font-weight-asian="normal" style:font-weight-complex="normal"/>
    </style:style>
    <style:style style:name="T57" style:family="text">
      <style:text-properties fo:font-weight="normal" officeooo:rsid="00e83fc1" style:font-weight-asian="normal" style:font-weight-complex="normal"/>
    </style:style>
    <style:style style:name="T58" style:family="text">
      <style:text-properties fo:font-weight="normal" officeooo:rsid="00e9e937" style:font-weight-asian="normal" style:font-weight-complex="normal"/>
    </style:style>
    <style:style style:name="T59" style:family="text">
      <style:text-properties fo:font-weight="normal" officeooo:rsid="00eb46f2" style:font-weight-asian="normal" style:font-weight-complex="normal"/>
    </style:style>
    <style:style style:name="T60" style:family="text">
      <style:text-properties officeooo:rsid="002dea9a"/>
    </style:style>
    <style:style style:name="T61" style:family="text">
      <style:text-properties officeooo:rsid="002eab87"/>
    </style:style>
    <style:style style:name="T62" style:family="text">
      <style:text-properties officeooo:rsid="0032621f"/>
    </style:style>
    <style:style style:name="T63" style:family="text">
      <style:text-properties officeooo:rsid="00345e25"/>
    </style:style>
    <style:style style:name="T64" style:family="text">
      <style:text-properties officeooo:rsid="00372891"/>
    </style:style>
    <style:style style:name="T65" style:family="text">
      <style:text-properties officeooo:rsid="00376b34"/>
    </style:style>
    <style:style style:name="T66" style:family="text">
      <style:text-properties officeooo:rsid="0039ddd6"/>
    </style:style>
    <style:style style:name="T67" style:family="text">
      <style:text-properties officeooo:rsid="003b0c9b"/>
    </style:style>
    <style:style style:name="T68" style:family="text">
      <style:text-properties fo:font-style="italic" style:font-style-asian="italic" style:font-style-complex="italic"/>
    </style:style>
    <style:style style:name="T69" style:family="text">
      <style:text-properties fo:font-style="italic" officeooo:rsid="00523908" style:font-style-asian="italic" style:font-style-complex="italic"/>
    </style:style>
    <style:style style:name="T70" style:family="text">
      <style:text-properties fo:font-style="italic" officeooo:rsid="008d7e7e" style:font-style-asian="italic" style:font-style-complex="italic"/>
    </style:style>
    <style:style style:name="T71" style:family="text">
      <style:text-properties fo:font-style="italic" officeooo:rsid="008ded9f" style:font-style-asian="italic" style:font-style-complex="italic"/>
    </style:style>
    <style:style style:name="T72" style:family="text">
      <style:text-properties fo:font-style="italic" officeooo:rsid="008e40de" style:font-style-asian="italic" style:font-style-complex="italic"/>
    </style:style>
    <style:style style:name="T73" style:family="text">
      <style:text-properties fo:font-style="italic" style:text-underline-style="none" fo:font-weight="bold" officeooo:rsid="004bcc9a" style:font-style-asian="italic" style:font-weight-asian="bold" style:font-style-complex="italic" style:font-weight-complex="bold"/>
    </style:style>
    <style:style style:name="T74" style:family="text">
      <style:text-properties fo:font-style="italic" style:text-underline-style="none" fo:font-weight="bold" officeooo:rsid="00738ec5" style:font-style-asian="italic" style:font-weight-asian="bold" style:font-style-complex="italic" style:font-weight-complex="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normal" officeooo:rsid="00c84846" style:font-style-asian="italic" style:font-weight-asian="normal" style:font-style-complex="italic" style:font-weight-complex="normal"/>
    </style:style>
    <style:style style:name="T77" style:family="text">
      <style:text-properties style:text-underline-style="none"/>
    </style:style>
    <style:style style:name="T78" style:family="text">
      <style:text-properties style:text-underline-style="none" officeooo:rsid="00643ce8"/>
    </style:style>
    <style:style style:name="T79" style:family="text">
      <style:text-properties style:text-underline-style="none" officeooo:rsid="003b0c9b"/>
    </style:style>
    <style:style style:name="T80" style:family="text">
      <style:text-properties style:text-underline-style="none" officeooo:rsid="00610908"/>
    </style:style>
    <style:style style:name="T81" style:family="text">
      <style:text-properties style:text-underline-style="none" officeooo:rsid="004552ea"/>
    </style:style>
    <style:style style:name="T82" style:family="text">
      <style:text-properties style:text-underline-style="none" fo:font-weight="bold" officeooo:rsid="0087f3ae" style:font-weight-asian="bold" style:font-weight-complex="bold"/>
    </style:style>
    <style:style style:name="T83" style:family="text">
      <style:text-properties style:text-underline-style="none" fo:font-weight="bold" officeooo:rsid="00918e83" style:font-weight-asian="bold" style:font-weight-complex="bold"/>
    </style:style>
    <style:style style:name="T84" style:family="text">
      <style:text-properties style:text-underline-style="none" fo:font-weight="normal" officeooo:rsid="0087f3ae" style:font-weight-asian="normal" style:font-weight-complex="normal"/>
    </style:style>
    <style:style style:name="T85" style:family="text">
      <style:text-properties style:text-underline-style="none" officeooo:rsid="00bf50aa"/>
    </style:style>
    <style:style style:name="T86" style:family="text">
      <style:text-properties style:text-underline-style="none" officeooo:rsid="00c67859"/>
    </style:style>
    <style:style style:name="T87" style:family="text">
      <style:text-properties fo:font-style="normal" style:font-style-asian="normal" style:font-style-complex="normal"/>
    </style:style>
    <style:style style:name="T88" style:family="text">
      <style:text-properties fo:font-style="normal" officeooo:rsid="00477430" style:font-style-asian="normal" style:font-style-complex="normal"/>
    </style:style>
    <style:style style:name="T89" style:family="text">
      <style:text-properties fo:font-style="normal" officeooo:rsid="00610908" style:font-style-asian="normal" style:font-style-complex="normal"/>
    </style:style>
    <style:style style:name="T90" style:family="text">
      <style:text-properties fo:font-style="normal" officeooo:rsid="00738ec5" style:font-style-asian="normal" style:font-style-complex="normal"/>
    </style:style>
    <style:style style:name="T91" style:family="text">
      <style:text-properties fo:font-style="normal" officeooo:rsid="007990e3" style:font-style-asian="normal" style:font-style-complex="normal"/>
    </style:style>
    <style:style style:name="T92" style:family="text">
      <style:text-properties fo:font-style="normal" officeooo:rsid="00860dc3" style:font-style-asian="normal" style:font-style-complex="normal"/>
    </style:style>
    <style:style style:name="T93" style:family="text">
      <style:text-properties fo:font-style="normal" officeooo:rsid="00918e83" style:font-style-asian="normal" style:font-style-complex="normal"/>
    </style:style>
    <style:style style:name="T94" style:family="text">
      <style:text-properties fo:font-style="normal" officeooo:rsid="009a4212" style:font-style-asian="normal" style:font-style-complex="normal"/>
    </style:style>
    <style:style style:name="T95" style:family="text">
      <style:text-properties fo:font-style="normal" officeooo:rsid="00a0d6e9" style:font-style-asian="normal" style:font-style-complex="normal"/>
    </style:style>
    <style:style style:name="T96" style:family="text">
      <style:text-properties fo:font-style="normal" officeooo:rsid="00523908" style:font-style-asian="normal" style:font-style-complex="normal"/>
    </style:style>
    <style:style style:name="T97" style:family="text">
      <style:text-properties fo:font-style="normal" officeooo:rsid="00183865" style:font-style-asian="normal" style:font-style-complex="normal"/>
    </style:style>
    <style:style style:name="T98" style:family="text">
      <style:text-properties fo:font-style="normal" officeooo:rsid="0019339c" style:font-style-asian="normal" style:font-style-complex="normal"/>
    </style:style>
    <style:style style:name="T99" style:family="text">
      <style:text-properties fo:font-style="normal" officeooo:rsid="0067dca3" style:font-style-asian="normal" style:font-style-complex="normal"/>
    </style:style>
    <style:style style:name="T100" style:family="text">
      <style:text-properties fo:font-style="normal" officeooo:rsid="00b410f0" style:font-style-asian="normal" style:font-style-complex="normal"/>
    </style:style>
    <style:style style:name="T101" style:family="text">
      <style:text-properties fo:font-style="normal" officeooo:rsid="00b4acd0" style:font-style-asian="normal" style:font-style-complex="normal"/>
    </style:style>
    <style:style style:name="T102" style:family="text">
      <style:text-properties fo:font-style="normal" officeooo:rsid="00bd3ef3" style:font-style-asian="normal" style:font-style-complex="normal"/>
    </style:style>
    <style:style style:name="T103" style:family="text">
      <style:text-properties fo:font-style="normal" officeooo:rsid="00c238dd" style:font-style-asian="normal" style:font-style-complex="normal"/>
    </style:style>
    <style:style style:name="T104" style:family="text">
      <style:text-properties fo:font-style="normal" style:text-underline-style="solid" style:text-underline-width="auto" style:text-underline-color="font-color" style:font-style-asian="normal" style:font-style-complex="normal"/>
    </style:style>
    <style:style style:name="T105" style:family="text">
      <style:text-properties fo:font-style="normal" style:text-underline-style="solid" style:text-underline-width="auto" style:text-underline-color="font-color" officeooo:rsid="0044d94b" style:font-style-asian="normal" style:font-style-complex="normal"/>
    </style:style>
    <style:style style:name="T106" style:family="text">
      <style:text-properties fo:font-style="normal" style:text-underline-style="solid" style:text-underline-width="auto" style:text-underline-color="font-color" officeooo:rsid="004bcc9a" style:font-style-asian="normal" style:font-style-complex="normal"/>
    </style:style>
    <style:style style:name="T107" style:family="text">
      <style:text-properties fo:font-style="normal" style:text-underline-style="solid" style:text-underline-width="auto" style:text-underline-color="font-color" fo:font-weight="bold" officeooo:rsid="009a4212" style:font-style-asian="normal" style:font-weight-asian="bold" style:font-style-complex="normal" style:font-weight-complex="bold"/>
    </style:style>
    <style:style style:name="T108" style:family="text">
      <style:text-properties fo:font-style="normal" style:text-underline-style="none" style:font-style-asian="normal" style:font-style-complex="normal"/>
    </style:style>
    <style:style style:name="T109" style:family="text">
      <style:text-properties fo:font-style="normal" style:text-underline-style="none" officeooo:rsid="00477430" style:font-style-asian="normal" style:font-style-complex="normal"/>
    </style:style>
    <style:style style:name="T110" style:family="text">
      <style:text-properties fo:font-style="normal" style:text-underline-style="none" officeooo:rsid="004a874e" style:font-style-asian="normal" style:font-style-complex="normal"/>
    </style:style>
    <style:style style:name="T111" style:family="text">
      <style:text-properties fo:font-style="normal" style:text-underline-style="none" officeooo:rsid="0049390f" style:font-style-asian="normal" style:font-style-complex="normal"/>
    </style:style>
    <style:style style:name="T112" style:family="text">
      <style:text-properties fo:font-style="normal" style:text-underline-style="none" officeooo:rsid="004b2ae1" style:font-style-asian="normal" style:font-style-complex="normal"/>
    </style:style>
    <style:style style:name="T113" style:family="text">
      <style:text-properties fo:font-style="normal" style:text-underline-style="none" officeooo:rsid="004bcc9a" style:font-style-asian="normal" style:font-style-complex="normal"/>
    </style:style>
    <style:style style:name="T114" style:family="text">
      <style:text-properties fo:font-style="normal" style:text-underline-style="none" officeooo:rsid="004e3498" style:font-style-asian="normal" style:font-style-complex="normal"/>
    </style:style>
    <style:style style:name="T115" style:family="text">
      <style:text-properties fo:font-style="normal" style:text-underline-style="none" officeooo:rsid="0062c42f" style:font-style-asian="normal" style:font-style-complex="normal"/>
    </style:style>
    <style:style style:name="T116" style:family="text">
      <style:text-properties fo:font-style="normal" style:text-underline-style="none" officeooo:rsid="00643ce8" style:font-style-asian="normal" style:font-style-complex="normal"/>
    </style:style>
    <style:style style:name="T117" style:family="text">
      <style:text-properties fo:font-style="normal" style:text-underline-style="none" officeooo:rsid="0066b392" style:font-style-asian="normal" style:font-style-complex="normal"/>
    </style:style>
    <style:style style:name="T118" style:family="text">
      <style:text-properties fo:font-style="normal" style:text-underline-style="none" officeooo:rsid="006a8192" style:font-style-asian="normal" style:font-style-complex="normal"/>
    </style:style>
    <style:style style:name="T119" style:family="text">
      <style:text-properties fo:font-style="normal" style:text-underline-style="none" officeooo:rsid="006ad3a3" style:font-style-asian="normal" style:font-style-complex="normal"/>
    </style:style>
    <style:style style:name="T120" style:family="text">
      <style:text-properties fo:font-style="normal" style:text-underline-style="none" officeooo:rsid="0067dca3" style:font-style-asian="normal" style:font-style-complex="normal"/>
    </style:style>
    <style:style style:name="T121" style:family="text">
      <style:text-properties fo:font-style="normal" style:text-underline-style="none" officeooo:rsid="0072fde5" style:font-style-asian="normal" style:font-style-complex="normal"/>
    </style:style>
    <style:style style:name="T122" style:family="text">
      <style:text-properties fo:font-style="normal" style:text-underline-style="none" officeooo:rsid="00aa6df9" style:font-style-asian="normal" style:font-style-complex="normal"/>
    </style:style>
    <style:style style:name="T123" style:family="text">
      <style:text-properties fo:font-style="normal" style:text-underline-style="none" fo:font-weight="bold" officeooo:rsid="00477430" style:font-style-asian="normal" style:font-weight-asian="bold" style:font-style-complex="normal" style:font-weight-complex="bold"/>
    </style:style>
    <style:style style:name="T124" style:family="text">
      <style:text-properties fo:font-style="normal" style:text-underline-style="none" fo:font-weight="bold" officeooo:rsid="004e3498" style:font-style-asian="normal" style:font-weight-asian="bold" style:font-style-complex="normal" style:font-weight-complex="bold"/>
    </style:style>
    <style:style style:name="T125" style:family="text">
      <style:text-properties fo:font-style="normal" style:text-underline-style="none" fo:font-weight="normal" officeooo:rsid="00477430" style:font-style-asian="normal" style:font-weight-asian="normal" style:font-style-complex="normal" style:font-weight-complex="normal"/>
    </style:style>
    <style:style style:name="T126" style:family="text">
      <style:text-properties fo:font-style="normal" style:text-underline-style="none" fo:font-weight="normal" officeooo:rsid="004e3498" style:font-style-asian="normal" style:font-weight-asian="normal" style:font-style-complex="normal" style:font-weight-complex="normal"/>
    </style:style>
    <style:style style:name="T127" style:family="text">
      <style:text-properties fo:font-style="normal" style:text-underline-style="none" fo:font-weight="normal" officeooo:rsid="0072fde5" style:font-style-asian="normal" style:font-weight-asian="normal" style:font-style-complex="normal" style:font-weight-complex="normal"/>
    </style:style>
    <style:style style:name="T128" style:family="text">
      <style:text-properties fo:font-style="normal" style:text-underline-style="none" fo:font-weight="normal" officeooo:rsid="00738ec5" style:font-style-asian="normal" style:font-weight-asian="normal" style:font-style-complex="normal" style:font-weight-complex="normal"/>
    </style:style>
    <style:style style:name="T129" style:family="text">
      <style:text-properties fo:font-style="normal" style:text-underline-style="none" fo:font-weight="normal" officeooo:rsid="004a874e" style:font-style-asian="normal" style:font-weight-asian="normal" style:font-style-complex="normal" style:font-weight-complex="normal"/>
    </style:style>
    <style:style style:name="T130" style:family="text">
      <style:text-properties fo:font-style="normal" style:text-underline-style="none" fo:font-weight="normal" officeooo:rsid="004bcc9a" style:font-style-asian="normal" style:font-weight-asian="normal" style:font-style-complex="normal" style:font-weight-complex="normal"/>
    </style:style>
    <style:style style:name="T131" style:family="text">
      <style:text-properties fo:font-style="normal" fo:font-weight="bold" officeooo:rsid="00477430" style:font-style-asian="normal" style:font-weight-asian="bold" style:font-style-complex="normal" style:font-weight-complex="bold"/>
    </style:style>
    <style:style style:name="T132" style:family="text">
      <style:text-properties fo:font-style="normal" fo:font-weight="bold" officeooo:rsid="006222d5" style:font-style-asian="normal" style:font-weight-asian="bold" style:font-style-complex="normal" style:font-weight-complex="bold"/>
    </style:style>
    <style:style style:name="T133" style:family="text">
      <style:text-properties fo:font-style="normal" fo:font-weight="bold" officeooo:rsid="00860dc3" style:font-style-asian="normal" style:font-weight-asian="bold" style:font-style-complex="normal" style:font-weight-complex="bold"/>
    </style:style>
    <style:style style:name="T134" style:family="text">
      <style:text-properties fo:font-style="normal" fo:font-weight="bold" officeooo:rsid="008a01c9" style:font-style-asian="normal" style:font-weight-asian="bold" style:font-style-complex="normal" style:font-weight-complex="bold"/>
    </style:style>
    <style:style style:name="T135" style:family="text">
      <style:text-properties fo:font-style="normal" fo:font-weight="bold" officeooo:rsid="00918e83" style:font-style-asian="normal" style:font-weight-asian="bold" style:font-style-complex="normal" style:font-weight-complex="bold"/>
    </style:style>
    <style:style style:name="T136" style:family="text">
      <style:text-properties fo:font-style="normal" fo:font-weight="bold" officeooo:rsid="009a4212" style:font-style-asian="normal" style:font-weight-asian="bold" style:font-style-complex="normal" style:font-weight-complex="bold"/>
    </style:style>
    <style:style style:name="T137" style:family="text">
      <style:text-properties fo:font-style="normal" fo:font-weight="bold" officeooo:rsid="001ae76c" style:font-style-asian="normal" style:font-weight-asian="bold" style:font-style-complex="normal" style:font-weight-complex="bold"/>
    </style:style>
    <style:style style:name="T138" style:family="text">
      <style:text-properties fo:font-style="normal" fo:font-weight="bold" officeooo:rsid="00610908" style:font-style-asian="normal" style:font-weight-asian="bold" style:font-style-complex="normal" style:font-weight-complex="bold"/>
    </style:style>
    <style:style style:name="T139" style:family="text">
      <style:text-properties fo:font-style="normal" fo:font-weight="bold" officeooo:rsid="00bd3ef3" style:font-style-asian="normal" style:font-weight-asian="bold" style:font-style-complex="normal" style:font-weight-complex="bold"/>
    </style:style>
    <style:style style:name="T140" style:family="text">
      <style:text-properties fo:font-style="normal" fo:font-weight="normal" officeooo:rsid="007990e3" style:font-style-asian="normal" style:font-weight-asian="normal" style:font-style-complex="normal" style:font-weight-complex="normal"/>
    </style:style>
    <style:style style:name="T141" style:family="text">
      <style:text-properties fo:font-style="normal" fo:font-weight="normal" officeooo:rsid="00860dc3" style:font-style-asian="normal" style:font-weight-asian="normal" style:font-style-complex="normal" style:font-weight-complex="normal"/>
    </style:style>
    <style:style style:name="T142" style:family="text">
      <style:text-properties fo:font-style="normal" fo:font-weight="normal" officeooo:rsid="008a01c9" style:font-style-asian="normal" style:font-weight-asian="normal" style:font-style-complex="normal" style:font-weight-complex="normal"/>
    </style:style>
    <style:style style:name="T143" style:family="text">
      <style:text-properties fo:font-style="normal" fo:font-weight="normal" officeooo:rsid="00918e83" style:font-style-asian="normal" style:font-weight-asian="normal" style:font-style-complex="normal" style:font-weight-complex="normal"/>
    </style:style>
    <style:style style:name="T144" style:family="text">
      <style:text-properties fo:font-style="normal" fo:font-weight="normal" officeooo:rsid="00bd3ef3" style:font-style-asian="normal" style:font-weight-asian="normal" style:font-style-complex="normal" style:font-weight-complex="normal"/>
    </style:style>
    <style:style style:name="T145" style:family="text">
      <style:text-properties officeooo:rsid="004552ea"/>
    </style:style>
    <style:style style:name="T146" style:family="text">
      <style:text-properties officeooo:rsid="00523908"/>
    </style:style>
    <style:style style:name="T147" style:family="text">
      <style:text-properties officeooo:rsid="0057b24c"/>
    </style:style>
    <style:style style:name="T148" style:family="text">
      <style:text-properties officeooo:rsid="005864fc"/>
    </style:style>
    <style:style style:name="T149" style:family="text">
      <style:text-properties fo:language="en" fo:country="US" officeooo:rsid="005b4771"/>
    </style:style>
    <style:style style:name="T150" style:family="text">
      <style:text-properties officeooo:rsid="005b4771"/>
    </style:style>
    <style:style style:name="T151" style:family="text">
      <style:text-properties fo:language="fr" fo:country="FR"/>
    </style:style>
    <style:style style:name="T152" style:family="text">
      <style:text-properties fo:language="fr" fo:country="FR" fo:font-style="normal" style:font-style-asian="normal" style:font-style-complex="normal"/>
    </style:style>
    <style:style style:name="T153" style:family="text">
      <style:text-properties fo:language="fr" fo:country="FR" fo:font-style="normal" officeooo:rsid="00859d56" style:font-style-asian="normal" style:font-style-complex="normal"/>
    </style:style>
    <style:style style:name="T154" style:family="text">
      <style:text-properties fo:language="fr" fo:country="FR" fo:font-style="normal" officeooo:rsid="00860dc3" style:font-style-asian="normal" style:font-style-complex="normal"/>
    </style:style>
    <style:style style:name="T155" style:family="text">
      <style:text-properties fo:language="fr" fo:country="FR" fo:font-style="normal" officeooo:rsid="0087f3ae" style:font-style-asian="normal" style:font-style-complex="normal"/>
    </style:style>
    <style:style style:name="T156" style:family="text">
      <style:text-properties fo:language="fr" fo:country="FR" fo:font-style="normal" officeooo:rsid="00bd3ef3" style:font-style-asian="normal" style:font-style-complex="normal"/>
    </style:style>
    <style:style style:name="T157" style:family="text">
      <style:text-properties fo:language="fr" fo:country="FR" officeooo:rsid="0087f3ae"/>
    </style:style>
    <style:style style:name="T158" style:family="text">
      <style:text-properties fo:language="fr" fo:country="FR" style:text-underline-style="solid" style:text-underline-width="auto" style:text-underline-color="font-color"/>
    </style:style>
    <style:style style:name="T159" style:family="text">
      <style:text-properties fo:language="fr" fo:country="FR" officeooo:rsid="00bd3ef3"/>
    </style:style>
    <style:style style:name="T160" style:family="text">
      <style:text-properties officeooo:rsid="005ea869"/>
    </style:style>
    <style:style style:name="T161" style:family="text">
      <style:text-properties officeooo:rsid="00610908"/>
    </style:style>
    <style:style style:name="T162" style:family="text">
      <style:text-properties officeooo:rsid="006222d5"/>
    </style:style>
    <style:style style:name="T163" style:family="text">
      <style:text-properties officeooo:rsid="0067dca3"/>
    </style:style>
    <style:style style:name="T164" style:family="text">
      <style:text-properties officeooo:rsid="006e4448"/>
    </style:style>
    <style:style style:name="T165" style:family="text">
      <style:text-properties officeooo:rsid="007990e3"/>
    </style:style>
    <style:style style:name="T166" style:family="text">
      <style:text-properties officeooo:rsid="007d8287"/>
    </style:style>
    <style:style style:name="T167" style:family="text">
      <style:text-properties officeooo:rsid="007fa69c"/>
    </style:style>
    <style:style style:name="T168" style:family="text">
      <style:text-properties officeooo:rsid="0081bdfb"/>
    </style:style>
    <style:style style:name="T169" style:family="text">
      <style:text-properties fo:font-size="12pt" style:text-underline-style="none" fo:font-weight="bold" officeooo:rsid="003fd79c" style:font-weight-asian="bold" style:font-weight-complex="bold"/>
    </style:style>
    <style:style style:name="T170" style:family="text">
      <style:text-properties fo:font-size="12pt" style:text-underline-style="none" fo:font-weight="bold" officeooo:rsid="005b4771" style:font-weight-asian="bold" style:font-weight-complex="bold"/>
    </style:style>
    <style:style style:name="T171" style:family="text">
      <style:text-properties officeooo:rsid="008a01c9"/>
    </style:style>
    <style:style style:name="T172" style:family="text">
      <style:text-properties officeooo:rsid="008d7e7e"/>
    </style:style>
    <style:style style:name="T173" style:family="text">
      <style:text-properties officeooo:rsid="009772f2"/>
    </style:style>
    <style:style style:name="T174" style:family="text">
      <style:text-properties officeooo:rsid="009891e7"/>
    </style:style>
    <style:style style:name="T175" style:family="text">
      <style:text-properties officeooo:rsid="0099f128"/>
    </style:style>
    <style:style style:name="T176" style:family="text">
      <style:text-properties officeooo:rsid="00a75ccd"/>
    </style:style>
    <style:style style:name="T177" style:family="text">
      <style:text-properties officeooo:rsid="0019339c"/>
    </style:style>
    <style:style style:name="T178" style:family="text">
      <style:text-properties officeooo:rsid="001ae76c"/>
    </style:style>
    <style:style style:name="T179" style:family="text">
      <style:text-properties officeooo:rsid="00b1e73c"/>
    </style:style>
    <style:style style:name="T180" style:family="text">
      <style:text-properties officeooo:rsid="00c84846"/>
    </style:style>
    <style:style style:name="T181" style:family="text">
      <style:text-properties officeooo:rsid="00cadb84"/>
    </style:style>
    <style:style style:name="T182" style:family="text">
      <style:text-properties officeooo:rsid="00d1b4d9"/>
    </style:style>
    <style:style style:name="T183" style:family="text">
      <style:text-properties officeooo:rsid="00d2e115"/>
    </style:style>
    <style:style style:name="T184" style:family="text">
      <style:text-properties officeooo:rsid="00d873a2"/>
    </style:style>
    <style:style style:name="T185" style:family="text">
      <style:text-properties officeooo:rsid="00d94e94"/>
    </style:style>
    <style:style style:name="T186" style:family="text">
      <style:text-properties officeooo:rsid="003bccdf"/>
    </style:style>
    <style:style style:name="T187" style:family="text">
      <style:text-properties officeooo:rsid="00e687ff"/>
    </style:style>
    <style:style style:name="T18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solid" style:text-underline-width="auto" style:text-underline-color="font-color"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e0efd4" draw:textarea-horizontal-align="justify" draw:textarea-vertical-align="top" draw:auto-grow-height="false" fo:min-height="2.455cm" fo:min-width="8.20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9ae" draw:textarea-horizontal-align="justify" draw:textarea-vertical-align="top" draw:auto-grow-height="false" fo:min-height="2.455cm" fo:min-width="8.206cm" fo:padding-top="0.125cm" fo:padding-bottom="0.125cm" fo:padding-left="0.25cm" fo:padding-right="0.2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9.264cm" fo:min-width="8.21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409cm" fo:min-width="7.4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0.859cm" fo:min-width="7.50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0.857cm" fo:min-width="7.50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016cm" fo:min-width="7.56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0.833cm" fo:min-width="7.58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376cm" fo:min-width="7.52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9ae" draw:textarea-horizontal-align="justify" draw:textarea-vertical-align="top" draw:auto-grow-height="false" fo:min-height="2.457cm" fo:min-width="8.20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3.429cm" fo:min-width="8.37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9ae" draw:textarea-horizontal-align="justify" draw:textarea-vertical-align="top" draw:auto-grow-height="false" fo:min-height="2.457cm" fo:min-width="8.20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13.264cm" fo:min-width="8.2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236cm" fo:min-width="7.46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217cm" fo:min-width="7.46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215cm" fo:min-width="7.4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1.217cm" fo:min-width="7.46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BATCH<text:span text:style-name="T35">S</text:span> PRISME</text:p>
      <text:p text:style-name="P1"/>
      <text:p text:style-name="P34">ImportVariete</text:p>
      <text:p text:style-name="P15"/>
      <text:p text:style-name="P15"><text:span text:style-name="T1">- </text:span><text:span text:style-name="T19">Nom du batch </text:span><text:span text:style-name="T1">: </text:span>import<text:span text:style-name="T3">Variete</text:span></text:p>
      <text:p text:style-name="P2">- <text:span text:style-name="T18">Fréquence</text:span> : <text:span text:style-name="T6">à la demande</text:span><text:span text:style-name="T4">, une fois par an pour la mise à jour annuelle de l’échantillon, puis de façon ponctuelle sur une variété donnée en cas de mise à jour dans l’IPC.</text:span></text:p>
      <text:p text:style-name="P15"><text:span text:style-name="T2">- </text:span><text:span text:style-name="T20">Description</text:span><text:span text:style-name="T2"> : </text:span>Permet de mettre à jour la liste des variétés issues de l’IPC et pour le<text:span text:style-name="T67">s</text:span>quelles Prisme fait de la collecte <text:span text:style-name="T14">(lecture des variétés, de leur description, de leurs fourchettes d’évolution (si elles existent) et de leur questionnaire de caractéristiques techniques dans la base IPC, transformation et insertion/mise à jour dans la base Prisme collecte)</text:span></text:p>
      <text:p text:style-name="P16">- <text:span text:style-name="T18">Vue</text:span><text:span text:style-name="T25">(s)</text:span><text:span text:style-name="T18"> </text:span><text:span text:style-name="T27">ou table(s) </text:span><text:span text:style-name="T18">IPC </text:span><text:span text:style-name="T31">lue</text:span><text:span text:style-name="T25">(s)</text:span> : P_<text:span text:style-name="T61">VARIETE, P_DESCRIPTIF, P_FOURCHETTE, P_VARIETE_CTH</text:span></text:p>
      <text:p text:style-name="P20">- <text:span text:style-name="T24">Tables BDD Prisme </text:span><text:span text:style-name="T31">mises à jour</text:span><text:span text:style-name="T67"> : variete, descriptif_variete, variete_mois_hors_saison, fourchette_evolution, metadonnee.</text:span></text:p>
      <text:p text:style-name="P15">- <text:span text:style-name="T21">Élément déclencheur du batch</text:span><text:span text:style-name="T17"> : aucun</text:span></text:p>
      <text:p text:style-name="P8">- <text:span text:style-name="T22">Méthode demande</text:span><text:span text:style-name="T35"> : </text:span><text:a xlink:type="simple" xlink:href="mailto:si@moi" text:style-name="Internet_20_link" text:visited-style-name="Visited_20_Internet_20_Link"><text:span text:style-name="T35">si@moi</text:span></text:a></text:p>
      <text:p text:style-name="P16">- <text:span text:style-name="T18">Estimation de durée</text:span> : 1h20 pour un chargement de toutes les variétés.</text:p>
      <text:p text:style-name="P41">- <text:span text:style-name="T23">Bases de données concernées</text:span><text:span text:style-name="T16"> : IPC – Prisme Collecte DMZ</text:span></text:p>
      <text:p text:style-name="P41">- <text:span text:style-name="T176">fonctionne en « insert ou update » (si une variété existe déjà dans Prisme elle est mise à jour, sinon elle est <text:s/>créée)</text:span></text:p>
      <text:p text:style-name="P53">- lecture et commit par paquet de 1000 (paramètres <text:span text:style-name="T68">spring.prisme.batch.collecte.import</text:span><text:span text:style-name="T72">varietes</text:span><text:span text:style-name="T68">.page-</text:span><text:span text:style-name="T71">s</text:span><text:span text:style-name="T68">ize</text:span> et <text:span text:style-name="T68">spring.prisme.batch.collecte.import</text:span><text:span text:style-name="T72">varietes</text:span><text:span text:style-name="T68">.commit-interval </text:span><text:span text:style-name="T70">de </text:span><text:span text:style-name="T172">collecteprix-batch.properties)</text:span></text:p>
      <text:p text:style-name="P51"/>
      <text:p text:style-name="P16"><text:span text:style-name="T18">Paramètres possibles</text:span> : </text:p>
      <text:p text:style-name="P40">- idVariete <text:span text:style-name="T15">et annee </text:span>: charge la variété portant ce numéro <text:span text:style-name="T15">pour le</text:span> m<text:span text:style-name="T15">illésime concerné ;</text:span></text:p>
      <text:p text:style-name="P40">- annee : charge les variétés de ce millésime (toutes si aucun idVariete <text:s/>n’est précisé) ;</text:p>
      <text:p text:style-name="P145">- aucun : charge l’intégralité des variétés de tous les millésimes disponibles.</text:p>
      <text:p text:style-name="P145"/>
      <text:p text:style-name="P145"/>
      <text:p text:style-name="P145"/>
      <text:p text:style-name="P126">DÉROULÉ D’U<text:span text:style-name="T164">N</text:span> STEP IMPORT VARIÉTÉ</text:p>
      <text:p text:style-name="P40"/>
      <text:p text:style-name="P116">ÉTAPE <text:span text:style-name="T150">READER</text:span></text:p>
      <text:p text:style-name="P101">La lecture se fait <text:span text:style-name="T160">par lot de 1000 lignes </text:span>dans la base de données <text:span text:style-name="T160">IPC </text:span>sur la vue <text:span text:style-name="T5">P_VARIETE</text:span>.</text:p>
      <text:p text:style-name="P100">La recherche <text:span text:style-name="T160">est effectuée au choix selon les paramètres d’entrée :</text:span></text:p>
      <text:p text:style-name="P146">- Id de la variete et de l’année ;</text:p>
      <text:p text:style-name="P146">- par l’année ;</text:p>
      <text:p text:style-name="P146">- ou en dehors des cas précedents par la récupération totale des données.</text:p>
      <text:p text:style-name="P99"/>
      <text:p text:style-name="P163">En sortie de l’étape de lecture, on a donc des Varietes IPC.</text:p>
      <text:p text:style-name="P107"/>
      <text:p text:style-name="P116">ÉTAPE PROCESSOR</text:p>
      <text:p text:style-name="P163"><text:span text:style-name="T158">Deux processors sont chaînés pour traiter l’entité variété IPC</text:span><text:span text:style-name="T151"> :</text:span></text:p>
      <text:p text:style-name="P162"/>
      <text:list xml:id="list3740694476" text:style-name="L1">
        <text:list-item>
          <text:p text:style-name="P195"><text:span text:style-name="T146">Le premier</text:span><text:span text:style-name="T96"> </text:span><text:span text:style-name="T97">transforme la variété IPC en variété Prisme pour toutes les informations </text:span><text:span text:style-name="T98">de la vari</text:span><text:span text:style-name="T103">é</text:span><text:span text:style-name="T98">té à l’exclusion des caractéristques techniques</text:span><text:span text:style-name="T97"> ;</text:span></text:p>
        </text:list-item>
        <text:list-item>
          <text:p text:style-name="P195"><text:span text:style-name="T146">Le second traite les </text:span><text:span text:style-name="T69">caractéristiques techniques </text:span><text:span text:style-name="T97">de la variété Prisme issue de la première étape. Ces caractéristques techniques sont une collection associée à la variété Prisme </text:span><text:span text:style-name="T96">. </text:span></text:p>
          <text:p text:style-name="P208">En sortie des deux processors ont dispose donc d’une variété Prisme avec ses caractéristiques techniques.</text:p>
          <text:p text:style-name="P209"/>
        </text:list-item>
      </text:list>
      <text:p text:style-name="P95"/>
      <text:p text:style-name="P57"/>
      <text:p text:style-name="P107">PROCESSOR VARIETE</text:p>
      <text:p text:style-name="P60">- Recherche dans la BDD Prisme si la variété <text:span text:style-name="T163">concernée </text:span>est déjà existante <text:span text:style-name="T177">(identité vérifiée sur le numéro et millésime de la variété)</text:span>. Si c’est le cas, elle est récupérée et sera mise à jour, sinon elle sera créée <text:span text:style-name="T163">(utilisation de l’entity </text:span><text:span text:style-name="T7">Variete </text:span><text:span text:style-name="T38">pour le stockage des données</text:span><text:span text:style-name="T161">)</text:span>.</text:p>
      <text:p text:style-name="P70"/>
      <text:p text:style-name="P57">Que ce soit un<text:span text:style-name="T165">e</text:span> MAJ ou une création, <text:span text:style-name="T145">les données issues d’IPC sont prises en compte en trois étapes : </text:span><text:s/>les infos simples, les descriptifs de la variété et les fourchettes d’évolution. </text:p>
      <text:p text:style-name="P63"/>
      <text:p text:style-name="P64"><text:span text:style-name="T78">I. </text:span><text:span text:style-name="T28">Renseignement de</text:span><text:span text:style-name="T18">s </text:span><text:span text:style-name="T26">attributs</text:span><text:span text:style-name="T18"> simples </text:span><text:span text:style-name="T28">de l’Entity </text:span><text:span text:style-name="T29">Variete</text:span><text:span text:style-name="T18"> </text:span><text:span text:style-name="T77"> </text:span>: <text:s/></text:p>
      <text:p text:style-name="P74"><text:soft-page-break/></text:p>
      <text:p text:style-name="P71"><text:span text:style-name="T116">II. </text:span><text:span text:style-name="T105">L</text:span><text:span text:style-name="T104">a liste des descriptifs de la variété </text:span><text:span text:style-name="T87">: </text:span></text:p>
      <text:p text:style-name="P71"><text:span text:style-name="T88">Les </text:span><text:span text:style-name="T90">données</text:span><text:span text:style-name="T88"> sont récupérées de la vue </text:span><text:span text:style-name="T131">P_DESCRIPTIF</text:span><text:span text:style-name="T88"> (IPC) </text:span><text:span text:style-name="T109">à partir de l’id de la variété et d</text:span><text:span text:style-name="T118">u millésime</text:span><text:span text:style-name="T109">.</text:span></text:p>
      <text:p text:style-name="P88"/>
      <text:p text:style-name="P170"><text:span text:style-name="T110">Le mapping se fait </text:span><text:span text:style-name="T108">en deux étapes :</text:span></text:p>
      <text:p text:style-name="P93"/>
      <text:p text:style-name="P171"><text:span text:style-name="T116"><text:tab/>1. </text:span><text:span text:style-name="T111"><text:s/></text:span><text:span text:style-name="T110">Récupération des </text:span><text:span text:style-name="T115">descriptifs de la variété grâce à la vue </text:span><text:span text:style-name="T123">P_DESCRIPTIF</text:span><text:span text:style-name="T109"> (IPC)</text:span><text:span text:style-name="T110"> sous la forme d’une liste de </text:span><text:span text:style-name="T75">OldDescriptifVariete</text:span><text:span text:style-name="T68"> </text:span></text:p>
      <text:p text:style-name="P172"/>
      <text:p text:style-name="P173"><text:span text:style-name="T116"><text:tab/>2. </text:span><text:span text:style-name="T113">Création d’un Set d’</text:span><text:span text:style-name="T117">entity</text:span><text:span text:style-name="T113"> </text:span><text:span text:style-name="T73">DescriptifVariete</text:span><text:span text:style-name="T113"> </text:span></text:p>
      <text:p text:style-name="P90"/>
      <text:p text:style-name="P86">Mise à jour ou ajout des données dans l’attribut <text:span text:style-name="T68">descriptifsVariete</text:span> de Variete.</text:p>
      <text:p text:style-name="P90"/>
      <text:p text:style-name="P165"><text:span text:style-name="T116">III. </text:span><text:span text:style-name="T106">L</text:span><text:span text:style-name="T104">a liste des fourchettes d’évolution de prix </text:span><text:span text:style-name="T108">:</text:span></text:p>
      <text:p text:style-name="P164"><text:span text:style-name="T109">Les </text:span><text:span text:style-name="T121">données</text:span><text:span text:style-name="T109"> sont récupérées de la vue </text:span><text:span text:style-name="T123">P_</text:span><text:span text:style-name="T124">FOURCHETTE</text:span><text:span text:style-name="T109"> (IPC) à partir de l’id de la variété I</text:span><text:span text:style-name="T114">PC </text:span><text:span text:style-name="T109">et d</text:span><text:span text:style-name="T118">u millésime</text:span><text:span text:style-name="T109">.</text:span></text:p>
      <text:p text:style-name="P89"/>
      <text:p text:style-name="P169"><text:span text:style-name="T114">Si la liste n’est pas </text:span><text:span text:style-name="T122">vide</text:span><text:span text:style-name="T114">, l</text:span><text:span text:style-name="T110">e mapping se fait </text:span><text:span text:style-name="T118">également </text:span><text:span text:style-name="T108">en deux étapes :</text:span></text:p>
      <text:p text:style-name="P91"/>
      <text:p text:style-name="P166"><text:span text:style-name="T118"><text:tab/>1. </text:span><text:span text:style-name="T110">Récupération des </text:span><text:span text:style-name="T118">données</text:span><text:span text:style-name="T110"> de la BDD IPC sous la forme d’une liste de </text:span><text:span text:style-name="T75">OldFourchette</text:span><text:span text:style-name="T129">.</text:span></text:p>
      <text:p text:style-name="P92"/>
      <text:p text:style-name="P167"><text:span text:style-name="T119"><text:tab/>2.</text:span><text:span text:style-name="T112"> </text:span><text:span text:style-name="T113">Création d’un Set d’</text:span><text:span text:style-name="T119">entity</text:span><text:span text:style-name="T113"> </text:span><text:span text:style-name="T75">FourchetteEvolution</text:span><text:span text:style-name="T130">.</text:span></text:p>
      <text:p text:style-name="P94"/>
      <text:p text:style-name="P168"><text:span text:style-name="T120">Mise à jour ou ajout des données dans l’attribut </text:span><text:span text:style-name="T68">fourchettesEvolution</text:span><text:span text:style-name="T120"> de Variete.</text:span></text:p>
      <text:p text:style-name="P90"/>
      <text:p text:style-name="P75"/>
      <text:p text:style-name="P107">PROCESSOR C<text:span text:style-name="T150">ARAC</text:span>T<text:span text:style-name="T150">ERISTIQUES TECHNIQUES</text:span></text:p>
      <text:p text:style-name="P151"/>
      <text:p text:style-name="P40"><text:span text:style-name="T125">Les </text:span><text:span text:style-name="T127">données</text:span><text:span text:style-name="T125"> sont récupérées de la vue </text:span><text:span text:style-name="T5">P_VARIETE_CTH</text:span><text:span text:style-name="T125"> (IPC) à partir de l’id de la variété I</text:span><text:span text:style-name="T126">PC </text:span><text:span text:style-name="T125">et de l’année </text:span><text:span text:style-name="T128">et sont stockées dans l’identity </text:span><text:span text:style-name="T74">OldVarieteCTH</text:span><text:span text:style-name="T128">.</text:span></text:p>
      <text:p text:style-name="P99"/>
      <text:p text:style-name="P176"><text:span text:style-name="T147">Création d’un </text:span><text:span text:style-name="T68">CreationQuestionnaireService</text:span> <text:span text:style-name="T147">avec les attributs identifiant et identifiantQuestion renseignés (année + numero de la variété). Pour chaque CT IPC, on :</text:span></text:p>
      <text:list xml:id="list173054151" text:style-name="L2">
        <text:list-item>
          <text:p text:style-name="P196">crée une ou des Questions en s’appuyant sur les classes du modèle XMLPogues <text:span text:style-name="T178">et les ajoute au Questionnaire XMLPogues</text:span> ;</text:p>
        </text:list-item>
        <text:list-item>
          <text:p text:style-name="P196">si besoin, on crée une ou des Metadonnees pour les inormations sur la question qui ne sont pas couvertes par le modèle Pogues <text:span text:style-name="T148">(savoir si une question est de type prix, quantite, … et information sur le niveau de la question dans la hiérarchie pour faciliter la présentaton du questionnaire), et les ajoute à la collection de Metadonnees associée à la variété.</text:span></text:p>
        </text:list-item>
      </text:list>
      <text:p text:style-name="P174"/>
      <text:p text:style-name="P175">Le Questionnaire XMLPogues est ensuite transformé en questionnaire LunaticJsonFlat, exploitable par la librairie Lunatic, en s’appuyant sur la librairie Eno. Ce questionnaire LunaticJsonFlat es stocké comme attribut de la variété (<text:span text:style-name="T68">questionnaireCT).</text:span></text:p>
      <text:p text:style-name="P176"/>
      <text:p text:style-name="P176"/>
      <text:p text:style-name="P120">ÉTAPE <text:span text:style-name="T150">WRITER</text:span></text:p>
      <text:p text:style-name="P125"/>
      <text:p text:style-name="P140"><text:span text:style-name="T162">L’écriture de la </text:span><text:span text:style-name="T132">Variete </text:span><text:span text:style-name="T137">et de ses collections associées (descriptifs, fourchetteEvolutions, Metadonnees)</text:span><text:span text:style-name="T162"> est fait dans la base Prisme. Les mécanisme Hibernate permettant de sauvegarder les collections. <text:s text:c="2"/></text:span></text:p>
      <text:p text:style-name="P140"><text:span text:style-name="T166">Un commit est effectué toutes les</text:span> 1000 lignes.</text:p>
      <text:p text:style-name="P140"/>
      <text:p text:style-name="P158"/>
      <text:p text:style-name="P158"/>
      <text:p text:style-name="P210"><draw:g text:anchor-type="paragraph" draw:z-index="0" draw:name="Forme1" draw:style-name="gr1"><draw:custom-shape draw:style-name="gr2" draw:text-style-name="P238" xml:id="id1" draw:id="id1" svg:width="9cm" svg:height="2.999cm" svg:x="1.579cm" svg:y="-0.06cm"><text:p text:style-name="P237"><text:span text:style-name="T188">READ</text:span></text:p><text:p text:style-name="P237"><text:span text:style-name="T189">P_VARIETE</text:span></text:p><text:p text:style-name="P237"><text:span text:style-name="T190">Champ restreint si on exécute avec les paramètres :</text:span></text:p><text:p text:style-name="P237"><text:span text:style-name="T190">annee et idVariete</text:span></text:p><text:p text:style-name="P237"><text:span text:style-name="T190">anne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240" draw:type="line" svg:x1="6.079cm" svg:y1="2.939cm" svg:x2="6.079cm" svg:y2="4.339cm" draw:start-shape="id1" draw:start-glue-point="2" svg:d="M6079 2939v1400" svg:viewBox="0 0 2 1402"><text:p text:style-name="P239"><text:span text:style-name="T191">Variete IPC</text:span></text:p></draw:connector><draw:connector draw:style-name="gr3" draw:text-style-name="P241" draw:type="line" svg:x1="10.578cm" svg:y1="9.239cm" svg:x2="15.879cm" svg:y2="9.239cm" svg:d="M10578 9239h5301" svg:viewBox="0 0 5302 2"><text:p text:style-name="P237"><text:span text:style-name="T191">Variete Prisme </text:span></text:p><text:p text:style-name="P237"><text:span text:style-name="T191">sans questionnaireCt </text:span></text:p><text:p text:style-name="P237"><text:span text:style-name="T191">sans metadonnees</text:span></text:p></draw:connector><draw:custom-shape draw:style-name="gr4" draw:text-style-name="P242" xml:id="id13" draw:id="id13" svg:width="9cm" svg:height="2.999cm" svg:x="15.907cm" svg:y="15.54cm"><text:p text:style-name="P237"><text:span text:style-name="T188">WRITE</text:span></text:p><text:p text:style-name="P237"><text:span text:style-name="T191">Variete avec les collections : </text:span></text:p><text:p text:style-name="P237"><text:span text:style-name="T191">descriptifsVariete</text:span></text:p><text:p text:style-name="P237"><text:span text:style-name="T191">listeMoisHorsSaison</text:span></text:p><text:p text:style-name="P237"><text:span text:style-name="T191">fourchettesEvolution</text:span></text:p><text:p text:style-name="P237"><text:span text:style-name="T191">Metadonnees</text:span></text:p><text:p text:style-name="P237"><text:span text:style-name="T189"/></text:p><text:p text:style-name="P237"><text:span text:style-name="T19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5"><draw:custom-shape draw:style-name="gr6" draw:text-style-name="P243" svg:width="9cm" svg:height="9.801cm" svg:x="1.579cm" svg:y="4.339cm"><text:p text:style-name="P237"><text:span text:style-name="T188">PROCESS Variete</text:span></text:p><text:p text:style-name="P237"><text:span text:style-name="T191"/></text:p><text:p text:style-name="P237"><text:span text:style-name="T192"/></text:p><draw:enhanced-geometry svg:viewBox="0 0 21600 21600" draw:mirror-horizontal="false" draw:mirror-vertical="false" draw:path-stretchpoint-x="10800" draw:path-stretchpoint-y="10800" draw:text-areas="?f3 ?f4 ?f5 ?f6" draw:type="round-rectangle" draw:modifiers="1174.686013900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44" xml:id="id2" draw:id="id2" svg:width="8.123cm" svg:height="1.837cm" svg:x="2.016cm" svg:y="5.36cm"><text:p text:style-name="P239"><text:span text:style-name="T193">Récupération de la variété Prisme </text:span></text:p><text:p text:style-name="P239"><text:span text:style-name="T193">(numéro, annee)</text:span></text:p><text:p text:style-name="P239"><text:span text:style-name="T193">si elle existe, on la met à jour ;</text:span></text:p><text:p text:style-name="P239"><text:span text:style-name="T193">sinon on en crée une nouvel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244" xml:id="id3" draw:id="id3" svg:width="8.123cm" svg:height="1.227cm" svg:x="2.016cm" svg:y="7.606cm"><text:p text:style-name="P239"><text:span text:style-name="T193">Mise à jour des attributs simp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4" xml:id="id5" draw:id="id5" svg:width="8.123cm" svg:height="1.225cm" svg:x="2.016cm" svg:y="10.873cm"><text:p text:style-name="P239"><text:span text:style-name="T193">Lecture de P_DESCRIPTIF</text:span></text:p><text:p text:style-name="P239"><text:span text:style-name="T193">Mise à jour de la collection descriptifsVarie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4" xml:id="id4" draw:id="id4" svg:width="8.123cm" svg:height="1.225cm" svg:x="2.016cm" svg:y="9.239cm"><text:p text:style-name="P239"><text:span text:style-name="T193">Mise à jour de la collection listeMoisHorsSais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244" xml:id="id6" draw:id="id6" svg:width="8.123cm" svg:height="1.227cm" svg:x="2.016cm" svg:y="12.506cm"><text:p text:style-name="P239"><text:span text:style-name="T193">Lecture de P_FOURCHETTE</text:span></text:p><text:p text:style-name="P239"><text:span text:style-name="T193">Mise à jour de la collection fourchettesEvolu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1" draw:type="line" svg:x1="6.077cm" svg:y1="7.197cm" svg:x2="6.077cm" svg:y2="7.606cm" draw:start-shape="id2" draw:start-glue-point="2" draw:end-shape="id3" draw:end-glue-point="0" svg:d="M6077 7197v409" svg:viewBox="0 0 2 411"><text:p/></draw:connector><draw:connector draw:style-name="gr10" draw:text-style-name="P241" draw:type="line" svg:x1="6.077cm" svg:y1="8.832cm" svg:x2="6.077cm" svg:y2="9.239cm" draw:start-shape="id3" draw:start-glue-point="2" draw:end-shape="id4" draw:end-glue-point="0" svg:d="M6077 8832v407" svg:viewBox="0 0 2 409"><text:p/></draw:connector><draw:connector draw:style-name="gr10" draw:text-style-name="P241" draw:type="line" svg:x1="6.077cm" svg:y1="10.463cm" svg:x2="6.077cm" svg:y2="10.873cm" draw:start-shape="id4" draw:start-glue-point="2" draw:end-shape="id5" draw:end-glue-point="0" svg:d="M6077 10463v410" svg:viewBox="0 0 2 411"><text:p/></draw:connector><draw:connector draw:style-name="gr10" draw:text-style-name="P241" draw:type="line" svg:x1="6.077cm" svg:y1="12.097cm" svg:x2="6.077cm" svg:y2="12.506cm" draw:start-shape="id5" draw:start-glue-point="2" draw:end-shape="id6" draw:end-glue-point="0" svg:d="M6077 12097v409" svg:viewBox="0 0 2 411"><text:p/></draw:connector></draw:g><draw:g draw:style-name="gr5" xml:id="id12" draw:id="id12"><draw:custom-shape draw:style-name="gr6" draw:text-style-name="P243" svg:width="9cm" svg:height="9.801cm" svg:x="15.879cm" svg:y="4.339cm"><text:p text:style-name="P237"><text:span text:style-name="T188">PROCESS CT</text:span></text:p><text:p text:style-name="P237"><text:span text:style-name="T191"/></text:p><text:p text:style-name="P237"><text:span text:style-name="T192"/></text:p><draw:enhanced-geometry svg:viewBox="0 0 21600 21600" draw:path-stretchpoint-x="10800" draw:path-stretchpoint-y="10800" draw:text-areas="?f3 ?f4 ?f5 ?f6" draw:type="round-rectangle" draw:modifiers="1174.686013900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244" xml:id="id7" draw:id="id7" svg:width="8.201cm" svg:height="1.401cm" svg:x="16.277cm" svg:y="5.339cm"><text:p text:style-name="P239"><text:span text:style-name="T193">Récupération des P_VARIETE_CTH de la variété </text:span></text:p><text:p text:style-name="P239"><text:span text:style-name="T193">(numéro et millésime</text:span><text:span text:style-name="T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244" xml:id="id8" draw:id="id8" svg:width="8.201cm" svg:height="1.401cm" svg:x="16.277cm" svg:y="7.138cm"><text:p text:style-name="P239"><text:span text:style-name="T193">Pour chaque CT : </text:span></text:p><text:p text:style-name="P239"><text:span text:style-name="T193">création d’une ou de plusieurs Questions Pogues </text:span></text:p><text:p text:style-name="P239"><text:span text:style-name="T193">ajoutées au Questionnaire XMLPogu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244" xml:id="id10" draw:id="id10" svg:width="8.201cm" svg:height="1.2cm" svg:x="16.277cm" svg:y="10.94cm"><text:p text:style-name="P239"><text:span text:style-name="T193">Appel Eno pour transformer :</text:span></text:p><text:p text:style-name="P239"><text:span text:style-name="T193">XMLPogues -&gt; LunaticJSONFla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44" xml:id="id9" draw:id="id9" svg:width="8.201cm" svg:height="1.8cm" svg:x="16.277cm" svg:y="8.74cm"><text:p text:style-name="P239"><text:span text:style-name="T193">Pour chaque CT : </text:span></text:p><text:p text:style-name="P239"><text:span text:style-name="T193">création d’une ou de plusieurs metadonnees </text:span></text:p><text:p text:style-name="P239"><text:span text:style-name="T193">(particularités prix)</text:span></text:p><text:p text:style-name="P239"><text:span text:style-name="T193">ajoutées aux metadonnees de la vari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244" xml:id="id11" draw:id="id11" svg:width="8.201cm" svg:height="1.2cm" svg:x="16.277cm" svg:y="12.539cm"><text:p text:style-name="P239"><text:span text:style-name="T193">Mise à jour du questionnaireCt de la variete </text:span></text:p><text:p text:style-name="P239"><text:span text:style-name="T193">avec ce Questionnaire LunaticJSONFla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1" draw:type="line" svg:x1="20.377cm" svg:y1="6.74cm" svg:x2="20.377cm" svg:y2="7.138cm" draw:start-shape="id7" draw:start-glue-point="2" draw:end-shape="id8" draw:end-glue-point="0" svg:d="M20377 6740v398" svg:viewBox="0 0 2 400"><text:p/></draw:connector><draw:connector draw:style-name="gr10" draw:text-style-name="P241" draw:type="line" svg:x1="20.377cm" svg:y1="8.539cm" svg:x2="20.377cm" svg:y2="8.74cm" draw:start-shape="id8" draw:start-glue-point="2" draw:end-shape="id9" draw:end-glue-point="0" svg:d="M20377 8539v201" svg:viewBox="0 0 2 203"><text:p/></draw:connector><draw:connector draw:style-name="gr10" draw:text-style-name="P241" draw:type="line" svg:x1="20.377cm" svg:y1="10.539cm" svg:x2="20.377cm" svg:y2="10.94cm" draw:start-shape="id9" draw:start-glue-point="2" draw:end-shape="id10" draw:end-glue-point="0" svg:d="M20377 10539v401" svg:viewBox="0 0 2 402"><text:p/></draw:connector><draw:connector draw:style-name="gr10" draw:text-style-name="P241" draw:type="line" svg:x1="20.377cm" svg:y1="12.139cm" svg:x2="20.377cm" svg:y2="12.539cm" draw:start-shape="id10" draw:start-glue-point="2" draw:end-shape="id11" draw:end-glue-point="0" svg:d="M20377 12139v400" svg:viewBox="0 0 2 402"><text:p/></draw:connector></draw:g><draw:connector draw:style-name="gr3" draw:text-style-name="P241" draw:type="line" svg:x1="20.379cm" svg:y1="14.139cm" svg:x2="20.407cm" svg:y2="15.54cm" draw:start-shape="id12" draw:start-glue-point="2" draw:end-shape="id13" svg:d="M20379 14139l28 1401" svg:viewBox="0 0 30 1402"><text:p text:style-name="P237"><text:span text:style-name="T191">VarietePrisme avec questionnaireCt et metadonnees</text:span></text:p></draw:connector></draw:g><text:s text:c="60"/>STEP IMPORT VARIÉTÉ</text:p>
      <text:p text:style-name="P188"/>
      <text:p text:style-name="P213">ImportCalendrierCollecte</text:p>
      <text:p text:style-name="P14"/>
      <text:p text:style-name="P30"><text:span text:style-name="T1">- </text:span><text:span text:style-name="T19">Nom du batch </text:span><text:span text:style-name="T1">: importCalendrierCollecte</text:span></text:p>
      <text:p text:style-name="P3">- <text:span text:style-name="T18">Fréquence</text:span> : <text:span text:style-name="T37">Tous les jours à 20h (20h04)</text:span></text:p>
      <text:p text:style-name="P30"><text:span text:style-name="T2">- </text:span><text:span text:style-name="T20">Description</text:span><text:span text:style-name="T2"> : Permet de charger et mettre à jour le calendrier des campagnes IPC avec pour chaque mois les date d’ouverture de la campagne, de début de collecte etc.</text:span></text:p>
      <text:p text:style-name="P18">- <text:span text:style-name="T18">Vue</text:span><text:span text:style-name="T32">(s)</text:span><text:span text:style-name="T18"> IPC </text:span><text:span text:style-name="T32">lue(s)</text:span> : P_<text:span text:style-name="T61">CALENDRIER</text:span></text:p>
      <text:p text:style-name="P23">- <text:span text:style-name="T24">Tables BDD Prisme </text:span><text:span text:style-name="T31">mises à jour</text:span><text:span text:style-name="T79"> </text:span><text:span text:style-name="T67">: <text:s/>calendrier_collecte</text:span></text:p>
      <text:p text:style-name="P30">- <text:span text:style-name="T21">Élément déclencheur du batch</text:span><text:span text:style-name="T17"> : aucun</text:span></text:p>
      <text:p text:style-name="P10">- <text:span text:style-name="T22">Méthode demande</text:span><text:span text:style-name="T35"> : </text:span><text:a xlink:type="simple" xlink:href="mailto:si@moi" text:style-name="Internet_20_link" text:visited-style-name="Visited_20_Internet_20_Link"><text:span text:style-name="T35">si@moi</text:span></text:a></text:p>
      <text:p text:style-name="P18">- <text:span text:style-name="T18">Estimation de durée</text:span> : <text:span text:style-name="T63">Moins d’une minute</text:span></text:p>
      <text:p text:style-name="P44">- <text:span text:style-name="T23">Bases de données concernées</text:span><text:span text:style-name="T16"> : Base IPC – Prisme Collecte DMZ</text:span></text:p>
      <text:p text:style-name="P45">- <text:span text:style-name="T176">fonctionne en « insert ou update » (si une variété existe déjà dans Prisme elle est mise à jour, sinon elle est <text:s/>créée)</text:span></text:p>
      <text:p text:style-name="P50">- lecture par paquet de 50 et commit par paquet de 100</text:p>
      <text:p text:style-name="P37"/>
      <text:p text:style-name="P18"><text:span text:style-name="T18">Paramètres possibles</text:span> : <text:span text:style-name="T63">Aucun</text:span></text:p>
      <text:p text:style-name="P18"/>
      <text:p text:style-name="P18"/>
      <text:p text:style-name="P18"/>
      <text:p text:style-name="P18"/>
      <text:p text:style-name="P127">DÉROULÉ D’U<text:span text:style-name="T164">N</text:span> STEP IMPORT<text:span text:style-name="T167">CALENDRIERCOLLECTE</text:span></text:p>
      <text:p text:style-name="P153"/>
      <text:p text:style-name="P117">ÉTAPE <text:span text:style-name="T150">READER</text:span></text:p>
      <text:p text:style-name="P102">La lecture se fait <text:span text:style-name="T160">par lot de 50 lignes </text:span>dans la base de données <text:span text:style-name="T160">IPC </text:span>sur la vue <text:span text:style-name="T5">P_</text:span><text:span text:style-name="T8">CALENDRIER</text:span>.</text:p>
      <text:p text:style-name="P177"><text:span text:style-name="T168">Toutes les données sont récupérées à partir de l’année 2018 inclus avec </text:span><text:span text:style-name="T39">tri ascendant effectué sur l’année puis le mois.</text:span></text:p>
      <text:p text:style-name="P177"><text:span text:style-name="T179">En sortie de l’étape de lecture, on a des </text:span><text:span text:style-name="T5">Calendrier</text:span><text:span text:style-name="T11">Collecte</text:span><text:span text:style-name="T5"> </text:span><text:span text:style-name="T41">IPC</text:span><text:span text:style-name="T36">. </text:span></text:p>
      <text:p text:style-name="P152"/>
      <text:p text:style-name="P102"/>
      <text:p text:style-name="P108"/>
      <text:p text:style-name="P117">ÉTAPE PROCESSOR</text:p>
      <text:p text:style-name="P61"><text:span text:style-name="T92">- Recherche dans la BDD Prisme si l</text:span><text:span text:style-name="T100">es données calendrierCollecte</text:span><text:span text:style-name="T92"> </text:span><text:span text:style-name="T100">sont </text:span><text:span text:style-name="T92">existante</text:span><text:span text:style-name="T100">s</text:span><text:span text:style-name="T92"> </text:span><text:span text:style-name="T98">(identité vérifiée sur l’</text:span><text:span text:style-name="T101">AnneeMois</text:span><text:span text:style-name="T98">)</text:span><text:span text:style-name="T92">. Si c’est le cas, elle est récupérée et sera mise à jour, sinon elle sera créée </text:span><text:span text:style-name="T99">(utilisation de l’entity </text:span><text:span text:style-name="T133">CalendrierCollecte</text:span><text:span text:style-name="T138"> </text:span><text:span text:style-name="T140">pour le stockage des données</text:span><text:span text:style-name="T89">)</text:span><text:span text:style-name="T92">.</text:span></text:p>
      <text:p text:style-name="P96"/>
      <text:p text:style-name="P112"/>
      <text:p text:style-name="P65"><text:span text:style-name="T80">Renseignement de</text:span><text:span text:style-name="T77">s </text:span><text:span text:style-name="T81">attributs</text:span><text:span text:style-name="T77"> </text:span><text:span text:style-name="T80">de l’Entity </text:span><text:span text:style-name="T82">CalendrierCollecte</text:span><text:span text:style-name="T84">.</text:span><text:span text:style-name="T82"> </text:span><text:s text:c="2"/></text:p>
      <text:p text:style-name="P76"/>
      <text:p text:style-name="P83"/>
      <text:p text:style-name="P147"><text:span text:style-name="T169">ÉTAPE </text:span><text:span text:style-name="T170">WRITER</text:span></text:p>
      <text:p text:style-name="P123"/>
      <text:p text:style-name="P123"/>
      <text:p text:style-name="P136"><text:span text:style-name="T162">L’écriture de</text:span><text:span text:style-name="T142">s </text:span><text:span text:style-name="T134">CalendrierCollecte</text:span><text:span text:style-name="T162"> est faite dans la base Prisme (table calendrier_collecte). <text:s/></text:span></text:p>
      <text:p text:style-name="P136"><text:span text:style-name="T166">Un commit est effectué toutes les</text:span> 100 lignes <text:span text:style-name="T171">ou à la fin du traitement</text:span>.</text:p>
      <text:p text:style-name="P136"/>
      <text:p text:style-name="P156"/>
      <text:p text:style-name="P7"/>
      <text:p text:style-name="P36"/>
      <text:p text:style-name="P210"><draw:g text:anchor-type="paragraph" draw:z-index="1" draw:name="Forme2" draw:style-name="gr1"><draw:custom-shape draw:style-name="gr2" draw:text-style-name="P238" xml:id="id14" draw:id="id14" svg:width="9cm" svg:height="2.999cm" svg:x="2.002cm" svg:y="4.001cm"><text:p text:style-name="P237"><text:span text:style-name="T188">READ</text:span></text:p><text:p text:style-name="P237"><text:span text:style-name="T189"/></text:p><text:p text:style-name="P237"><text:span text:style-name="T189">P_CALENDRIER</text:span></text:p><text:p text:style-name="P237"><text:span text:style-name="T19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240" draw:type="line" svg:x1="6.502cm" svg:y1="7cm" svg:x2="6.502cm" svg:y2="8.401cm" draw:start-shape="id14" draw:start-glue-point="2" draw:end-shape="id15" svg:d="M6502 7000v1401" svg:viewBox="0 0 2 1402"><text:p/></draw:connector><draw:connector draw:style-name="gr3" draw:text-style-name="P241" draw:type="line" svg:x1="11.001cm" svg:y1="10.3cm" svg:x2="16.482cm" svg:y2="10.314cm" draw:start-shape="id15" draw:start-glue-point="1" draw:end-shape="id16" svg:d="M11001 10300l5481 14" svg:viewBox="0 0 5482 16"><text:p text:style-name="P237"><text:span text:style-name="T191">Calendrier Prisme </text:span></text:p><text:p text:style-name="P237"><text:span text:style-name="T191"/></text:p></draw:connector><draw:custom-shape draw:style-name="gr15" draw:text-style-name="P242" xml:id="id16" draw:id="id16" svg:width="9cm" svg:height="3.001cm" svg:x="16.482cm" svg:y="8.815cm"><text:p text:style-name="P237"><text:span text:style-name="T188">WRITE</text:span></text:p><text:p text:style-name="P237"><text:span text:style-name="T191">Calendrier</text:span></text:p><text:p text:style-name="P237"><text:span text:style-name="T191"/></text:p><text:p text:style-name="P237"><text:span text:style-name="T189"/></text:p><text:p text:style-name="P237"><text:span text:style-name="T19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5"><draw:custom-shape draw:style-name="gr16" draw:text-style-name="P243" xml:id="id15" draw:id="id15" svg:width="9cm" svg:height="3.8cm" svg:x="2.002cm" svg:y="8.4cm"><text:p text:style-name="P237"><text:span text:style-name="T188">PROCESS Calendrier</text:span></text:p><text:p text:style-name="P237"><text:span text:style-name="T191"/></text:p><text:p text:style-name="P237"><text:span text:style-name="T192"/></text:p><draw:enhanced-geometry svg:viewBox="0 0 21600 21600" draw:mirror-horizontal="false" draw:mirror-vertical="false" draw:path-stretchpoint-x="10800" draw:path-stretchpoint-y="10800" draw:text-areas="?f3 ?f4 ?f5 ?f6" draw:type="round-rectangle" draw:modifiers="1174.686013900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44" svg:width="8.123cm" svg:height="1.837cm" svg:x="2.439cm" svg:y="9.421cm"><text:p text:style-name="P239"><text:span text:style-name="T193">Récupération du calendrier Prisme </text:span></text:p><text:p text:style-name="P239"><text:span text:style-name="T193">(anneeMois)</text:span></text:p><text:p text:style-name="P239"><text:span text:style-name="T193">si elle existe, on la met à jour ;</text:span></text:p><text:p text:style-name="P239"><text:span text:style-name="T193">sinon on en crée une nouvel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gr17" draw:text-style-name="P245" svg:width="5.402cm" svg:height="0.659cm" svg:x="5.401cm" svg:y="7.275cm"><draw:text-box><text:p text:style-name="P237"><text:span text:style-name="T191">Calendrier IPC </text:span></text:p></draw:text-box></draw:frame><draw:frame draw:style-name="gr18" draw:text-style-name="P246" svg:width="0.505cm" svg:height="0.964cm" svg:x="14.002cm" svg:y="4.2cm"><draw:text-box><text:p/></draw:text-box></draw:frame></draw:g>STEP IMPORT<text:span text:style-name="T167">CALENDRIERCOLLECTE</text:span></text:p>
      <text:p text:style-name="P216"/>
      <text:p text:style-name="P33">Import<text:span text:style-name="T35">Agglomération</text:span></text:p>
      <text:p text:style-name="P29"/>
      <text:p text:style-name="Standard"><text:span text:style-name="T1">- </text:span><text:span text:style-name="T19">Nom du batch </text:span><text:span text:style-name="T1">: </text:span>importAgglomerations</text:p>
      <text:p text:style-name="P5">- <text:span text:style-name="T18">Fréquence</text:span> : <text:span text:style-name="T64">Tous les jours après le batch </text:span>importCalendrierCollecte</text:p>
      <text:p text:style-name="P29"><text:span text:style-name="T2">- </text:span><text:span text:style-name="T20">Description</text:span><text:span text:style-name="T2"> : </text:span>Permet de charger et mettre à jour la liste des agglomération<text:span text:style-name="T65">s</text:span> d’IPC <text:span text:style-name="T65">vers la BDD de Prisme</text:span></text:p>
      <text:p text:style-name="P17">- <text:span text:style-name="T18">Vue IPC </text:span><text:span text:style-name="T33">lue</text:span><text:span text:style-name="T85"> </text:span><text:span text:style-name="T77">:</text:span> P_<text:span text:style-name="T61">AGGLO</text:span></text:p>
      <text:p text:style-name="P21">- <text:span text:style-name="T24">Tables BDD Prisme </text:span><text:span text:style-name="T33">mise à jour</text:span><text:span text:style-name="T67"> : <text:s/>agglomeration</text:span></text:p>
      <text:p text:style-name="P32">- <text:span text:style-name="T21">Élément déclencheur du batch</text:span><text:span text:style-name="T17"> : après le batch importCalendrierCollecte (quelque soit son code retour)</text:span></text:p>
      <text:p text:style-name="P9">- <text:span text:style-name="T22">Méthode demande</text:span><text:span text:style-name="T35"> : </text:span><text:a xlink:type="simple" xlink:href="mailto:si@moi" text:style-name="Internet_20_link" text:visited-style-name="Visited_20_Internet_20_Link"><text:span text:style-name="T35">si@moi</text:span></text:a></text:p>
      <text:p text:style-name="P17">- <text:span text:style-name="T18">Estimation de durée</text:span> : <text:span text:style-name="T66">moins d’une minute</text:span></text:p>
      <text:p text:style-name="P46">- <text:span text:style-name="T23">Bases de données concernées</text:span><text:span text:style-name="T16"> : Base IPC – Prisme Collecte DMZ</text:span></text:p>
      <text:p text:style-name="P47">- <text:span text:style-name="T176">fonctionne en « insert ou update » (si une agglomération existe déjà dans Prisme elle est mise à jour, sinon elle est <text:s/>créée)</text:span></text:p>
      <text:p text:style-name="P55">- lecture et commit par paquet de 100 </text:p>
      <text:p text:style-name="P51"/>
      <text:p text:style-name="P17"><text:span text:style-name="T18">Paramètres possibles</text:span> : <text:span text:style-name="T66">aucun</text:span></text:p>
      <text:p text:style-name="P17"/>
      <text:p text:style-name="P17"/>
      <text:p text:style-name="P128">DÉROULÉ D’U<text:span text:style-name="T164">N</text:span> STEP IMPORT<text:span text:style-name="T172">AGGLOMERATION</text:span></text:p>
      <text:p text:style-name="P154"/>
      <text:p text:style-name="P118">ÉTAPE <text:span text:style-name="T150">READER</text:span></text:p>
      <text:p text:style-name="P103">La lecture se fait <text:span text:style-name="T160">par lot de 100 lignes </text:span>dans la base de données <text:span text:style-name="T160">IPC </text:span>sur la vue <text:span text:style-name="T5">P_</text:span><text:span text:style-name="T9">AGGLO</text:span>.</text:p>
      <text:p text:style-name="P40"><text:span text:style-name="T42">La recherche est faitre sur toutes les agglomérations. </text:span><text:span text:style-name="T39">Un tri est effectué sur </text:span><text:span text:style-name="T40">l’id</text:span><text:span text:style-name="T39"> de façon ascendante.</text:span></text:p>
      <text:p text:style-name="P178"><text:span text:style-name="T39">E</text:span><text:span text:style-name="T36">n sortie de l’étape de lecture, on a des Agglomération</text:span><text:span text:style-name="T43">s</text:span><text:span text:style-name="T36"> IPC.</text:span></text:p>
      <text:p text:style-name="P103"/>
      <text:p text:style-name="P109"/>
      <text:p text:style-name="P118">ÉTAPE PROCESSOR</text:p>
      <text:p text:style-name="P58"><text:span text:style-name="T159">Recherche dans la base Prisme si l’</text:span><text:span text:style-name="T102">agglomération </text:span><text:span text:style-name="T156">concernée est présente ou non</text:span><text:span text:style-name="T92">. </text:span><text:span text:style-name="T93">La recherche est faite avec l’id</text:span><text:span text:style-name="T92"> </text:span><text:span text:style-name="T93">de l’agglomération en base IPC. </text:span><text:span text:style-name="T92">Si </text:span><text:span text:style-name="T102">c’est le cas elle est récupérée et sera </text:span><text:span text:style-name="T141">mise à jour, sinon </text:span><text:span text:style-name="T143">elle</text:span><text:span text:style-name="T141"> </text:span><text:span text:style-name="T144">sera </text:span><text:span text:style-name="T141">créé</text:span><text:span text:style-name="T143">e </text:span><text:span text:style-name="T144">(utilisation de l’entity </text:span><text:span text:style-name="T139">Agglomeration </text:span><text:span text:style-name="T144">pour le stockage des données)</text:span><text:span text:style-name="T141">. </text:span></text:p>
      <text:p text:style-name="P113"/>
      <text:p text:style-name="P66"><text:span text:style-name="T80">Renseignement de</text:span><text:span text:style-name="T77">s </text:span><text:span text:style-name="T81">attributs</text:span><text:span text:style-name="T77"> </text:span><text:span text:style-name="T80">de l’Entity </text:span><text:span text:style-name="T83">Agglomeration.</text:span> </text:p>
      <text:p text:style-name="P66"/>
      <text:p text:style-name="P78"/>
      <text:p text:style-name="P72"/>
      <text:p text:style-name="P84"/>
      <text:p text:style-name="P148"><text:span text:style-name="T169">ÉTAPE </text:span><text:span text:style-name="T170">WRITER</text:span></text:p>
      <text:p text:style-name="P124"/>
      <text:p text:style-name="P124"/>
      <text:p text:style-name="P138"><text:span text:style-name="T162">L’écriture de</text:span><text:span text:style-name="T142">s </text:span><text:span text:style-name="T135">Agglomeration</text:span><text:span text:style-name="T162"> est faite dans la base Prisme (table agglomeration). <text:s/></text:span></text:p>
      <text:p text:style-name="P137"><text:span text:style-name="T166">Un commit est effectué toutes les</text:span> 100 lignes <text:span text:style-name="T171">ou à la fin du traitement</text:span>.</text:p>
      <text:p text:style-name="P137"/>
      <text:p text:style-name="P157"/>
      <text:p text:style-name="P210"><draw:g text:anchor-type="paragraph" draw:z-index="2" draw:name="Forme3" draw:style-name="gr1"><draw:custom-shape draw:style-name="gr2" draw:text-style-name="P238" xml:id="id17" draw:id="id17" svg:width="9cm" svg:height="2.999cm" svg:x="2.002cm" svg:y="4.001cm"><text:p text:style-name="P237"><text:span text:style-name="T188">READ</text:span></text:p><text:p text:style-name="P237"><text:span text:style-name="T189"/></text:p><text:p text:style-name="P237"><text:span text:style-name="T189">P_AGGLO</text:span></text:p><text:p text:style-name="P237"><text:span text:style-name="T19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240" draw:type="line" svg:x1="6.502cm" svg:y1="7cm" svg:x2="6.502cm" svg:y2="8.401cm" draw:start-shape="id17" draw:start-glue-point="2" draw:end-shape="id18" svg:d="M6502 7000v1401" svg:viewBox="0 0 2 1402"><text:p/></draw:connector><draw:connector draw:style-name="gr3" draw:text-style-name="P241" draw:type="line" svg:x1="11.001cm" svg:y1="10.3cm" svg:x2="16.482cm" svg:y2="10.314cm" draw:start-shape="id18" draw:start-glue-point="1" draw:end-shape="id19" svg:d="M11001 10300l5481 14" svg:viewBox="0 0 5482 16"><text:p text:style-name="P237"><text:span text:style-name="T191">Agglomeration Prisme </text:span></text:p><text:p text:style-name="P237"><text:span text:style-name="T191"/></text:p></draw:connector><draw:custom-shape draw:style-name="gr15" draw:text-style-name="P242" xml:id="id19" draw:id="id19" svg:width="9cm" svg:height="3.001cm" svg:x="16.482cm" svg:y="8.815cm"><text:p text:style-name="P237"><text:span text:style-name="T188">WRITE</text:span></text:p><text:p text:style-name="P237"><text:span text:style-name="T191">Agglomeration</text:span></text:p><text:p text:style-name="P237"><text:span text:style-name="T191"/></text:p><text:p text:style-name="P237"><text:span text:style-name="T189"/></text:p><text:p text:style-name="P237"><text:span text:style-name="T19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5"><draw:custom-shape draw:style-name="gr16" draw:text-style-name="P243" xml:id="id18" draw:id="id18" svg:width="9cm" svg:height="3.8cm" svg:x="2.002cm" svg:y="8.4cm"><text:p text:style-name="P237"><text:span text:style-name="T188">PROCESS Agglomeration</text:span></text:p><text:p text:style-name="P237"><text:span text:style-name="T191"/></text:p><text:p text:style-name="P237"><text:span text:style-name="T192"/></text:p><draw:enhanced-geometry svg:viewBox="0 0 21600 21600" draw:mirror-horizontal="false" draw:mirror-vertical="false" draw:path-stretchpoint-x="10800" draw:path-stretchpoint-y="10800" draw:text-areas="?f3 ?f4 ?f5 ?f6" draw:type="round-rectangle" draw:modifiers="1174.686013900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44" svg:width="8.123cm" svg:height="1.837cm" svg:x="2.439cm" svg:y="9.421cm"><text:p text:style-name="P239"><text:span text:style-name="T193">Récupération de l’agglomération Prisme </text:span></text:p><text:p text:style-name="P239"><text:span text:style-name="T193">(id)</text:span></text:p><text:p text:style-name="P239"><text:span text:style-name="T193">si elle existe, on la met à jour ;</text:span></text:p><text:p text:style-name="P239"><text:span text:style-name="T193">sinon on en crée une nouvel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gr17" draw:text-style-name="P245" svg:width="5.402cm" svg:height="0.659cm" svg:x="5.401cm" svg:y="7.275cm"><draw:text-box><text:p text:style-name="P237"><text:span text:style-name="T191">Agglomeration IPC </text:span></text:p></draw:text-box></draw:frame><draw:frame draw:style-name="gr19" draw:text-style-name="P246" svg:width="0.505cm" svg:height="1.188cm" svg:x="14.002cm" svg:y="4.2cm"><draw:text-box><text:p/></draw:text-box></draw:frame></draw:g>STEP IMPORT<text:span text:style-name="T172">AGGLOMERATION</text:span></text:p>
      <text:p text:style-name="P214">Import<text:span text:style-name="T60">OrdresDeRecherche (dans importReleves)</text:span></text:p>
      <text:p text:style-name="P31"/>
      <text:p text:style-name="P35"/>
      <text:p text:style-name="P35"><text:span text:style-name="T1">- </text:span><text:span text:style-name="T19">Nom du batch </text:span><text:span text:style-name="T1">: </text:span>import<text:span text:style-name="T173">OrdresDeRecherche</text:span></text:p>
      <text:p text:style-name="P6">- <text:span text:style-name="T18">Fréquence</text:span> : <text:span text:style-name="T64">Tous les jours après le batch </text:span>import<text:span text:style-name="T173">Agglomerations</text:span></text:p>
      <text:p text:style-name="P35"><text:span text:style-name="T2">- </text:span><text:span text:style-name="T20">Description</text:span><text:span text:style-name="T2"> : </text:span>Permet de charger les ordres de recherche à collecter pour mettre à jour le panier de produits</text:p>
      <text:p text:style-name="Standard"><text:span text:style-name="T14">- </text:span><text:span text:style-name="T30">Vue</text:span><text:span text:style-name="T34">s</text:span><text:span text:style-name="T30"> IPC </text:span><text:span text:style-name="T34">lues</text:span><text:span text:style-name="T14">: P_ORDRE_RECHERCHE, </text:span>P_POST_IT</text:p>
      <text:p text:style-name="P22">- <text:span text:style-name="T24">Tables BDD Prisme </text:span><text:span text:style-name="T34">mise à jour</text:span><text:span text:style-name="T67"> : <text:s/>ordre_de_recherche</text:span></text:p>
      <text:p text:style-name="P35">- <text:span text:style-name="T21">Élément déclencheur du batch</text:span><text:span text:style-name="T17"> : après le batch importAgglomerations (quelque soit son code retour)</text:span></text:p>
      <text:p text:style-name="P12">- <text:span text:style-name="T22">Méthode demande</text:span><text:span text:style-name="T35"> : </text:span><text:a xlink:type="simple" xlink:href="mailto:si@moi" text:style-name="Internet_20_link" text:visited-style-name="Visited_20_Internet_20_Link"><text:span text:style-name="T35">si@moi</text:span></text:a></text:p>
      <text:p text:style-name="P22">- <text:span text:style-name="T18">Estimation de durée</text:span> : <text:span text:style-name="T66">moins de 15 min</text:span></text:p>
      <text:p text:style-name="P43">- <text:span text:style-name="T23">Bases de données concernées</text:span><text:span text:style-name="T16"> : Base IPC – Prisme Collecte DMZ</text:span></text:p>
      <text:p text:style-name="P48">- <text:span text:style-name="T176">fonctionne en « insert ou update » (si un OR existe déjà dans Prisme il est mis à jour, sinon il est créé)</text:span></text:p>
      <text:p text:style-name="P54">- lecture et commit par paquet de 1000 </text:p>
      <text:p text:style-name="P54"/>
      <text:p text:style-name="P22"><text:span text:style-name="T18">Paramètres possibles</text:span> : <text:span text:style-name="T66">aucun</text:span></text:p>
      <text:p text:style-name="P22"/>
      <text:p text:style-name="P22"/>
      <text:p text:style-name="P129">DÉROULÉ D’U<text:span text:style-name="T164">N</text:span> STEP IMPORT<text:span text:style-name="T174">ORDRESDERECHERCHE</text:span></text:p>
      <text:p text:style-name="P155"/>
      <text:p text:style-name="P119">ÉTAPE <text:span text:style-name="T150">READER</text:span></text:p>
      <text:p text:style-name="P105"/>
      <text:p text:style-name="P105">La lecture se fait <text:span text:style-name="T160">par lot de 1000 lignes </text:span>dans la base de données <text:span text:style-name="T160">IPC </text:span>sur la vue <text:span text:style-name="T5">P_</text:span><text:span text:style-name="T10">ORDRE_RECHERCHE</text:span>.</text:p>
      <text:p text:style-name="P155"><text:span text:style-name="T175">La recherche se fait sur l’IDETAT_ORDRE_RECHERCHE valorisée à AF (à faire). </text:span><text:span text:style-name="T39">Un tri est effectué sur </text:span><text:span text:style-name="T40">l’id</text:span><text:span text:style-name="T39"> de façon ascendante.</text:span></text:p>
      <text:p text:style-name="P179"><text:span text:style-name="T39">En sortie de l’étape de lecture, on a des </text:span><text:span text:style-name="T44">OrdreDeRecherche</text:span><text:span text:style-name="T39"> IPC.</text:span></text:p>
      <text:p text:style-name="P104"/>
      <text:p text:style-name="P110"/>
      <text:p text:style-name="P119">ÉTAPE PROCESSOR</text:p>
      <text:p text:style-name="P160"/>
      <text:p text:style-name="P59"><text:span text:style-name="T157">Vérification par le </text:span><text:span text:style-name="T149">processor</text:span><text:span text:style-name="T153"> </text:span><text:span text:style-name="T155">de </text:span><text:span text:style-name="T153">la prése</text:span><text:span text:style-name="T154">nce</text:span><text:span text:style-name="T91"> </text:span><text:span text:style-name="T92">ou non des </text:span><text:span text:style-name="T94">OR</text:span><text:span text:style-name="T92"> </text:span><text:span text:style-name="T152">dans la BDD Prisme</text:span><text:span text:style-name="T92">. </text:span><text:span text:style-name="T93">La recherche est faite avec l’id</text:span><text:span text:style-name="T92"> </text:span><text:span text:style-name="T93">de l’</text:span><text:span text:style-name="T94">OR</text:span><text:span text:style-name="T93"> en base IPC. </text:span></text:p>
      <text:p text:style-name="P79"/>
      <text:p text:style-name="P59"><text:span text:style-name="T92">Si les </text:span><text:span text:style-name="T141">données sont présentes l’entity </text:span><text:span text:style-name="T136">OrdreDeRecherche</text:span><text:span text:style-name="T141"> est mise à jour sinon </text:span><text:span text:style-name="T143">elle</text:span><text:span text:style-name="T141"> est créé</text:span><text:span text:style-name="T143">e</text:span><text:span text:style-name="T141">. </text:span></text:p>
      <text:p text:style-name="P114"/>
      <text:p text:style-name="P67"><text:span text:style-name="T86">I. </text:span><text:span text:style-name="T28">Renseignement de</text:span><text:span text:style-name="T18">s </text:span><text:span text:style-name="T26">attributs</text:span><text:span text:style-name="T18"> </text:span><text:span text:style-name="T28">de l’Entity </text:span><text:span text:style-name="T107">OrdreDeRecherche</text:span><text:span text:style-name="T77"> </text:span>:</text:p>
      <text:p text:style-name="P68"/>
      <text:p text:style-name="P181">II. <text:span text:style-name="T18">La collection des messages (Post-it)</text:span> :</text:p>
      <text:p text:style-name="P181"><text:span text:style-name="T95">L</text:span><text:span text:style-name="T87">es données sont récupérées de la vue P_POST_IT à partir de l’id de l’OR IPC. </text:span></text:p>
      <text:p text:style-name="P97"/>
      <text:p text:style-name="P81"><text:span text:style-name="T45">M</text:span><text:span text:style-name="T36">ise à jour </text:span><text:span text:style-name="T46">ou ajout des données dans l’attribut </text:span><text:span text:style-name="T76">messagesCollecte</text:span><text:span text:style-name="T46"> de OrdreDeRecherche</text:span></text:p>
      <text:p text:style-name="P73"/>
      <text:p text:style-name="P85"/>
      <text:p text:style-name="P149"><text:span text:style-name="T169">ÉTAPE </text:span><text:span text:style-name="T170">WRITER</text:span></text:p>
      <text:p text:style-name="P139"/>
      <text:p text:style-name="P141"><text:span text:style-name="T162">L’écriture de l’</text:span><text:span text:style-name="T136">OrdreDeRecherche</text:span><text:span text:style-name="T162"> et des collections associées (messagesCollecte) est fait dans <text:s/>la base Prisme. Les mécansimes Hibernate permettant de sauvegarder les collections. <text:s/></text:span></text:p>
      <text:p text:style-name="P139"><text:span text:style-name="T166">Un commit est effectué toutes les</text:span> 100<text:span text:style-name="T180">0 lignes.</text:span></text:p>
      <text:p text:style-name="P159"/>
      <text:p text:style-name="P211"/>
      <text:p text:style-name="P159"><draw:g text:anchor-type="paragraph" draw:z-index="3" draw:name="Forme4" draw:style-name="gr1"><draw:custom-shape draw:style-name="gr2" draw:text-style-name="P238" xml:id="id20" draw:id="id20" svg:width="9cm" svg:height="2.999cm" svg:x="1cm" svg:y="-0.998cm"><text:p text:style-name="P237"><text:span text:style-name="T188">READ</text:span></text:p><text:p text:style-name="P237"><text:span text:style-name="T189">P_ORDRE_RECHERCHE</text:span></text:p><text:p text:style-name="P237"><text:span text:style-name="T190"><text:s text:c="4"/></text:span><text:span text:style-name="T190">Recherche faite sur les OR à faire (code A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240" draw:type="line" svg:x1="5.5cm" svg:y1="2.001cm" svg:x2="14.6cm" svg:y2="6.102cm" draw:start-shape="id20" draw:start-glue-point="2" draw:end-shape="id21" svg:d="M5500 2001l9100 4101" svg:viewBox="0 0 9102 4103"><text:p/></draw:connector><draw:connector draw:style-name="gr3" draw:text-style-name="P241" draw:type="line" svg:x1="23.599cm" svg:y1="6.102cm" svg:x2="15.3cm" svg:y2="8.305cm" draw:start-shape="id21" draw:start-glue-point="1" svg:d="M23599 6102l-8299 2203" svg:viewBox="0 0 8301 2205"><text:p text:style-name="P237"><text:span text:style-name="T191">Ordre de Recherche Prisme </text:span></text:p><text:p text:style-name="P237"><text:span text:style-name="T191"/></text:p></draw:connector><draw:custom-shape draw:style-name="gr20" draw:text-style-name="P242" xml:id="id28" draw:id="id28" svg:width="9.002cm" svg:height="3.001cm" svg:x="14.672cm" svg:y="14.401cm"><text:p text:style-name="P237"><text:span text:style-name="T188">WRITE</text:span></text:p><text:p text:style-name="P237"><text:span text:style-name="T191">Ordre_De_Recherche </text:span></text:p><text:p text:style-name="P237"><text:span text:style-name="T191">Message_Collecte</text:span></text:p><text:p text:style-name="P237"><text:span text:style-name="T189"/></text:p><text:p text:style-name="P237"><text:span text:style-name="T19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5" xml:id="id27" draw:id="id27"><draw:custom-shape draw:style-name="gr21" draw:text-style-name="P243" xml:id="id21" draw:id="id21" svg:width="9cm" svg:height="13.801cm" svg:x="14.6cm" svg:y="-0.799cm"><text:p text:style-name="P237"><text:span text:style-name="T188">PROCESS</text:span></text:p><text:p text:style-name="P237"><text:span text:style-name="T191"/></text:p><text:p text:style-name="P237"><text:span text:style-name="T192"/></text:p><draw:enhanced-geometry svg:viewBox="0 0 21600 21600" draw:mirror-horizontal="false" draw:mirror-vertical="false" draw:path-stretchpoint-x="10800" draw:path-stretchpoint-y="10800" draw:text-areas="?f3 ?f4 ?f5 ?f6" draw:type="round-rectangle" draw:modifiers="1174.686013900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244" xml:id="id22" draw:id="id22" svg:width="8.123cm" svg:height="1.646cm" svg:x="15.063cm" svg:y="0.288cm"><text:p text:style-name="P239"><text:span text:style-name="T193">Récupération de l’OR Prisme </text:span></text:p><text:p text:style-name="P239"><text:span text:style-name="T193">(id)</text:span></text:p><text:p text:style-name="P239"><text:span text:style-name="T193">si il existe, on la met à jour ;</text:span></text:p><text:p text:style-name="P239"><text:span text:style-name="T193">sinon on en crée un nouveau.</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244" xml:id="id23" draw:id="id23" svg:width="8.122cm" svg:height="1.627cm" svg:x="15.039cm" svg:y="2.435cm"><text:p text:style-name="P239"><text:span text:style-name="T193">Récupération de la variété Prisme</text:span></text:p><text:p text:style-name="P239"><text:span text:style-name="T193">(numéro, annee)</text:span></text:p><text:p text:style-name="P239"><text:span text:style-name="T193">Mise à jour de la variété de l’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244" xml:id="id25" draw:id="id25" svg:width="8.122cm" svg:height="1.625cm" svg:x="15.039cm" svg:y="6.668cm"><text:p text:style-name="P239"><text:span text:style-name="T193">Récupération de l’agglomération Prisme</text:span></text:p><text:p text:style-name="P239"><text:span text:style-name="T193">(idAgglo)</text:span></text:p><text:p text:style-name="P239"><text:span text:style-name="T193">Mise à jour de l’agglomération de l’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244" xml:id="id24" draw:id="id24" svg:width="8.122cm" svg:height="1.625cm" svg:x="15.039cm" svg:y="4.701cm"><text:p text:style-name="P239"><text:span text:style-name="T193">Récupération de l’enquêteur Prisme</text:span></text:p><text:p text:style-name="P239"><text:span text:style-name="T193">(id)</text:span></text:p><text:p text:style-name="P239"><text:span text:style-name="T193">Mise à jour de l’enquêteur de l’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244" xml:id="id26" draw:id="id26" svg:width="8.122cm" svg:height="1.625cm" svg:x="15.039cm" svg:y="11.035cm"><text:p text:style-name="P239"><text:span text:style-name="T193">Mise à jour des attributs de l’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1" draw:type="line" svg:x1="19.124cm" svg:y1="1.934cm" svg:x2="19.099cm" svg:y2="2.435cm" draw:start-shape="id22" draw:start-glue-point="2" draw:end-shape="id23" draw:end-glue-point="0" svg:d="M19124 1934l-25 501" svg:viewBox="0 0 26 503"><text:p/></draw:connector><draw:connector draw:style-name="gr10" draw:text-style-name="P241" draw:type="line" svg:x1="19.099cm" svg:y1="4.061cm" svg:x2="19.099cm" svg:y2="4.702cm" draw:start-shape="id23" draw:start-glue-point="2" draw:end-shape="id24" draw:end-glue-point="0" svg:d="M19099 4061v641" svg:viewBox="0 0 2 642"><text:p/></draw:connector><draw:connector draw:style-name="gr10" draw:text-style-name="P241" draw:type="line" svg:x1="19.099cm" svg:y1="6.326cm" svg:x2="19.099cm" svg:y2="6.669cm" draw:start-shape="id24" draw:start-glue-point="2" draw:end-shape="id25" draw:end-glue-point="0" svg:d="M19099 6326v343" svg:viewBox="0 0 2 344"><text:p/></draw:connector><draw:connector draw:style-name="gr10" draw:text-style-name="P241" draw:type="line" svg:x1="19.099cm" svg:y1="8.292cm" svg:x2="19.099cm" svg:y2="11.035cm" draw:start-shape="id25" draw:start-glue-point="2" draw:end-shape="id26" draw:end-glue-point="0" svg:d="M19099 8292v2743" svg:viewBox="0 0 2 2745"><text:p/></draw:connector><draw:custom-shape draw:style-name="gr25" draw:text-style-name="P244" svg:width="8.123cm" svg:height="1.627cm" svg:x="14.977cm" svg:y="8.8cm"><text:p text:style-name="P239"><text:span text:style-name="T193">Lecture de P_POST_IT</text:span></text:p><text:p text:style-name="P239"><text:span text:style-name="T193">Mise à jour de la collection messageCollec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onnector draw:style-name="gr3" draw:text-style-name="P241" draw:type="line" svg:x1="19.099cm" svg:y1="13.002cm" svg:x2="19.172cm" svg:y2="14.4cm" draw:start-shape="id27" draw:end-shape="id28" svg:d="M19099 13002l73 1398" svg:viewBox="0 0 74 1401"><text:p text:style-name="P237"><text:span text:style-name="T191">Ordre de Recherche Prisme</text:span></text:p></draw:connector><draw:frame draw:style-name="gr17" draw:text-style-name="P247" svg:width="6.599cm" svg:height="0.659cm" svg:x="6.8cm" svg:y="3.556cm"><draw:text-box><text:p text:style-name="P237"><text:span text:style-name="T191">Ordre de recherche IPC</text:span></text:p></draw:text-box></draw:frame></draw:g></text:p>
      <text:p text:style-name="P215">Import<text:span text:style-name="T60">Releves</text:span></text:p>
      <text:p text:style-name="P38"/>
      <text:p text:style-name="P38"/>
      <text:p text:style-name="P38"><text:span text:style-name="T1">- </text:span><text:span text:style-name="T19">Nom du batch </text:span><text:span text:style-name="T1">: </text:span>import<text:span text:style-name="T181">Releves</text:span></text:p>
      <text:p text:style-name="P38"><text:span text:style-name="T1">- </text:span><text:span text:style-name="T19">Fréquence</text:span><text:span text:style-name="T1"> :</text:span> <text:span text:style-name="T181">Tous les jours à</text:span> la suite de importOrdresDeRecherche</text:p>
      <text:p text:style-name="P38"><text:span text:style-name="T2">- </text:span><text:span text:style-name="T20">Description</text:span><text:span text:style-name="T2"> : </text:span>Permet de charger les relevés simples d’un nouveau mois de campagne IPC ouvert</text:p>
      <text:p text:style-name="P38"><text:span text:style-name="T14">- </text:span><text:span text:style-name="T30">Vue</text:span><text:span text:style-name="T34">s</text:span><text:span text:style-name="T30"> IPC </text:span><text:span text:style-name="T34">lues</text:span><text:span text:style-name="T14">: </text:span></text:p>
      <text:p text:style-name="P24">- <text:span text:style-name="T24">Tables BDD Prisme </text:span><text:span text:style-name="T34">mise à jour</text:span><text:span text:style-name="T67"> : <text:s/></text:span></text:p>
      <text:p text:style-name="P39">- <text:span text:style-name="T21">Élément déclencheur du batch</text:span><text:span text:style-name="T17"> : après le batch importOrdresDeRecherche (quelque soit son code retour)</text:span></text:p>
      <text:p text:style-name="P13">- <text:span text:style-name="T22">Méthode demande</text:span><text:span text:style-name="T35"> (en cas d’exécution exceptionnelle) : </text:span><text:a xlink:type="simple" xlink:href="mailto:si@moi" text:style-name="Internet_20_link" text:visited-style-name="Visited_20_Internet_20_Link"><text:span text:style-name="T35">si@moi</text:span></text:a></text:p>
      <text:p text:style-name="P25">- <text:span text:style-name="T18">Estimation de durée</text:span> : Une fois par mois environ 4 à 5 heures. Sinon moins de 5 min</text:p>
      <text:p text:style-name="P49">- <text:span text:style-name="T23">Bases de données concernées</text:span><text:span text:style-name="T16"> : Base IPC – Prisme Collecte DMZ</text:span></text:p>
      <text:p text:style-name="P49">- <text:span text:style-name="T176">fonctionne uniquement en insert pour des problématiques de performances (180.000 relevés à charger, évite 180.000 appels en BDD Prisme pour vérifier si le relevé IPC existe déjà ou pas).</text:span></text:p>
      <text:p text:style-name="P56">- lecture et commit par paquet de 1000 </text:p>
      <text:p text:style-name="P56"/>
      <text:p text:style-name="P24"><text:span text:style-name="T18">Paramètres possibles</text:span> : <text:span text:style-name="T182">en principe pas de paramètre, le traitement détermine dans une première s’il y a une nouvelle campagne à charger et laquelle. Si on force la campagne avec les paramètres annee= mois= alors le batch traite les relevés qui n’ont pas encore été chargés (voir step SettingCampagneACharger).</text:span></text:p>
      <text:p text:style-name="P24"/>
      <text:p text:style-name="P24"/>
      <text:p text:style-name="P130">DÉROULÉ D’U<text:span text:style-name="T164">N</text:span> STEP <text:span text:style-name="T181">IMPORTRELEVES</text:span></text:p>
      <text:p text:style-name="P130"/>
      <text:p text:style-name="P122">ÉTAPE <text:span text:style-name="T183">SETTING CAMPAGNE A CHARGER</text:span></text:p>
      <text:p text:style-name="P122"/>
      <text:p text:style-name="P184"><text:span text:style-name="T39">L</text:span><text:span text:style-name="T36">e batch tourne quotidiennement, mais il ne « fait » réellement quelque chose qu’une fois par mois, quand une nouvelle campagne IPC est ouverte. Cette première étape permet de trouver l’éventuelle nouvelle campagne à charger :</text:span></text:p>
      <text:p text:style-name="P197">- recherche de la dernière campagne chargée dans Prisme (en prenant le max annee-mois des relevés et produits à remplacer)</text:p>
      <text:p text:style-name="P197">- recherche de la dernière campagne ouverte dans IPC (en prenant le max annee-mois des relevés de P_RELEVE_SIMPLE)</text:p>
      <text:p text:style-name="P197"/>
      <text:p text:style-name="P198">Si la dernière campagne est différente entre Prisme et IPC, c’est qu’il y a une nouvelle campagne ouverte dans IPC : c’est cette campagne qui sera traitée tout le long du batch, on va donc lire tous les relevés IPC de cette campagne et les insérer dans Prisme.</text:p>
      <text:p text:style-name="P200"/>
      <text:p text:style-name="P200">Sinon, le batch s’arrête là.</text:p>
      <text:p text:style-name="P198"/>
      <text:p text:style-name="P185"><text:span text:style-name="T5">Cas particulier : </text:span><text:span text:style-name="T36">si on passe les paramètres annee et mois, </text:span><text:span text:style-name="T47">on force le chargement d’une campagne précise. <text:s/>Sert si une exécution précédente a échoué et que la campagne s’est chargée de façon incomplète. Dans ce cas, à cette étape, </text:span><text:span text:style-name="T48">on récupère le dernier numéro de produit chargé (pour les relevés simples et pour les produits à remplacer), pour ne traiter que les relevés IPC ayant un numéro de produit supérieur (car <text:s/>il sont traités par numéro de produit croissant).</text:span></text:p>
      <text:p text:style-name="P201"/>
      <text:p text:style-name="P186"><text:span text:style-name="T48">O</text:span><text:span text:style-name="T36">n ne peut passer ces paramètres qu’en demandant une exécution exceptionnelle au CEI.</text:span></text:p>
      <text:p text:style-name="P200"/>
      <text:p text:style-name="P131"/>
      <text:p text:style-name="P132"><text:span text:style-name="T185">ETAPE</text:span> <text:span text:style-name="T184">MISE EN CACHE DES DONNEES REFERENTIELLES</text:span></text:p>
      <text:p text:style-name="P202"/>
      <text:p text:style-name="P202">Cette étape est commune à plusieurs batchs. Elle permet d’améliorer les performances en montant en mémoire les données référentielles plutôt que de faire des appels en BDD à chaque relevé.</text:p>
      <text:p text:style-name="P202">Il s’agit d’un ensemble de step, une par référentiel : </text:p>
      <text:list xml:id="list2508100964" text:style-name="L3">
        <text:list-item>
          <text:p text:style-name="P203">mise en cache du calendrier ;</text:p>
        </text:list-item>
        <text:list-item>
          <text:p text:style-name="P203">mise en cache des enquêteurs ;</text:p>
        </text:list-item>
        <text:list-item>
          <text:p text:style-name="P203">mise en cache des variétés ;</text:p>
        </text:list-item>
        <text:list-item>
          <text:p text:style-name="P203">mise en cache des points de vente ;</text:p>
        </text:list-item>
        <text:list-item>
          <text:p text:style-name="P203">mise en cache des produits ;</text:p>
        </text:list-item>
      </text:list>
      <text:p text:style-name="P202"/>
      <text:p text:style-name="P199"/>
      <text:p text:style-name="P198"/>
      <text:p text:style-name="P204"><text:soft-page-break/></text:p>
      <text:p text:style-name="P133">FLOW INSERTION RELEVES</text:p>
      <text:p text:style-name="P189">Ce flow est composé de deux grandes étapes de type « chunk » (read, process, write) :</text:p>
      <text:list xml:id="list3824397858" text:style-name="L4">
        <text:list-item>
          <text:p text:style-name="P218">Une pour charger les relevés simples (qui sont dans une tournée) ;</text:p>
        </text:list-item>
        <text:list-item>
          <text:p text:style-name="P218">Une pour charger les produits à remplacer (qui sont associés directement à un point de vente et un enquêteur).</text:p>
        </text:list-item>
      </text:list>
      <text:p text:style-name="P191">Insertion des relevés simples</text:p>
      <text:p text:style-name="P189">Reader : <text:span text:style-name="T186">La lecture se fait par lot de 1000 lignes dans la base de données IPC sur la vue </text:span><text:span text:style-name="T12">P_</text:span><text:span text:style-name="T13">RELEVE_SIMPLE </text:span><text:span text:style-name="T50">en sélectionnant la bonne campagne, et </text:span><text:span text:style-name="T49">en filtrant sur les codes enquêtes des deux mois précédents. Les relevés simples sont le complémentaire des produits à remplacer, et les produits à remplacer eux-mêmes sont définis comme suit : </text:span></text:p>
      <text:list xml:id="list1386934426" text:style-name="L5">
        <text:list-item>
          <text:p text:style-name="P219"><text:span text:style-name="T36">code enquête H </text:span><text:span text:style-name="T50">(remplacement reporté) ou W (remplacement impossible) le mois M-1</text:span></text:p>
        </text:list-item>
        <text:list-item>
          <text:p text:style-name="P223">code enquête H ou W pour M-2, et code Z (absence de collecte) le mois M-1</text:p>
        </text:list-item>
      </text:list>
      <text:p text:style-name="P225">Processor :</text:p>
      <text:p text:style-name="P229">En entrée, on a un releve IPC :</text:p>
      <text:list xml:id="list2301019049" text:style-name="L6">
        <text:list-item>
          <text:p text:style-name="P231"><text:span text:style-name="T58">Le processor</text:span><text:span text:style-name="T36"> met à jour l’enquêteur et date de collecte prévue de ce relevé IPC (pour tenir compte d’éventuelles réaffectations, </text:span><text:span text:style-name="T53">qui ne se trouvent que dans la vue P_REAFFECTATION_OCCASIONNELLE et ne sont pas reportées dans la vue P_RELEVE_SIMPLE</text:span><text:span text:style-name="T36">)</text:span></text:p>
        </text:list-item>
      </text:list>
      <text:list xml:id="list1845034906" text:style-name="L7">
        <text:list-item>
          <text:p text:style-name="P226">Il crée un nouveau relevé simple Prisme, sauf s’il s’agit d’un produit saisonnier (à saisonnalité forte) pour un mois « hors-saison » ;</text:p>
        </text:list-item>
        <text:list-item>
          <text:p text:style-name="P226">Il met à jour ses attributs simples ;</text:p>
        </text:list-item>
        <text:list-item>
          <text:p text:style-name="P226">Il insère le relevé dans son point de vente et dans sa tournée :</text:p>
          <text:list>
            <text:list-item>
              <text:p text:style-name="P221"><text:span text:style-name="T52">Il</text:span><text:span text:style-name="T36"> vérifie si la tournée existe déjà dans Prisme. Deux tournées sont identiques si elles ont le même enquêteur titulaire et le même enquêteur prévu, la même date de collecte théorique, et la même date de collecte prévue. </text:span><text:span text:style-name="T51">Si elle n’existe pas on la crée </text:span><text:span text:style-name="T56">(insérée en BDD)</text:span><text:span text:style-name="T51">.</text:span></text:p>
            </text:list-item>
            <text:list-item>
              <text:p text:style-name="P233"><text:span text:style-name="T36">Il vérifie si au sein de la tournée, le « point de vente dans la tournée » existe déjà. S’il n’existe pas, on le crée </text:span><text:span text:style-name="T56">(inséré en BDD) </text:span><text:span text:style-name="T36">et on le rattache à la tournée. Puis on associe le relevé à ce point de vente dans la tournée (donc par transitivité, à la tournée).</text:span></text:p>
            </text:list-item>
          </text:list>
        </text:list-item>
        <text:list-item>
          <text:p text:style-name="P234"><text:span text:style-name="T36">Il associe le relevé à son produit : il vérifie si le produit existe déjà (sur son numéro, commun à IPC et Prisme). Si le produit n’existe pas, on le crée </text:span><text:span text:style-name="T56">(inséré en BDD)</text:span><text:span text:style-name="T36">, en l’associant à sa variété, et en initialisant la liste des données historiques, et les messages gestionnaires-enquêteurs.</text:span></text:p>
        </text:list-item>
      </text:list>
      <text:p text:style-name="P194"><text:span text:style-name="T55">Writer </text:span><text:span text:style-name="T36">:</text:span></text:p>
      <text:p text:style-name="P206">L’écriture du ReleveSimple est fait dans la base Prisme. </text:p>
      <text:p text:style-name="P143"><text:span text:style-name="T54">Un commit est effectué toutes les</text:span><text:span text:style-name="T36"> 100</text:span><text:span text:style-name="T46">0 lignes.</text:span></text:p>
      <text:p text:style-name="P205"/>
      <text:p text:style-name="P192">Insertion des <text:span text:style-name="T187">produits à remplacer</text:span></text:p>
      <text:p text:style-name="P190">Reader : <text:span text:style-name="T186">La lecture se fait par lot de 1000 lignes dans la base de données IPC sur la vue </text:span><text:span text:style-name="T12">P_</text:span><text:span text:style-name="T13">RELEVE_SIMPLE </text:span><text:span text:style-name="T50">en sélectionnant la bonne campagne, et </text:span><text:span text:style-name="T49">en filtrant sur les codes enquêtes des deux mois précédents. Les </text:span><text:span text:style-name="T57">produits à remplacer </text:span><text:span text:style-name="T49">sont définis comme suit : </text:span></text:p>
      <text:list xml:id="list84944973632824" text:continue-list="list1386934426" text:style-name="L5">
        <text:list-item>
          <text:p text:style-name="P220"><text:span text:style-name="T36">code enquête H </text:span><text:span text:style-name="T50">(remplacement reporté) ou W (remplacement impossible) le mois M-1</text:span></text:p>
        </text:list-item>
        <text:list-item>
          <text:p text:style-name="P224">code enquête H ou W pour M-2, et code Z (absence de collecte) le mois M-1</text:p>
        </text:list-item>
      </text:list>
      <text:p text:style-name="P227"><text:soft-page-break/>Processor :</text:p>
      <text:p text:style-name="P230">En entrée, on a un releve IPC :</text:p>
      <text:list xml:id="list3156412564" text:style-name="L8">
        <text:list-item>
          <text:p text:style-name="P232"><text:span text:style-name="T58">Le processor </text:span><text:span text:style-name="T36">met à jour l’enquêteur et date de collecte prévue de ce relevé IPC (pour tenir compte d’éventuelles réaffectations, </text:span><text:span text:style-name="T53">qui ne se trouvent que dans la vue P_REAFFECTATION_OCCASIONNELLE et ne sont pas reportées dans la vue P_RELEVE_SIMPLE</text:span><text:span text:style-name="T36">)</text:span></text:p>
        </text:list-item>
      </text:list>
      <text:list xml:id="list804860699" text:style-name="L9">
        <text:list-item>
          <text:p text:style-name="P222"><text:span text:style-name="T36">Il crée un nouveau </text:span><text:span text:style-name="T58">produit à remplacer</text:span><text:span text:style-name="T36"> Prisme, sauf s’il s’agit d’un produit saisonnier (à saisonnalité forte) pour un mois « hors-saison » ;</text:span></text:p>
        </text:list-item>
        <text:list-item>
          <text:p text:style-name="P228">Il met à jour ses attributs simples ;</text:p>
        </text:list-item>
        <text:list-item>
          <text:p text:style-name="P222"><text:span text:style-name="T36">Il </text:span><text:span text:style-name="T59">l’associe à son point de vente ;</text:span></text:p>
        </text:list-item>
        <text:list-item>
          <text:p text:style-name="P236"><text:span text:style-name="T59">I</text:span><text:span text:style-name="T36">l l’associe à son enquêteur ;</text:span></text:p>
        </text:list-item>
        <text:list-item>
          <text:p text:style-name="P235"><text:span text:style-name="T36">Il associe à son produit : il vérifie si le produit existe déjà (sur son numéro, commun à IPC et Prisme). Si le produit n’existe pas, on le crée </text:span><text:span text:style-name="T56">(inséré en BDD)</text:span><text:span text:style-name="T36">, en l’associant à sa variété, et en initialisant la liste des données historiques, et les messages gestionnaires-enquêteurs.</text:span></text:p>
        </text:list-item>
      </text:list>
      <text:p text:style-name="P193"><text:span text:style-name="T55">Writer </text:span><text:span text:style-name="T36">:</text:span></text:p>
      <text:p text:style-name="P207">L’écriture du ProduitARemplacer est fait dans la base Prisme. </text:p>
      <text:p text:style-name="P144"><text:span text:style-name="T54">Un commit est effectué toutes les</text:span><text:span text:style-name="T46"> 1000 lignes.</text:span></text:p>
      <text:p text:style-name="P205"/>
      <text:p text:style-name="P134">FLOW INSERTION RELEVES</text:p>
      <text:p text:style-name="P205"/>
      <text:p text:style-name="P135"/>
      <text:p text:style-name="P133"/>
      <text:p text:style-name="P121">ÉTAPE <text:span text:style-name="T150">READER</text:span></text:p>
      <text:p text:style-name="P106"/>
      <text:p text:style-name="P106">La lecture se fait <text:span text:style-name="T160">par lot de 1000 lignes </text:span>dans la base de données <text:span text:style-name="T160">IPC </text:span>sur la vue <text:span text:style-name="T5">P_</text:span><text:span text:style-name="T10">ORDRE_RECHERCHE</text:span>.</text:p>
      <text:p text:style-name="P183"><text:span text:style-name="T175">La recherche se fait sur l’IDETAT_ORDRE_RECHERCHE valorisée à AF (à faire). </text:span><text:span text:style-name="T39">Un tri est effectué sur </text:span><text:span text:style-name="T40">l’id</text:span><text:span text:style-name="T39"> de façon ascendante.</text:span></text:p>
      <text:p text:style-name="P180"><text:span text:style-name="T39">En sortie de l’étape de lecture, on a des </text:span><text:span text:style-name="T44">OrdreDeRecherche</text:span><text:span text:style-name="T39"> IPC.</text:span></text:p>
      <text:p text:style-name="P106"/>
      <text:p text:style-name="P111"/>
      <text:p text:style-name="P121">ÉTAPE PROCESSOR</text:p>
      <text:p text:style-name="P161"/>
      <text:p text:style-name="P62"><text:span text:style-name="T157">Vérification par le </text:span><text:span text:style-name="T149">processor</text:span><text:span text:style-name="T153"> </text:span><text:span text:style-name="T155">de </text:span><text:span text:style-name="T153">la prése</text:span><text:span text:style-name="T154">nce</text:span><text:span text:style-name="T91"> </text:span><text:span text:style-name="T92">ou non des </text:span><text:span text:style-name="T94">OR</text:span><text:span text:style-name="T92"> </text:span><text:span text:style-name="T152">dans la BDD Prisme</text:span><text:span text:style-name="T92">. </text:span><text:span text:style-name="T93">La recherche est faite avec l’id</text:span><text:span text:style-name="T92"> </text:span><text:span text:style-name="T93">de l’</text:span><text:span text:style-name="T94">OR</text:span><text:span text:style-name="T93"> en base IPC. </text:span></text:p>
      <text:p text:style-name="P80"/>
      <text:p text:style-name="P62"><text:span text:style-name="T92">Si les </text:span><text:span text:style-name="T141">données sont présentes l’entity </text:span><text:span text:style-name="T136">OrdreDeRecherche</text:span><text:span text:style-name="T141"> est mise à jour sinon </text:span><text:span text:style-name="T143">elle</text:span><text:span text:style-name="T141"> est créé</text:span><text:span text:style-name="T143">e</text:span><text:span text:style-name="T141">. </text:span></text:p>
      <text:p text:style-name="P115"/>
      <text:p text:style-name="P69"><text:span text:style-name="T86">I. </text:span><text:span text:style-name="T28">Renseignement de</text:span><text:span text:style-name="T18">s </text:span><text:span text:style-name="T26">attributs</text:span><text:span text:style-name="T18"> </text:span><text:span text:style-name="T28">de l’Entity </text:span><text:span text:style-name="T107">OrdreDeRecherche</text:span><text:span text:style-name="T77"> </text:span>:</text:p>
      <text:p text:style-name="P69"/>
      <text:p text:style-name="P182">II. <text:span text:style-name="T18">La collection des messages (Post-it)</text:span> :</text:p>
      <text:p text:style-name="P182"><text:span text:style-name="T95">L</text:span><text:span text:style-name="T87">es données sont récupérées de la vue P_POST_IT à partir de l’id de l’OR IPC. </text:span></text:p>
      <text:p text:style-name="P98"/>
      <text:p text:style-name="P82"><text:span text:style-name="T45">M</text:span><text:span text:style-name="T36">ise à jour </text:span><text:span text:style-name="T46">ou ajout des données dans l’attribut </text:span><text:span text:style-name="T76">messagesCollecte</text:span><text:span text:style-name="T46"> de OrdreDeRecherche</text:span></text:p>
      <text:p text:style-name="P77"/>
      <text:p text:style-name="P87"/>
      <text:p text:style-name="P150"><text:span text:style-name="T169">ÉTAPE </text:span><text:span text:style-name="T170">WRITER</text:span></text:p>
      <text:p text:style-name="P142"/>
      <text:p text:style-name="P142"><text:span text:style-name="T162">L’écriture de l’</text:span><text:span text:style-name="T136">OrdreDeRecherche</text:span><text:span text:style-name="T162"> et des collections associées (messagesCollecte) est fait dans <text:s/>la base Prisme. Les mécansimes Hibernate permettant de sauvegarder les collections. <text:s/></text:span></text:p>
      <text:p text:style-name="P142"><text:span text:style-name="T166">Un commit est effectué toutes les</text:span> 100<text:span text:style-name="T180">0 lignes.</text:span></text:p>
      <text:p text:style-name="P43"/>
      <text:p text:style-name="P43"/>
      <text:p text:style-name="P19"/>
      <text:p text:style-name="P212"/>
      <text:p text:style-name="P217"/>
      <text:p text:style-name="P26">Import<text:span text:style-name="T60">Releves</text:span></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text:p text:style-name="P19"/>
      <text:p text:style-name="P27">UpdateReleves</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text:p text:style-name="P19"/>
      <text:p text:style-name="P27">UpdateRangs</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text:span text:style-name="T62">0</text:span> variétés</text:p>
      <text:p text:style-name="P52"/>
      <text:p text:style-name="P19"><text:span text:style-name="T18">Paramètres possibles</text:span> : </text:p>
      <text:p text:style-name="P19"/>
      <text:p text:style-name="P26">Import<text:span text:style-name="T60">RelevesControle</text:span></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text:p text:style-name="P19"/>
      <text:p text:style-name="P187"/>
      <text:p text:style-name="P19"/>
      <text:p text:style-name="P26">Import<text:span text:style-name="T60">Enqueteurs</text:span></text:p>
      <text:p text:style-name="P31"/>
      <text:p text:style-name="P31"><text:span text:style-name="T1">- </text:span><text:span text:style-name="T19">Nom du batch </text:span><text:span text:style-name="T1">: </text:span></text:p>
      <text:p text:style-name="P4"><text:soft-page-break/>-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text:p text:style-name="P19"/>
      <text:p text:style-name="P26">Import<text:span text:style-name="T60">PointsDeVente</text:span></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text:p text:style-name="P19"/>
      <text:p text:style-name="P27">updateAffectations</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text:p text:style-name="P187"/>
      <text:p text:style-name="P19"/>
      <text:p text:style-name="P27">ExportDossiersCollecteIpc</text:p>
      <text:p text:style-name="P31"/>
      <text:p text:style-name="P31"><text:span text:style-name="T1">- </text:span><text:span text:style-name="T19">Nom du batch </text:span><text:span text:style-name="T1">: </text:span></text:p>
      <text:p text:style-name="P4">- <text:span text:style-name="T18">Fréquence</text:span> : </text:p>
      <text:p text:style-name="P31"><text:span text:style-name="T2">- </text:span><text:span text:style-name="T20">Description</text:span><text:span text:style-name="T2"> : </text:span></text:p>
      <text:p text:style-name="P19">- <text:span text:style-name="T18">Vue IPC concernée</text:span> : P_</text:p>
      <text:p text:style-name="P31">- <text:span text:style-name="T21">Élément déclencheur du batch</text:span><text:span text:style-name="T17"> : </text:span></text:p>
      <text:p text:style-name="P11">- <text:span text:style-name="T22">Méthode demande</text:span><text:span text:style-name="T35"> : </text:span><text:a xlink:type="simple" xlink:href="mailto:si@moi" text:style-name="Internet_20_link" text:visited-style-name="Visited_20_Internet_20_Link"><text:span text:style-name="T35">si@moi</text:span></text:a></text:p>
      <text:p text:style-name="P19">- <text:span text:style-name="T18">Estimation de durée</text:span> : </text:p>
      <text:p text:style-name="P42">- <text:span text:style-name="T23">Bases de données concernées</text:span><text:span text:style-name="T16"> : </text:span></text:p>
      <text:p text:style-name="P52">- lecture et commit par paquet de 1000 variétés</text:p>
      <text:p text:style-name="P52"/>
      <text:p text:style-name="P19"><text:span text:style-name="T18">Paramètres possibles</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21:40.935000000</meta:creation-date>
    <dc:date>2020-03-11T08:49:42.688000000</dc:date>
    <meta:editing-duration>PT20H33M43S</meta:editing-duration>
    <meta:editing-cycles>84</meta:editing-cycles>
    <meta:generator>LibreOffice/5.4.6.2$Windows_X86_64 LibreOffice_project/4014ce260a04f1026ba855d3b8d91541c224eab8</meta:generator>
    <meta:print-date>2020-03-04T14:14:29.223000000</meta:print-date>
    <dc:creator>Aude Mulliez</dc:creator>
    <meta:document-statistic meta:table-count="0" meta:image-count="0" meta:object-count="0" meta:page-count="15" meta:paragraph-count="303" meta:word-count="3434" meta:character-count="20228" meta:non-whitespace-character-count="16945"/>
  </office:meta>
</office:document-meta>
</file>